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" table:style-name="ta1">
        <table:shapes>
          <draw:frame draw:z-index="0" draw:style-name="gr1" draw:text-style-name="P1" svg:width="27.9484in" svg:height="3.5453in" svg:x="0.1083in" svg:y="357.4374in">
            <draw:object draw:notify-on-update-of-ranges="localhost.F7:localhost.F20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mmand Line: ping -c1 192.168.222.19 &gt; /dev/null 2&gt;&amp;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7883452" calcext:value-type="float">
            <text:p>178834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481349041677" calcext:value-type="float">
            <text:p>-5.534813490416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8008" calcext:value-type="float">
            <text:p>58980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17353529529207" calcext:value-type="float">
            <text:p>-0.7173535295292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1967" calcext:value-type="float">
            <text:p>1611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1613857601811" calcext:value-type="float">
            <text:p>4.916138576018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46704" calcext:value-type="float">
            <text:p>17467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6750689541009" calcext:value-type="float">
            <text:p>4.567506895410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60422" calcext:value-type="float">
            <text:p>77604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0915333840757" calcext:value-type="float">
            <text:p>-1.90915333840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23428" calcext:value-type="float">
            <text:p>14234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5634499831278" calcext:value-type="float">
            <text:p>5.456344998312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7859" calcext:value-type="float">
            <text:p>1507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0609271810837" calcext:value-type="float">
            <text:p>5.206092718108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12073" calcext:value-type="float">
            <text:p>1612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1585300130378" calcext:value-type="float">
            <text:p>4.915853001303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15948" calcext:value-type="float">
            <text:p>19159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658628645128" calcext:value-type="float">
            <text:p>4.16586286451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10067" calcext:value-type="float">
            <text:p>16100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126055555812" calcext:value-type="float">
            <text:p>4.921260555558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1160" calcext:value-type="float">
            <text:p>13611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060826206196" calcext:value-type="float">
            <text:p>5.65060826206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43467" calcext:value-type="float">
            <text:p>1543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0472655824747" calcext:value-type="float">
            <text:p>5.104726558247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8839" calcext:value-type="float">
            <text:p>13588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802001285415" calcext:value-type="float">
            <text:p>5.658020012854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6076" calcext:value-type="float">
            <text:p>13160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689034945932" calcext:value-type="float">
            <text:p>5.796890349459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82261" calcext:value-type="float">
            <text:p>14822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045322366361" calcext:value-type="float">
            <text:p>5.280453223663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1474" calcext:value-type="float">
            <text:p>15114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9569323383643" calcext:value-type="float">
            <text:p>5.195693233836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30748" calcext:value-type="float">
            <text:p>13307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4874182198058" calcext:value-type="float">
            <text:p>5.748741821980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11795" calcext:value-type="float">
            <text:p>13117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104033111173" calcext:value-type="float">
            <text:p>5.811040331111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90872" calcext:value-type="float">
            <text:p>1590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7334766191618" calcext:value-type="float">
            <text:p>4.973347661916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79488" calcext:value-type="float">
            <text:p>1379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252077379785" calcext:value-type="float">
            <text:p>5.59252077379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8231" calcext:value-type="float">
            <text:p>13282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998543140246" calcext:value-type="float">
            <text:p>5.14998543140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7050" calcext:value-type="float">
            <text:p>14070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962624785531" calcext:value-type="float">
            <text:p>4.89962624785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90297" calcext:value-type="float">
            <text:p>15902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6793915620173" calcext:value-type="float">
            <text:p>4.36793915620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6439" calcext:value-type="float">
            <text:p>1726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1120917199176" calcext:value-type="float">
            <text:p>4.01120917199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96923" calcext:value-type="float">
            <text:p>13969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3099687333183" calcext:value-type="float">
            <text:p>4.9309968733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6276" calcext:value-type="float">
            <text:p>1706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6222873141431" calcext:value-type="float">
            <text:p>4.06222873141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69087" calcext:value-type="float">
            <text:p>13690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841108609276" calcext:value-type="float">
            <text:p>5.01841108609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26619" calcext:value-type="float">
            <text:p>14266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964151551705" calcext:value-type="float">
            <text:p>4.8396415155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89490" calcext:value-type="float">
            <text:p>14894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234563461734" calcext:value-type="float">
            <text:p>4.65234563461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15865" calcext:value-type="float">
            <text:p>23158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73558916071815" calcext:value-type="float">
            <text:p>2.73558916071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46744" calcext:value-type="float">
            <text:p>16467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1646065555299" calcext:value-type="float">
            <text:p>4.21646065555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76395" calcext:value-type="float">
            <text:p>22763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1024532267625" calcext:value-type="float">
            <text:p>2.8102453226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82241" calcext:value-type="float">
            <text:p>15822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8999521268438" calcext:value-type="float">
            <text:p>4.38999521268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46992" calcext:value-type="float">
            <text:p>27469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99414760659688" calcext:value-type="float">
            <text:p>1.99414760659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60881" calcext:value-type="float">
            <text:p>14608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3657314549215" calcext:value-type="float">
            <text:p>4.73657314549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28916" calcext:value-type="float">
            <text:p>14289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265456112779" calcext:value-type="float">
            <text:p>4.83265456112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70664" calcext:value-type="float">
            <text:p>14706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758693727402" calcext:value-type="float">
            <text:p>4.70758693727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15813" calcext:value-type="float">
            <text:p>14158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7266259591902" calcext:value-type="float">
            <text:p>4.87266259591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59726" calcext:value-type="float">
            <text:p>13597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820753306313" calcext:value-type="float">
            <text:p>5.04820753306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23987" calcext:value-type="float">
            <text:p>14239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766130780817" calcext:value-type="float">
            <text:p>4.84766130780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17844" calcext:value-type="float">
            <text:p>15178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7045017083984" calcext:value-type="float">
            <text:p>4.5704501708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24665" calcext:value-type="float">
            <text:p>22246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100753306049" calcext:value-type="float">
            <text:p>2.9100753306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76389" calcext:value-type="float">
            <text:p>22763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1025676959265" calcext:value-type="float">
            <text:p>2.81025676959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44425" calcext:value-type="float">
            <text:p>1644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045920641497" calcext:value-type="float">
            <text:p>3.86045920641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23067" calcext:value-type="float">
            <text:p>1423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834643566028" calcext:value-type="float">
            <text:p>4.48834643566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2567" calcext:value-type="float">
            <text:p>1402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136374850542" calcext:value-type="float">
            <text:p>4.55136374850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4815" calcext:value-type="float">
            <text:p>1404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440855534693" calcext:value-type="float">
            <text:p>4.54440855534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7377" calcext:value-type="float">
            <text:p>1447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478324276319" calcext:value-type="float">
            <text:p>4.41478324276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77419" calcext:value-type="float">
            <text:p>1477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556311464913" calcext:value-type="float">
            <text:p>4.32556311464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35754" calcext:value-type="float">
            <text:p>1435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979956431866" calcext:value-type="float">
            <text:p>4.44979956431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70262" calcext:value-type="float">
            <text:p>1770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022444325646" calcext:value-type="float">
            <text:p>3.54022444325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1181" calcext:value-type="float">
            <text:p>1471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393883885625" calcext:value-type="float">
            <text:p>4.3439388388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6008" calcext:value-type="float">
            <text:p>1436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903131960555" calcext:value-type="float">
            <text:p>4.44903131960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37252" calcext:value-type="float">
            <text:p>1637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7944461710444" calcext:value-type="float">
            <text:p>3.87944461710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53522" calcext:value-type="float">
            <text:p>1353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594672188594" calcext:value-type="float">
            <text:p>4.7059467218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67113" calcext:value-type="float">
            <text:p>1367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55578261078" calcext:value-type="float">
            <text:p>4.66255578261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12516" calcext:value-type="float">
            <text:p>1412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066615422429" calcext:value-type="float">
            <text:p>4.52066615422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01027" calcext:value-type="float">
            <text:p>3401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04499116138623" calcext:value-type="float">
            <text:p>0.704499116138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37681" calcext:value-type="float">
            <text:p>15376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5193743189698" calcext:value-type="float">
            <text:p>4.15193743189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32786" calcext:value-type="float">
            <text:p>15327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578466288766" calcext:value-type="float">
            <text:p>4.16578466288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44484" calcext:value-type="float">
            <text:p>1344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504353049086" calcext:value-type="float">
            <text:p>4.73504353049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34988" calcext:value-type="float">
            <text:p>1334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582629415537" calcext:value-type="float">
            <text:p>4.76582629415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35823" calcext:value-type="float">
            <text:p>1335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31107451764" calcext:value-type="float">
            <text:p>4.7631107451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09807" calcext:value-type="float">
            <text:p>13098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852684229492" calcext:value-type="float">
            <text:p>4.84852684229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64205" calcext:value-type="float">
            <text:p>1364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80354380575" calcext:value-type="float">
            <text:p>4.67180354380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17438" calcext:value-type="float">
            <text:p>13174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329805311657" calcext:value-type="float">
            <text:p>4.82329805311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54638" calcext:value-type="float">
            <text:p>1354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236737155776" calcext:value-type="float">
            <text:p>4.70236737155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11564" calcext:value-type="float">
            <text:p>1311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270503745332" calcext:value-type="float">
            <text:p>4.84270503745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7927" calcext:value-type="float">
            <text:p>1267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96574126002" calcext:value-type="float">
            <text:p>4.9896574126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29957" calcext:value-type="float">
            <text:p>3229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286325066467" calcext:value-type="float">
            <text:p>0.9286325066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5151" calcext:value-type="float">
            <text:p>14651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177605486054" calcext:value-type="float">
            <text:p>4.36177605486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64240" calcext:value-type="float">
            <text:p>1464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447724623969" calcext:value-type="float">
            <text:p>4.36447724623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5419" calcext:value-type="float">
            <text:p>1285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015276324476" calcext:value-type="float">
            <text:p>4.93015276324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35598" calcext:value-type="float">
            <text:p>13355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384231282268" calcext:value-type="float">
            <text:p>4.76384231282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19075" calcext:value-type="float">
            <text:p>1319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90501952838" calcext:value-type="float">
            <text:p>4.81790501952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25418" calcext:value-type="float">
            <text:p>1325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707127043917" calcext:value-type="float">
            <text:p>4.79707127043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53529" calcext:value-type="float">
            <text:p>14535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636290333773" calcext:value-type="float">
            <text:p>4.39636290333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53194" calcext:value-type="float">
            <text:p>1453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736395264364" calcext:value-type="float">
            <text:p>4.39736395264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57655" calcext:value-type="float">
            <text:p>19576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0323833379733" calcext:value-type="float">
            <text:p>3.10323833379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04136" calcext:value-type="float">
            <text:p>1504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772885538263" calcext:value-type="float">
            <text:p>4.24772885538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79160" calcext:value-type="float">
            <text:p>1379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445338577597" calcext:value-type="float">
            <text:p>4.62445338577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03675" calcext:value-type="float">
            <text:p>1503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906012092907" calcext:value-type="float">
            <text:p>4.24906012092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08217" calcext:value-type="float">
            <text:p>1408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390408509745" calcext:value-type="float">
            <text:p>4.53390408509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99640" calcext:value-type="float">
            <text:p>1499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072975457621" calcext:value-type="float">
            <text:p>4.26072975457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66754" calcext:value-type="float">
            <text:p>1566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7059179179372" calcext:value-type="float">
            <text:p>4.07059179179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45829" calcext:value-type="float">
            <text:p>15458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898540855504" calcext:value-type="float">
            <text:p>4.1289854085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47764" calcext:value-type="float">
            <text:p>1547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355250298489" calcext:value-type="float">
            <text:p>4.12355250298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64242" calcext:value-type="float">
            <text:p>1364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68575595185" calcext:value-type="float">
            <text:p>4.6716857559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76808" calcext:value-type="float">
            <text:p>1376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186610515024" calcext:value-type="float">
            <text:p>4.6318661051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43583" calcext:value-type="float">
            <text:p>1343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795491136677" calcext:value-type="float">
            <text:p>4.73795491136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70389" calcext:value-type="float">
            <text:p>17703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991288812592" calcext:value-type="float">
            <text:p>3.53991288812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97661" calcext:value-type="float">
            <text:p>1397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658144440899" calcext:value-type="float">
            <text:p>4.56658144440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11188" calcext:value-type="float">
            <text:p>1311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95025412889" calcext:value-type="float">
            <text:p>4.8439502541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0309" calcext:value-type="float">
            <text:p>14703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863539669085" calcext:value-type="float">
            <text:p>4.70863539669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8773" calcext:value-type="float">
            <text:p>13387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565210252288" calcext:value-type="float">
            <text:p>5.1156521025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4434" calcext:value-type="float">
            <text:p>13144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9533370982256" calcext:value-type="float">
            <text:p>5.19533370982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26674" calcext:value-type="float">
            <text:p>1326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507937326363" calcext:value-type="float">
            <text:p>5.15507937326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70581" calcext:value-type="float">
            <text:p>14705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783204736861" calcext:value-type="float">
            <text:p>4.70783204736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98687" calcext:value-type="float">
            <text:p>12986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767662077568" calcext:value-type="float">
            <text:p>5.24767662077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9418" calcext:value-type="float">
            <text:p>14494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078504874122" calcext:value-type="float">
            <text:p>4.77078504874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97136" calcext:value-type="float">
            <text:p>1397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3033472035063" calcext:value-type="float">
            <text:p>4.93033472035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52148" calcext:value-type="float">
            <text:p>16521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0223206316802" calcext:value-type="float">
            <text:p>4.20223206316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7048" calcext:value-type="float">
            <text:p>13170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8670552122694" calcext:value-type="float">
            <text:p>5.1867055212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8455" calcext:value-type="float">
            <text:p>13084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513364192031" calcext:value-type="float">
            <text:p>5.21513364192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49035" calcext:value-type="float">
            <text:p>14490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193279747157" calcext:value-type="float">
            <text:p>4.77193279747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05929" calcext:value-type="float">
            <text:p>13059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352589189321" calcext:value-type="float">
            <text:p>5.22352589189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36249" calcext:value-type="float">
            <text:p>13362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2384762089707" calcext:value-type="float">
            <text:p>5.12384762089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53757" calcext:value-type="float">
            <text:p>1353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731440009576" calcext:value-type="float">
            <text:p>5.06731440009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25087" calcext:value-type="float">
            <text:p>13250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6027762020267" calcext:value-type="float">
            <text:p>5.16027762020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26039" calcext:value-type="float">
            <text:p>13260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715858048488" calcext:value-type="float">
            <text:p>5.15715858048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99307" calcext:value-type="float">
            <text:p>13993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2359148610889" calcext:value-type="float">
            <text:p>4.92359148610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39421" calcext:value-type="float">
            <text:p>1339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355051593307" calcext:value-type="float">
            <text:p>5.11355051593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76836" calcext:value-type="float">
            <text:p>15768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0485628739188" calcext:value-type="float">
            <text:p>4.40485628739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28960" calcext:value-type="float">
            <text:p>14289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252083274205" calcext:value-type="float">
            <text:p>4.83252083274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92552" calcext:value-type="float">
            <text:p>13925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460733934481" calcext:value-type="float">
            <text:p>4.94460733934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07895" calcext:value-type="float">
            <text:p>15078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9901054152841" calcext:value-type="float">
            <text:p>4.59901054152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91741" calcext:value-type="float">
            <text:p>13917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411582808974" calcext:value-type="float">
            <text:p>5.55411582808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1904" calcext:value-type="float">
            <text:p>13219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770087601015" calcext:value-type="float">
            <text:p>5.7777008760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1903" calcext:value-type="float">
            <text:p>14419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0033958919104" calcext:value-type="float">
            <text:p>5.40033958919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14965" calcext:value-type="float">
            <text:p>18149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0101749869357" calcext:value-type="float">
            <text:p>4.40101749869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30598" calcext:value-type="float">
            <text:p>18305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6377020793437" calcext:value-type="float">
            <text:p>4.36377020793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70352" calcext:value-type="float">
            <text:p>30703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11781836385112" calcext:value-type="float">
            <text:p>2.11781836385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49478" calcext:value-type="float">
            <text:p>17494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6061518813851" calcext:value-type="float">
            <text:p>4.56061518813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35262" calcext:value-type="float">
            <text:p>14352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038817713278" calcext:value-type="float">
            <text:p>5.42038817713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67571" calcext:value-type="float">
            <text:p>13675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02012153693" calcext:value-type="float">
            <text:p>5.6302012153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03572" calcext:value-type="float">
            <text:p>1503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1845774790066" calcext:value-type="float">
            <text:p>5.21845774790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6890" calcext:value-type="float">
            <text:p>16068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983856277159" calcext:value-type="float">
            <text:p>4.9298385627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09001" calcext:value-type="float">
            <text:p>31090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6349142603405" calcext:value-type="float">
            <text:p>2.06349142603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91265" calcext:value-type="float">
            <text:p>24912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2550077716239" calcext:value-type="float">
            <text:p>3.025500777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03553" calcext:value-type="float">
            <text:p>1503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1851262819434" calcext:value-type="float">
            <text:p>5.21851262819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83475" calcext:value-type="float">
            <text:p>15834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9358793241764" calcext:value-type="float">
            <text:p>4.99358793241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83690" calcext:value-type="float">
            <text:p>14836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62683476312" calcext:value-type="float">
            <text:p>5.2762683476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38732" calcext:value-type="float">
            <text:p>14387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0990101129674" calcext:value-type="float">
            <text:p>5.40990101129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60221" calcext:value-type="float">
            <text:p>14602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551414430305" calcext:value-type="float">
            <text:p>5.3455141443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32650" calcext:value-type="float">
            <text:p>1332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4253900704269" calcext:value-type="float">
            <text:p>5.74253900704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27362" calcext:value-type="float">
            <text:p>13273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980623926287" calcext:value-type="float">
            <text:p>5.7598062392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16045" calcext:value-type="float">
            <text:p>13160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280269615362" calcext:value-type="float">
            <text:p>6.50280269615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27607" calcext:value-type="float">
            <text:p>13276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481475511506" calcext:value-type="float">
            <text:p>6.46481475511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21980" calcext:value-type="float">
            <text:p>13219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326124299159" calcext:value-type="float">
            <text:p>6.48326124299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28168" calcext:value-type="float">
            <text:p>13281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297996709294" calcext:value-type="float">
            <text:p>6.46297996709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32026" calcext:value-type="float">
            <text:p>13320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038307163439" calcext:value-type="float">
            <text:p>6.45038307163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49115" calcext:value-type="float">
            <text:p>13491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502038160457" calcext:value-type="float">
            <text:p>6.39502038160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268" calcext:value-type="float">
            <text:p>14992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3671737515233" calcext:value-type="float">
            <text:p>5.93671737515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36514" calcext:value-type="float">
            <text:p>14365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2241146232242" calcext:value-type="float">
            <text:p>6.12241146232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78562" calcext:value-type="float">
            <text:p>12785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829216463283" calcext:value-type="float">
            <text:p>6.62829216463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63529" calcext:value-type="float">
            <text:p>12635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965795015241" calcext:value-type="float">
            <text:p>6.67965795015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84145" calcext:value-type="float">
            <text:p>12841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936944012017" calcext:value-type="float">
            <text:p>6.60936944012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65126" calcext:value-type="float">
            <text:p>12651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417227986672" calcext:value-type="float">
            <text:p>6.67417227986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70596" calcext:value-type="float">
            <text:p>12705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543525348222" calcext:value-type="float">
            <text:p>6.65543525348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15918" calcext:value-type="float">
            <text:p>13159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322181602152" calcext:value-type="float">
            <text:p>6.50322181602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83566" calcext:value-type="float">
            <text:p>12835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132804456813" calcext:value-type="float">
            <text:p>6.61132804456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69339" calcext:value-type="float">
            <text:p>1269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973385331506" calcext:value-type="float">
            <text:p>6.65973385331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28978" calcext:value-type="float">
            <text:p>13289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033217475306" calcext:value-type="float">
            <text:p>6.4603321747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26504" calcext:value-type="float">
            <text:p>13265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200133603374" calcext:value-type="float">
            <text:p>7.0120013360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77760" calcext:value-type="float">
            <text:p>2677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96137047671763" calcext:value-type="float">
            <text:p>3.96137047671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71111" calcext:value-type="float">
            <text:p>13711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836082451014" calcext:value-type="float">
            <text:p>6.86836082451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95544" calcext:value-type="float">
            <text:p>2495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26743466014092" calcext:value-type="float">
            <text:p>4.26743466014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48809" calcext:value-type="float">
            <text:p>1448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2897562363617" calcext:value-type="float">
            <text:p>6.62897562363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6821" calcext:value-type="float">
            <text:p>14568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5025043502" calcext:value-type="float">
            <text:p>6.605025043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83766" calcext:value-type="float">
            <text:p>1383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846042004575" calcext:value-type="float">
            <text:p>6.82846042004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14091" calcext:value-type="float">
            <text:p>15140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756719569977" calcext:value-type="float">
            <text:p>6.43756719569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13595" calcext:value-type="float">
            <text:p>1413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583697148199" calcext:value-type="float">
            <text:p>6.73583697148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63351" calcext:value-type="float">
            <text:p>13633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301016486747" calcext:value-type="float">
            <text:p>6.89301016486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34051" calcext:value-type="float">
            <text:p>18340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0497289457517" calcext:value-type="float">
            <text:p>5.60497289457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02333" calcext:value-type="float">
            <text:p>1502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7142490523556" calcext:value-type="float">
            <text:p>6.47142490523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79341" calcext:value-type="float">
            <text:p>12793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922379244366" calcext:value-type="float">
            <text:p>7.1692237924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62992" calcext:value-type="float">
            <text:p>13629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415390738193" calcext:value-type="float">
            <text:p>6.89415390738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56281" calcext:value-type="float">
            <text:p>12562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821905963972" calcext:value-type="float">
            <text:p>7.24821905963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70154" calcext:value-type="float">
            <text:p>12701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052317271093" calcext:value-type="float">
            <text:p>7.2005231727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3754" calcext:value-type="float">
            <text:p>12837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426887705856" calcext:value-type="float">
            <text:p>7.1542688770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35618" calcext:value-type="float">
            <text:p>13356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226434146613" calcext:value-type="float">
            <text:p>6.98226434146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2616" calcext:value-type="float">
            <text:p>12826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812044291071" calcext:value-type="float">
            <text:p>7.15812044291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33929" calcext:value-type="float">
            <text:p>13339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775983173329" calcext:value-type="float">
            <text:p>6.98775983173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64192" calcext:value-type="float">
            <text:p>1264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095659796221" calcext:value-type="float">
            <text:p>7.22095659796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94420" calcext:value-type="float">
            <text:p>12944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83348293878" calcext:value-type="float">
            <text:p>7.1183348293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36239" calcext:value-type="float">
            <text:p>18362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59979490352286" calcext:value-type="float">
            <text:p>5.59979490352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8128" calcext:value-type="float">
            <text:p>12881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94967693545" calcext:value-type="float">
            <text:p>7.1394967693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51161" calcext:value-type="float">
            <text:p>13511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201596275506" calcext:value-type="float">
            <text:p>6.93201596275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86514" calcext:value-type="float">
            <text:p>12865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4494180898029" calcext:value-type="float">
            <text:p>7.14494180898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90148" calcext:value-type="float">
            <text:p>1290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269164040056" calcext:value-type="float">
            <text:p>7.1326916404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80476" calcext:value-type="float">
            <text:p>12804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537254628612" calcext:value-type="float">
            <text:p>7.16537254628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63874" calcext:value-type="float">
            <text:p>12638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204917739624" calcext:value-type="float">
            <text:p>7.22204917739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64314" calcext:value-type="float">
            <text:p>1264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053750521073" calcext:value-type="float">
            <text:p>7.22053750521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7449" calcext:value-type="float">
            <text:p>14474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8947738571935" calcext:value-type="float">
            <text:p>6.08947738571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42460" calcext:value-type="float">
            <text:p>13424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1649654828618" calcext:value-type="float">
            <text:p>6.41649654828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53719" calcext:value-type="float">
            <text:p>16537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1089292985229" calcext:value-type="float">
            <text:p>5.51089292985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8213" calcext:value-type="float">
            <text:p>2028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62437447098986" calcext:value-type="float">
            <text:p>4.62437447098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00882" calcext:value-type="float">
            <text:p>14008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149454082325" calcext:value-type="float">
            <text:p>6.23149454082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35998" calcext:value-type="float">
            <text:p>13359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3745201137003" calcext:value-type="float">
            <text:p>6.43745201137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40510" calcext:value-type="float">
            <text:p>15405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1886487312074" calcext:value-type="float">
            <text:p>5.81886487312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42456" calcext:value-type="float">
            <text:p>14424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0448434619587" calcext:value-type="float">
            <text:p>6.10448434619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68523" calcext:value-type="float">
            <text:p>16685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721881150655" calcext:value-type="float">
            <text:p>5.4721881150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11666" calcext:value-type="float">
            <text:p>2611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52633373909781" calcext:value-type="float">
            <text:p>3.52633373909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64312" calcext:value-type="float">
            <text:p>15643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5227632300277" calcext:value-type="float">
            <text:p>5.75227632300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263" calcext:value-type="float">
            <text:p>1527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563717861801" calcext:value-type="float">
            <text:p>5.8563717861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21480" calcext:value-type="float">
            <text:p>19214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85915140727076" calcext:value-type="float">
            <text:p>4.85915140727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48928" calcext:value-type="float">
            <text:p>13489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5622396237" calcext:value-type="float">
            <text:p>6.395622396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86958" calcext:value-type="float">
            <text:p>12869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986635241775" calcext:value-type="float">
            <text:p>6.59986635241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60087" calcext:value-type="float">
            <text:p>12600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150478052317" calcext:value-type="float">
            <text:p>6.69150478052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67817" calcext:value-type="float">
            <text:p>12678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494438259071" calcext:value-type="float">
            <text:p>6.66494438259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91073" calcext:value-type="float">
            <text:p>1291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019205446151" calcext:value-type="float">
            <text:p>5.88019205446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50194" calcext:value-type="float">
            <text:p>12501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1992594054264" calcext:value-type="float">
            <text:p>6.01992594054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65787" calcext:value-type="float">
            <text:p>12657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609373305009" calcext:value-type="float">
            <text:p>5.96609373305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39709" calcext:value-type="float">
            <text:p>15397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1531355990567" calcext:value-type="float">
            <text:p>5.11531355990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67115" calcext:value-type="float">
            <text:p>14671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2505846929042" calcext:value-type="float">
            <text:p>5.32505846929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90243" calcext:value-type="float">
            <text:p>14902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5712913806665" calcext:value-type="float">
            <text:p>5.25712913806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94892" calcext:value-type="float">
            <text:p>14948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4360186590829" calcext:value-type="float">
            <text:p>5.24360186590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30341" calcext:value-type="float">
            <text:p>15303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4181790565839" calcext:value-type="float">
            <text:p>5.14181790565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51377" calcext:value-type="float">
            <text:p>13513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193481235953" calcext:value-type="float">
            <text:p>5.68193481235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80389" calcext:value-type="float">
            <text:p>12803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628069932201" calcext:value-type="float">
            <text:p>5.91628069932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76797" calcext:value-type="float">
            <text:p>12767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2848150759327" calcext:value-type="float">
            <text:p>5.92848150759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81242" calcext:value-type="float">
            <text:p>14812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343986544869" calcext:value-type="float">
            <text:p>5.28343986544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22472" calcext:value-type="float">
            <text:p>13224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583518618757" calcext:value-type="float">
            <text:p>5.77583518618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28061" calcext:value-type="float">
            <text:p>13280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751980994549" calcext:value-type="float">
            <text:p>5.75751980994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22510" calcext:value-type="float">
            <text:p>43225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3233997661361" calcext:value-type="float">
            <text:p>0.63233997661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44471" calcext:value-type="float">
            <text:p>28444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4968493936281" calcext:value-type="float">
            <text:p>2.44968493936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098567" calcext:value-type="float">
            <text:p>130985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253781546162" calcext:value-type="float">
            <text:p>-4.18253781546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85314" calcext:value-type="float">
            <text:p>17853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7255393706064" calcext:value-type="float">
            <text:p>4.47255393706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56899" calcext:value-type="float">
            <text:p>20568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5757037298357" calcext:value-type="float">
            <text:p>3.85757037298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02843" calcext:value-type="float">
            <text:p>24028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8244609088159" calcext:value-type="float">
            <text:p>3.18244609088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97686" calcext:value-type="float">
            <text:p>21976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6306513709887" calcext:value-type="float">
            <text:p>2.96306513709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58479" calcext:value-type="float">
            <text:p>22584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4456098577772" calcext:value-type="float">
            <text:p>2.84456098577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90219" calcext:value-type="float">
            <text:p>32902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1047349344675" calcext:value-type="float">
            <text:p>1.21047349344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56737" calcext:value-type="float">
            <text:p>2256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4791205923694" calcext:value-type="float">
            <text:p>2.84791205923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86681" calcext:value-type="float">
            <text:p>18866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2573679430067" calcext:value-type="float">
            <text:p>3.62573679430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59030" calcext:value-type="float">
            <text:p>27590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97515732539832" calcext:value-type="float">
            <text:p>1.97515732539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91651" calcext:value-type="float">
            <text:p>13916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741819287707" calcext:value-type="float">
            <text:p>4.94741819287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70411" calcext:value-type="float">
            <text:p>14704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833412328045" calcext:value-type="float">
            <text:p>4.7083341232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27335" calcext:value-type="float">
            <text:p>13273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29160900308" calcext:value-type="float">
            <text:p>5.1529160900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06204" calcext:value-type="float">
            <text:p>13062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261145925931" calcext:value-type="float">
            <text:p>5.22261145925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7817" calcext:value-type="float">
            <text:p>13478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641225475086" calcext:value-type="float">
            <text:p>5.0864122547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38266" calcext:value-type="float">
            <text:p>13382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729710885231" calcext:value-type="float">
            <text:p>5.11729710885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30418" calcext:value-type="float">
            <text:p>13304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284043222313" calcext:value-type="float">
            <text:p>5.14284043222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374161" calcext:value-type="float">
            <text:p>13741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234536608396" calcext:value-type="float">
            <text:p>5.00234536608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48203" calcext:value-type="float">
            <text:p>13482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516866107455" calcext:value-type="float">
            <text:p>5.08516866107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91516" calcext:value-type="float">
            <text:p>13915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78395097086" calcext:value-type="float">
            <text:p>4.9478395097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76898" calcext:value-type="float">
            <text:p>19768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2287893256459" calcext:value-type="float">
            <text:p>3.42287893256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53774" calcext:value-type="float">
            <text:p>13537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725986327832" calcext:value-type="float">
            <text:p>5.0672598632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53670" calcext:value-type="float">
            <text:p>14536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5806327484042" calcext:value-type="float">
            <text:p>4.75806327484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08618" calcext:value-type="float">
            <text:p>15086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9692870122851" calcext:value-type="float">
            <text:p>4.5969287012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27662" calcext:value-type="float">
            <text:p>13276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184630127925" calcext:value-type="float">
            <text:p>5.15184630127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65938" calcext:value-type="float">
            <text:p>12659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859718902094" calcext:value-type="float">
            <text:p>5.35859718902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39389" calcext:value-type="float">
            <text:p>12393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5064517977371" calcext:value-type="float">
            <text:p>5.45064517977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5464" calcext:value-type="float">
            <text:p>1355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972003759645" calcext:value-type="float">
            <text:p>4.69972003759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85232" calcext:value-type="float">
            <text:p>12852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078461150623" calcext:value-type="float">
            <text:p>4.93078461150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39745" calcext:value-type="float">
            <text:p>1239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727625908907" calcext:value-type="float">
            <text:p>5.08727625908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15464" calcext:value-type="float">
            <text:p>1515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514367210958" calcext:value-type="float">
            <text:p>4.21514367210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6683" calcext:value-type="float">
            <text:p>18066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178033248459" calcext:value-type="float">
            <text:p>3.45178033248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94464" calcext:value-type="float">
            <text:p>1294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97001443946" calcext:value-type="float">
            <text:p>4.8997001443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24465" calcext:value-type="float">
            <text:p>1424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408208509649" calcext:value-type="float">
            <text:p>4.48408208509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737165" calcext:value-type="float">
            <text:p>3737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5177184696046" calcext:value-type="float">
            <text:p>0.295177184696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67846" calcext:value-type="float">
            <text:p>1567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756588996622" calcext:value-type="float">
            <text:p>4.06756588996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85441" calcext:value-type="float">
            <text:p>16854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5346436976406" calcext:value-type="float">
            <text:p>3.75346436976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39033" calcext:value-type="float">
            <text:p>2439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4842314990883" calcext:value-type="float">
            <text:p>2.14842314990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8323" calcext:value-type="float">
            <text:p>3968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345297718841177" calcext:value-type="float">
            <text:p>0.034529771884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98697" calcext:value-type="float">
            <text:p>15986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8293831332465" calcext:value-type="float">
            <text:p>3.98293831332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59467" calcext:value-type="float">
            <text:p>2059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8305153924929" calcext:value-type="float">
            <text:p>2.88305153924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50927" calcext:value-type="float">
            <text:p>2150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434320147921" calcext:value-type="float">
            <text:p>2.69434320147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31409" calcext:value-type="float">
            <text:p>13314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74850297765" calcext:value-type="float">
            <text:p>4.7774850297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95550" calcext:value-type="float">
            <text:p>1295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605812674537" calcext:value-type="float">
            <text:p>4.89605812674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86532" calcext:value-type="float">
            <text:p>1386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130094144663" calcext:value-type="float">
            <text:p>4.60130094144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80853" calcext:value-type="float">
            <text:p>12808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560701514693" calcext:value-type="float">
            <text:p>4.94560701514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29238" calcext:value-type="float">
            <text:p>1329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457243016794" calcext:value-type="float">
            <text:p>4.78457243016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89468" calcext:value-type="float">
            <text:p>1389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211442073839" calcext:value-type="float">
            <text:p>4.59211442073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643" calcext:value-type="float">
            <text:p>15276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038116960609" calcext:value-type="float">
            <text:p>4.18038116960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26791" calcext:value-type="float">
            <text:p>19267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7225382261166" calcext:value-type="float">
            <text:p>3.17225382261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33132" calcext:value-type="float">
            <text:p>1333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186838138103" calcext:value-type="float">
            <text:p>4.77186838138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52331" calcext:value-type="float">
            <text:p>12523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340860157571" calcext:value-type="float">
            <text:p>5.04340860157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50973" calcext:value-type="float">
            <text:p>13509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413321853072" calcext:value-type="float">
            <text:p>4.7141332185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78687" calcext:value-type="float">
            <text:p>1278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295741461209" calcext:value-type="float">
            <text:p>4.95295741461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26232" calcext:value-type="float">
            <text:p>13262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44048874748" calcext:value-type="float">
            <text:p>4.794404887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98029" calcext:value-type="float">
            <text:p>1398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5438110418" calcext:value-type="float">
            <text:p>4.565438110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18146" calcext:value-type="float">
            <text:p>1318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096475240914" calcext:value-type="float">
            <text:p>4.82096475240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35599" calcext:value-type="float">
            <text:p>1335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383906113827" calcext:value-type="float">
            <text:p>4.76383906113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84121" calcext:value-type="float">
            <text:p>1284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454043018483" calcext:value-type="float">
            <text:p>4.93454043018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21535" calcext:value-type="float">
            <text:p>1321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981321699371" calcext:value-type="float">
            <text:p>4.80981321699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34251" calcext:value-type="float">
            <text:p>1634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874123194465" calcext:value-type="float">
            <text:p>3.8874123194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00899" calcext:value-type="float">
            <text:p>1300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816411480741" calcext:value-type="float">
            <text:p>4.87816411480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0676" calcext:value-type="float">
            <text:p>1230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916260031946" calcext:value-type="float">
            <text:p>5.11916260031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36421" calcext:value-type="float">
            <text:p>13364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116699973614" calcext:value-type="float">
            <text:p>4.76116699973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98557" calcext:value-type="float">
            <text:p>1298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98973641304" calcext:value-type="float">
            <text:p>4.8859897364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28483" calcext:value-type="float">
            <text:p>1328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03990017444" calcext:value-type="float">
            <text:p>4.7870399001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32100" calcext:value-type="float">
            <text:p>1332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23163026685" calcext:value-type="float">
            <text:p>4.77523163026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05645" calcext:value-type="float">
            <text:p>1305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34881386547" calcext:value-type="float">
            <text:p>4.86234881386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94588" calcext:value-type="float">
            <text:p>1294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928414258546" calcext:value-type="float">
            <text:p>4.89928414258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35491" calcext:value-type="float">
            <text:p>1235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220405219628" calcext:value-type="float">
            <text:p>5.10220405219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99329" calcext:value-type="float">
            <text:p>1299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340859659475" calcext:value-type="float">
            <text:p>4.88340859659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13529" calcext:value-type="float">
            <text:p>13135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62032577729" calcext:value-type="float">
            <text:p>4.8362032577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39721" calcext:value-type="float">
            <text:p>18397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7308025572649" calcext:value-type="float">
            <text:p>3.3730802557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72118" calcext:value-type="float">
            <text:p>1372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668529705603" calcext:value-type="float">
            <text:p>4.64668529705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01483" calcext:value-type="float">
            <text:p>1501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53957190784" calcext:value-type="float">
            <text:p>4.255395719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37114" calcext:value-type="float">
            <text:p>1337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89155529984" calcext:value-type="float">
            <text:p>4.758915552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35926" calcext:value-type="float">
            <text:p>13359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27758908794" calcext:value-type="float">
            <text:p>4.7627758908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72416" calcext:value-type="float">
            <text:p>1372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786382759361" calcext:value-type="float">
            <text:p>5.00786382759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00451" calcext:value-type="float">
            <text:p>14004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2004237282876" calcext:value-type="float">
            <text:p>4.9200423728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25707" calcext:value-type="float">
            <text:p>13257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824605846162" calcext:value-type="float">
            <text:p>5.15824605846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4236" calcext:value-type="float">
            <text:p>13642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382649615345" calcext:value-type="float">
            <text:p>5.03382649615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51154" calcext:value-type="float">
            <text:p>13511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7567304025329" calcext:value-type="float">
            <text:p>5.0756730402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68439" calcext:value-type="float">
            <text:p>1368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046712376714" calcext:value-type="float">
            <text:p>5.0204671237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51297" calcext:value-type="float">
            <text:p>16512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0446963402073" calcext:value-type="float">
            <text:p>4.20446963402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26603" calcext:value-type="float">
            <text:p>14266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969022334077" calcext:value-type="float">
            <text:p>4.83969022334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24220" calcext:value-type="float">
            <text:p>14242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695075120531" calcext:value-type="float">
            <text:p>4.84695075120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02234" calcext:value-type="float">
            <text:p>14022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1451662044704" calcext:value-type="float">
            <text:p>4.91451662044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04735" calcext:value-type="float">
            <text:p>13047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7498426448" calcext:value-type="float">
            <text:p>5.227498426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55488" calcext:value-type="float">
            <text:p>14554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5263526116168" calcext:value-type="float">
            <text:p>4.75263526116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51422" calcext:value-type="float">
            <text:p>13514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7481170705466" calcext:value-type="float">
            <text:p>5.07481170705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79260" calcext:value-type="float">
            <text:p>12792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313334750784" calcext:value-type="float">
            <text:p>5.3131333475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65686" calcext:value-type="float">
            <text:p>13656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921297929854" calcext:value-type="float">
            <text:p>5.02921297929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49515" calcext:value-type="float">
            <text:p>13495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094439148684" calcext:value-type="float">
            <text:p>5.08094439148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413990" calcext:value-type="float">
            <text:p>74139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1779840620423" calcext:value-type="float">
            <text:p>-2.31779840620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14084" calcext:value-type="float">
            <text:p>14140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7796946929741" calcext:value-type="float">
            <text:p>4.87796946929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85541" calcext:value-type="float">
            <text:p>12855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9186223061466" calcext:value-type="float">
            <text:p>5.29186223061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37962" calcext:value-type="float">
            <text:p>1337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82837626282" calcext:value-type="float">
            <text:p>5.1182837626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03765" calcext:value-type="float">
            <text:p>13037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3072837213989" calcext:value-type="float">
            <text:p>5.23072837213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65146" calcext:value-type="float">
            <text:p>14651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2391251538104" calcext:value-type="float">
            <text:p>4.72391251538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71374" calcext:value-type="float">
            <text:p>13713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1162439163" calcext:value-type="float">
            <text:p>5.011162439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5481" calcext:value-type="float">
            <text:p>1335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33229067863" calcext:value-type="float">
            <text:p>5.7333229067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66025" calcext:value-type="float">
            <text:p>13660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511356774769" calcext:value-type="float">
            <text:p>5.63511356774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74014" calcext:value-type="float">
            <text:p>14740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468395918907" calcext:value-type="float">
            <text:p>5.30468395918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09197" calcext:value-type="float">
            <text:p>13091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965002876449" calcext:value-type="float">
            <text:p>5.81965002876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41083" calcext:value-type="float">
            <text:p>13410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1514347046304" calcext:value-type="float">
            <text:p>5.71514347046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11994" calcext:value-type="float">
            <text:p>13119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038155403732" calcext:value-type="float">
            <text:p>5.81038155403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96102" calcext:value-type="float">
            <text:p>12961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330823562219" calcext:value-type="float">
            <text:p>5.86330823562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56794" calcext:value-type="float">
            <text:p>12567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705905643624" calcext:value-type="float">
            <text:p>5.99705905643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45097" calcext:value-type="float">
            <text:p>12450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766817624139" calcext:value-type="float">
            <text:p>6.03766817624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10369" calcext:value-type="float">
            <text:p>16103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044602650728" calcext:value-type="float">
            <text:p>4.92044602650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81599" calcext:value-type="float">
            <text:p>12815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217844464966" calcext:value-type="float">
            <text:p>5.91217844464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89305" calcext:value-type="float">
            <text:p>12893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614337449416" calcext:value-type="float">
            <text:p>5.88614337449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91236" calcext:value-type="float">
            <text:p>12912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964378544611" calcext:value-type="float">
            <text:p>5.87964378544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73970" calcext:value-type="float">
            <text:p>1373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992754128277" calcext:value-type="float">
            <text:p>5.60992754128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62287" calcext:value-type="float">
            <text:p>14622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3937385282" calcext:value-type="float">
            <text:p>5.33937385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08223" calcext:value-type="float">
            <text:p>13082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288224098033" calcext:value-type="float">
            <text:p>5.82288224098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80280" calcext:value-type="float">
            <text:p>14802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626132891434" calcext:value-type="float">
            <text:p>5.28626132891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54237" calcext:value-type="float">
            <text:p>13542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7275329067263" calcext:value-type="float">
            <text:p>5.67275329067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94827" calcext:value-type="float">
            <text:p>13948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449658808507" calcext:value-type="float">
            <text:p>5.54449658808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82402" calcext:value-type="float">
            <text:p>12824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0945817675297" calcext:value-type="float">
            <text:p>5.90945817675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25987" calcext:value-type="float">
            <text:p>50259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683296482038652" calcext:value-type="float">
            <text:p>0.683296482038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72314" calcext:value-type="float">
            <text:p>14723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1550567390833" calcext:value-type="float">
            <text:p>6.0155056739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50309" calcext:value-type="float">
            <text:p>3450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1693018123481" calcext:value-type="float">
            <text:p>2.31693018123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11309" calcext:value-type="float">
            <text:p>2711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36371993454672" calcext:value-type="float">
            <text:p>3.36371993454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11869" calcext:value-type="float">
            <text:p>14118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9756606481447" calcext:value-type="float">
            <text:p>6.19756606481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21654" calcext:value-type="float">
            <text:p>26216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50975635207761" calcext:value-type="float">
            <text:p>3.50975635207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29373" calcext:value-type="float">
            <text:p>16293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7530493703594" calcext:value-type="float">
            <text:p>5.57530493703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81527" calcext:value-type="float">
            <text:p>39815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69501343973434" calcext:value-type="float">
            <text:p>1.69501343973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3275" calcext:value-type="float">
            <text:p>2023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63496093805356" calcext:value-type="float">
            <text:p>4.63496093805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47996" calcext:value-type="float">
            <text:p>18479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02849982282879" calcext:value-type="float">
            <text:p>5.02849982282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00236" calcext:value-type="float">
            <text:p>1500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3391426455087" calcext:value-type="float">
            <text:p>5.9339142645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10283" calcext:value-type="float">
            <text:p>13102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185902742475" calcext:value-type="float">
            <text:p>6.52185902742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02318" calcext:value-type="float">
            <text:p>13023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833965929654" calcext:value-type="float">
            <text:p>6.5483396592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88808" calcext:value-type="float">
            <text:p>12888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362785924969" calcext:value-type="float">
            <text:p>6.59362785924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12449" calcext:value-type="float">
            <text:p>13124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468572827208" calcext:value-type="float">
            <text:p>6.51468572827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13019" calcext:value-type="float">
            <text:p>13130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27999855506" calcext:value-type="float">
            <text:p>6.5127999855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10623" calcext:value-type="float">
            <text:p>13106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073224054513" calcext:value-type="float">
            <text:p>6.52073224054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21492" calcext:value-type="float">
            <text:p>1321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844159155253" calcext:value-type="float">
            <text:p>7.0284415915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93053" calcext:value-type="float">
            <text:p>1293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92371292008" calcext:value-type="float">
            <text:p>7.1229237129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89490" calcext:value-type="float">
            <text:p>1289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490718983261" calcext:value-type="float">
            <text:p>7.13490718983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12942" calcext:value-type="float">
            <text:p>17129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0166039456769" calcext:value-type="float">
            <text:p>5.90166039456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65570" calcext:value-type="float">
            <text:p>1365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594730252926" calcext:value-type="float">
            <text:p>6.88594730252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83773" calcext:value-type="float">
            <text:p>12837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420460045967" calcext:value-type="float">
            <text:p>7.15420460045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58561" calcext:value-type="float">
            <text:p>13585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829554305577" calcext:value-type="float">
            <text:p>6.90829554305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80185" calcext:value-type="float">
            <text:p>1280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635963278276" calcext:value-type="float">
            <text:p>7.16635963278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79667" calcext:value-type="float">
            <text:p>13796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13442090639" calcext:value-type="float">
            <text:p>6.8413442090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76465" calcext:value-type="float">
            <text:p>12764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899786337981" calcext:value-type="float">
            <text:p>7.17899786337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0529" calcext:value-type="float">
            <text:p>1360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20089421001" calcext:value-type="float">
            <text:p>6.9020089421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18333" calcext:value-type="float">
            <text:p>1418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130489880795" calcext:value-type="float">
            <text:p>6.72130489880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18543" calcext:value-type="float">
            <text:p>1418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066192504831" calcext:value-type="float">
            <text:p>6.72066192504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395087" calcext:value-type="float">
            <text:p>13950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307405717599" calcext:value-type="float">
            <text:p>6.79307405717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04282" calcext:value-type="float">
            <text:p>15042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6579438677017" calcext:value-type="float">
            <text:p>6.46579438677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33760" calcext:value-type="float">
            <text:p>1633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0720438666725" calcext:value-type="float">
            <text:p>6.10720438666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95227" calcext:value-type="float">
            <text:p>1295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562808473695" calcext:value-type="float">
            <text:p>7.11562808473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00529" calcext:value-type="float">
            <text:p>1400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616591560151" calcext:value-type="float">
            <text:p>6.77616591560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6434" calcext:value-type="float">
            <text:p>1396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888283158588" calcext:value-type="float">
            <text:p>6.78888283158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35197" calcext:value-type="float">
            <text:p>1535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74458446171" calcext:value-type="float">
            <text:p>6.3774458446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00897" calcext:value-type="float">
            <text:p>13008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665785351788" calcext:value-type="float">
            <text:p>7.09665785351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92069" calcext:value-type="float">
            <text:p>12920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622990729568" calcext:value-type="float">
            <text:p>7.12622990729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10809" calcext:value-type="float">
            <text:p>1410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440476007742" calcext:value-type="float">
            <text:p>6.74440476007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908157" calcext:value-type="float">
            <text:p>49081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2990251213952" calcext:value-type="float">
            <text:p>1.3299025121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21499" calcext:value-type="float">
            <text:p>16214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3992012340978" calcext:value-type="float">
            <text:p>6.13992012340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12837" calcext:value-type="float">
            <text:p>21128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99042703884758" calcext:value-type="float">
            <text:p>4.99042703884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29076" calcext:value-type="float">
            <text:p>22290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75783821579294" calcext:value-type="float">
            <text:p>4.75783821579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85836" calcext:value-type="float">
            <text:p>13858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196858659868" calcext:value-type="float">
            <text:p>6.82196858659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25432" calcext:value-type="float">
            <text:p>14254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962193322331" calcext:value-type="float">
            <text:p>6.6996219332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95794" calcext:value-type="float">
            <text:p>17957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9652181327477" calcext:value-type="float">
            <text:p>5.69652181327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70704" calcext:value-type="float">
            <text:p>16707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1827939068603" calcext:value-type="float">
            <text:p>5.21827939068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91555" calcext:value-type="float">
            <text:p>17915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1497306098883" calcext:value-type="float">
            <text:p>4.9149730609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91608" calcext:value-type="float">
            <text:p>1391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210534736139" calcext:value-type="float">
            <text:p>6.01210534736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16318" calcext:value-type="float">
            <text:p>50163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443423914939297" calcext:value-type="float">
            <text:p>0.443423914939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90208" calcext:value-type="float">
            <text:p>14902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1480560942431" calcext:value-type="float">
            <text:p>5.71480560942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97923" calcext:value-type="float">
            <text:p>13979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244201084816" calcext:value-type="float">
            <text:p>5.99244201084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83459" calcext:value-type="float">
            <text:p>20834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25942492989741" calcext:value-type="float">
            <text:p>4.25942492989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96015" calcext:value-type="float">
            <text:p>2596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3042025394045" calcext:value-type="float">
            <text:p>3.3042025394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08308" calcext:value-type="float">
            <text:p>14083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029805132554" calcext:value-type="float">
            <text:p>5.9602980513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05143" calcext:value-type="float">
            <text:p>14051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006927261257" calcext:value-type="float">
            <text:p>5.9700692726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10020" calcext:value-type="float">
            <text:p>14100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502178650136" calcext:value-type="float">
            <text:p>5.95502178650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67236" calcext:value-type="float">
            <text:p>16672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2730372189133" calcext:value-type="float">
            <text:p>5.22730372189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92257" calcext:value-type="float">
            <text:p>1392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008041350963" calcext:value-type="float">
            <text:p>6.01008041350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47469" calcext:value-type="float">
            <text:p>13474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5208668913703" calcext:value-type="float">
            <text:p>6.15208668913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20126" calcext:value-type="float">
            <text:p>14201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400572804542" calcext:value-type="float">
            <text:p>5.92400572804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98291" calcext:value-type="float">
            <text:p>13982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129889111367" calcext:value-type="float">
            <text:p>5.99129889111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27252" calcext:value-type="float">
            <text:p>13272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774063026994" calcext:value-type="float">
            <text:p>6.21774063026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57512" calcext:value-type="float">
            <text:p>13575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983774156084" calcext:value-type="float">
            <text:p>6.11983774156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3824" calcext:value-type="float">
            <text:p>12838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275145588091" calcext:value-type="float">
            <text:p>5.69275145588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71170" calcext:value-type="float">
            <text:p>12711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577000941024" calcext:value-type="float">
            <text:p>5.7357700094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44882" calcext:value-type="float">
            <text:p>13448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096454784022" calcext:value-type="float">
            <text:p>5.4909645478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02429" calcext:value-type="float">
            <text:p>14024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899752081585" calcext:value-type="float">
            <text:p>5.30899752081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90340" calcext:value-type="float">
            <text:p>18903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1240711582518" calcext:value-type="float">
            <text:p>4.01240711582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78912" calcext:value-type="float">
            <text:p>1378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244084711074" calcext:value-type="float">
            <text:p>5.38244084711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74051" calcext:value-type="float">
            <text:p>12740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2593822712703" calcext:value-type="float">
            <text:p>5.72593822712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846485" calcext:value-type="float">
            <text:p>2846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23471736208378" calcext:value-type="float">
            <text:p>2.23471736208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90780" calcext:value-type="float">
            <text:p>1390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522199059721" calcext:value-type="float">
            <text:p>5.34522199059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71681" calcext:value-type="float">
            <text:p>12716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402453172995" calcext:value-type="float">
            <text:p>5.73402453172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63125" calcext:value-type="float">
            <text:p>12631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6334304919579" calcext:value-type="float">
            <text:p>5.76334304919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54150" calcext:value-type="float">
            <text:p>12541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943115329031" calcext:value-type="float">
            <text:p>5.7943115329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14266" calcext:value-type="float">
            <text:p>14142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249535039728" calcext:value-type="float">
            <text:p>5.27249535039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32104" calcext:value-type="float">
            <text:p>13321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24250338991" calcext:value-type="float">
            <text:p>5.5324250338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01385" calcext:value-type="float">
            <text:p>14013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223171152936" calcext:value-type="float">
            <text:p>5.31223171152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02008" calcext:value-type="float">
            <text:p>19020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98568296495887" calcext:value-type="float">
            <text:p>3.98568296495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22839" calcext:value-type="float">
            <text:p>13228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273645458735" calcext:value-type="float">
            <text:p>5.56273645458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51831" calcext:value-type="float">
            <text:p>13518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858234376787" calcext:value-type="float">
            <text:p>5.46858234376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57131" calcext:value-type="float">
            <text:p>13571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158864883258" calcext:value-type="float">
            <text:p>5.45158864883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047833" calcext:value-type="float">
            <text:p>60478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3819154620967" calcext:value-type="float">
            <text:p>-1.03819154620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63367" calcext:value-type="float">
            <text:p>1563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83719695273863" calcext:value-type="float">
            <text:p>4.83719695273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92507" calcext:value-type="float">
            <text:p>1392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99130179304" calcext:value-type="float">
            <text:p>4.7599130179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82787" calcext:value-type="float">
            <text:p>1982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251262597928" calcext:value-type="float">
            <text:p>3.2251262597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00995" calcext:value-type="float">
            <text:p>15009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3409443244228" calcext:value-type="float">
            <text:p>4.43409443244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69118" calcext:value-type="float">
            <text:p>1269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28668501517" calcext:value-type="float">
            <text:p>5.1628668501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27575" calcext:value-type="float">
            <text:p>13275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729623329451" calcext:value-type="float">
            <text:p>4.96729623329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58963" calcext:value-type="float">
            <text:p>1458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744410684095" calcext:value-type="float">
            <text:p>4.55744410684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46114" calcext:value-type="float">
            <text:p>13461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706847728738" calcext:value-type="float">
            <text:p>4.90706847728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89143" calcext:value-type="float">
            <text:p>12891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487594049659" calcext:value-type="float">
            <text:p>5.09487594049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64228" calcext:value-type="float">
            <text:p>1264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963283990646" calcext:value-type="float">
            <text:p>5.17963283990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40291" calcext:value-type="float">
            <text:p>1240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265096487969" calcext:value-type="float">
            <text:p>5.26265096487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95971" calcext:value-type="float">
            <text:p>13959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912292484612" calcext:value-type="float">
            <text:p>4.74912292484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46874" calcext:value-type="float">
            <text:p>1246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96611974092" calcext:value-type="float">
            <text:p>5.2396611974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9037" calcext:value-type="float">
            <text:p>13090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836766720543" calcext:value-type="float">
            <text:p>5.02836766720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93435" calcext:value-type="float">
            <text:p>17934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6103047768587" calcext:value-type="float">
            <text:p>3.66103047768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24219" calcext:value-type="float">
            <text:p>1324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828873919348" calcext:value-type="float">
            <text:p>4.97828873919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15423" calcext:value-type="float">
            <text:p>1415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902440380749" calcext:value-type="float">
            <text:p>4.68902440380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53860" calcext:value-type="float">
            <text:p>1253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539640840646" calcext:value-type="float">
            <text:p>5.21539640840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15875" calcext:value-type="float">
            <text:p>14158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763775282629" calcext:value-type="float">
            <text:p>4.68763775282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76492" calcext:value-type="float">
            <text:p>1276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770591452418" calcext:value-type="float">
            <text:p>5.13770591452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31820" calcext:value-type="float">
            <text:p>1331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43156376282" calcext:value-type="float">
            <text:p>4.95343156376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35984" calcext:value-type="float">
            <text:p>12359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775840019903" calcext:value-type="float">
            <text:p>5.27775840019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28733" calcext:value-type="float">
            <text:p>1228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331166552954" calcext:value-type="float">
            <text:p>5.3033116655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41203" calcext:value-type="float">
            <text:p>1241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945872193791" calcext:value-type="float">
            <text:p>5.25945872193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39162" calcext:value-type="float">
            <text:p>12391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660601870774" calcext:value-type="float">
            <text:p>5.26660601870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74054" calcext:value-type="float">
            <text:p>1274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872155632384" calcext:value-type="float">
            <text:p>4.96872155632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53065" calcext:value-type="float">
            <text:p>2053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9657291984428" calcext:value-type="float">
            <text:p>2.89657291984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3909" calcext:value-type="float">
            <text:p>1313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94703856413" calcext:value-type="float">
            <text:p>4.83494703856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51166" calcext:value-type="float">
            <text:p>1251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745057253025" calcext:value-type="float">
            <text:p>5.04745057253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54294" calcext:value-type="float">
            <text:p>1254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660646529881" calcext:value-type="float">
            <text:p>5.03660646529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56657" calcext:value-type="float">
            <text:p>1456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702691132527" calcext:value-type="float">
            <text:p>4.38702691132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45122" calcext:value-type="float">
            <text:p>1245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848084610294" calcext:value-type="float">
            <text:p>5.068480846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36557" calcext:value-type="float">
            <text:p>1236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845851047214" calcext:value-type="float">
            <text:p>5.09845851047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52865" calcext:value-type="float">
            <text:p>12528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5571435912" calcext:value-type="float">
            <text:p>5.0415571435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62890" calcext:value-type="float">
            <text:p>1262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94466959077" calcext:value-type="float">
            <text:p>5.00694466959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32430" calcext:value-type="float">
            <text:p>12324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29772989153" calcext:value-type="float">
            <text:p>5.1129772989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61722" calcext:value-type="float">
            <text:p>1261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96315632104" calcext:value-type="float">
            <text:p>5.01096315632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54579" calcext:value-type="float">
            <text:p>1254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561977583406" calcext:value-type="float">
            <text:p>5.03561977583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77489" calcext:value-type="float">
            <text:p>1677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7400310328938" calcext:value-type="float">
            <text:p>3.77400310328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58213" calcext:value-type="float">
            <text:p>13582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092108371109" calcext:value-type="float">
            <text:p>4.69092108371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55239" calcext:value-type="float">
            <text:p>1255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333567105305" calcext:value-type="float">
            <text:p>5.03333567105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51723" calcext:value-type="float">
            <text:p>1251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551759004151" calcext:value-type="float">
            <text:p>5.04551759004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92325" calcext:value-type="float">
            <text:p>1292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688245503931" calcext:value-type="float">
            <text:p>4.90688245503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60116" calcext:value-type="float">
            <text:p>1260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649465384171" calcext:value-type="float">
            <text:p>5.01649465384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37449" calcext:value-type="float">
            <text:p>1237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532682288008" calcext:value-type="float">
            <text:p>5.09532682288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39297" calcext:value-type="float">
            <text:p>1239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884592938922" calcext:value-type="float">
            <text:p>5.08884592938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74188" calcext:value-type="float">
            <text:p>1274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826480644978" calcext:value-type="float">
            <text:p>4.96826480644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44845" calcext:value-type="float">
            <text:p>1244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944712053134" calcext:value-type="float">
            <text:p>5.06944712053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47468" calcext:value-type="float">
            <text:p>1647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5243003605702" calcext:value-type="float">
            <text:p>3.85243003605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76582" calcext:value-type="float">
            <text:p>1276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01127480913" calcext:value-type="float">
            <text:p>4.9601127480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49713" calcext:value-type="float">
            <text:p>1649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4651594603562" calcext:value-type="float">
            <text:p>3.84651594603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27306" calcext:value-type="float">
            <text:p>1327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088933729965" calcext:value-type="float">
            <text:p>4.79088933729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62265" calcext:value-type="float">
            <text:p>1262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909451034693" calcext:value-type="float">
            <text:p>5.00909451034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72587" calcext:value-type="float">
            <text:p>1272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372508901984" calcext:value-type="float">
            <text:p>4.97372508901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35984" calcext:value-type="float">
            <text:p>1235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047142546594" calcext:value-type="float">
            <text:p>5.10047142546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021868" calcext:value-type="float">
            <text:p>40218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236782137424478" calcext:value-type="float">
            <text:p>-0.02367821374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39739" calcext:value-type="float">
            <text:p>1339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039791396163" calcext:value-type="float">
            <text:p>4.75039791396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70080" calcext:value-type="float">
            <text:p>12700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228914100893" calcext:value-type="float">
            <text:p>4.98228914100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63944" calcext:value-type="float">
            <text:p>1263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332158702599" calcext:value-type="float">
            <text:p>5.00332158702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28923" calcext:value-type="float">
            <text:p>12289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535318956335" calcext:value-type="float">
            <text:p>5.12535318956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38099" calcext:value-type="float">
            <text:p>1238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304618505989" calcext:value-type="float">
            <text:p>5.09304618505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856589" calcext:value-type="float">
            <text:p>1856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3344218330055" calcext:value-type="float">
            <text:p>3.33344218330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267094" calcext:value-type="float">
            <text:p>1267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251156896771" calcext:value-type="float">
            <text:p>4.99251156896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372029" calcext:value-type="float">
            <text:p>1372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696700360384" calcext:value-type="float">
            <text:p>4.64696700360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53851" calcext:value-type="float">
            <text:p>1253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814060672591" calcext:value-type="float">
            <text:p>5.03814060672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32420" calcext:value-type="float">
            <text:p>1232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301253793446" calcext:value-type="float">
            <text:p>5.11301253793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42841" calcext:value-type="float">
            <text:p>1442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841516525021" calcext:value-type="float">
            <text:p>4.42841516525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86801" calcext:value-type="float">
            <text:p>1286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548601598564" calcext:value-type="float">
            <text:p>4.92548601598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45572" calcext:value-type="float">
            <text:p>1245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691154438235" calcext:value-type="float">
            <text:p>5.0669115443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64375" calcext:value-type="float">
            <text:p>1364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26238274748" calcext:value-type="float">
            <text:p>4.6712623827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40054" calcext:value-type="float">
            <text:p>1240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619393753315" calcext:value-type="float">
            <text:p>5.08619393753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94147" calcext:value-type="float">
            <text:p>2794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5810740727514" calcext:value-type="float">
            <text:p>1.55810740727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77966" calcext:value-type="float">
            <text:p>1577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962349977668" calcext:value-type="float">
            <text:p>4.03962349977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06479" calcext:value-type="float">
            <text:p>16064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6184938529582" calcext:value-type="float">
            <text:p>3.96184938529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09681" calcext:value-type="float">
            <text:p>13096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894464229829" calcext:value-type="float">
            <text:p>4.84894464229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39350" calcext:value-type="float">
            <text:p>12393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383295954066" calcext:value-type="float">
            <text:p>5.64383295954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39485" calcext:value-type="float">
            <text:p>13394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639412465522" calcext:value-type="float">
            <text:p>5.30639412465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52353" calcext:value-type="float">
            <text:p>12523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850506603415" calcext:value-type="float">
            <text:p>5.59850506603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28114" calcext:value-type="float">
            <text:p>12281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338584888414" calcext:value-type="float">
            <text:p>5.68338584888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95196" calcext:value-type="float">
            <text:p>12951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241772562202" calcext:value-type="float">
            <text:p>5.45241772562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34854" calcext:value-type="float">
            <text:p>12348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5961654197616" calcext:value-type="float">
            <text:p>5.65961654197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43438" calcext:value-type="float">
            <text:p>1243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953131601381" calcext:value-type="float">
            <text:p>5.62953131601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30730" calcext:value-type="float">
            <text:p>12307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414480070605" calcext:value-type="float">
            <text:p>5.6741448007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20321" calcext:value-type="float">
            <text:p>13203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897736174308" calcext:value-type="float">
            <text:p>5.36897736174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46136" calcext:value-type="float">
            <text:p>15461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8329574729959" calcext:value-type="float">
            <text:p>4.68329574729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05949" calcext:value-type="float">
            <text:p>14059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9607699878145" calcext:value-type="float">
            <text:p>5.09607699878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24456" calcext:value-type="float">
            <text:p>1424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928228195507" calcext:value-type="float">
            <text:p>5.03928228195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242845" calcext:value-type="float">
            <text:p>12428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3160297585826" calcext:value-type="float">
            <text:p>5.63160297585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53778" calcext:value-type="float">
            <text:p>12537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356622043184" calcext:value-type="float">
            <text:p>5.5935662204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67080" calcext:value-type="float">
            <text:p>12670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773231135821" calcext:value-type="float">
            <text:p>5.54773231135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750698" calcext:value-type="float">
            <text:p>47506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91801563051333" calcext:value-type="float">
            <text:p>-0.191801563051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429183" calcext:value-type="float">
            <text:p>7429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3363789214811" calcext:value-type="float">
            <text:p>-2.13363789214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31740" calcext:value-type="float">
            <text:p>16317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4926307228452" calcext:value-type="float">
            <text:p>4.44926307228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46195" calcext:value-type="float">
            <text:p>13461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469293883207" calcext:value-type="float">
            <text:p>5.28469293883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12963" calcext:value-type="float">
            <text:p>13129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324779451453" calcext:value-type="float">
            <text:p>5.39324779451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29163" calcext:value-type="float">
            <text:p>12291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967788320351" calcext:value-type="float">
            <text:p>5.67967788320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26573" calcext:value-type="float">
            <text:p>12265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883866534939" calcext:value-type="float">
            <text:p>5.68883866534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2460" calcext:value-type="float">
            <text:p>12524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482460583349" calcext:value-type="float">
            <text:p>6.23482460583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28395" calcext:value-type="float">
            <text:p>12283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908285173871" calcext:value-type="float">
            <text:p>6.31908285173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34090" calcext:value-type="float">
            <text:p>12340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899492036832" calcext:value-type="float">
            <text:p>6.29899492036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36152" calcext:value-type="float">
            <text:p>12361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174449365159" calcext:value-type="float">
            <text:p>6.29174449365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62267" calcext:value-type="float">
            <text:p>17622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5174616463454" calcext:value-type="float">
            <text:p>4.75174616463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69202" calcext:value-type="float">
            <text:p>12692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715577429857" calcext:value-type="float">
            <text:p>6.17715577429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29207" calcext:value-type="float">
            <text:p>12292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621300436605" calcext:value-type="float">
            <text:p>6.31621300436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10243" calcext:value-type="float">
            <text:p>12102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8373745839863" calcext:value-type="float">
            <text:p>6.38373745839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32286" calcext:value-type="float">
            <text:p>12322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534810727146" calcext:value-type="float">
            <text:p>6.30534810727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15719" calcext:value-type="float">
            <text:p>12157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6413121046876" calcext:value-type="float">
            <text:p>6.3641312104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28217" calcext:value-type="float">
            <text:p>12282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971220971558" calcext:value-type="float">
            <text:p>6.31971220971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54370" calcext:value-type="float">
            <text:p>1254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820666508003" calcext:value-type="float">
            <text:p>6.2282066650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28123" calcext:value-type="float">
            <text:p>12281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004460410169" calcext:value-type="float">
            <text:p>6.32004460410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07081" calcext:value-type="float">
            <text:p>12070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9509911231833" calcext:value-type="float">
            <text:p>6.39509911231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74756" calcext:value-type="float">
            <text:p>13747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020701419502" calcext:value-type="float">
            <text:p>5.83020701419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95638" calcext:value-type="float">
            <text:p>11956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3646615798625" calcext:value-type="float">
            <text:p>6.43646615798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628308" calcext:value-type="float">
            <text:p>16283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09509768614293" calcext:value-type="float">
            <text:p>5.09509768614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68523" calcext:value-type="float">
            <text:p>13685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994224465374" calcext:value-type="float">
            <text:p>5.84994224465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39972" calcext:value-type="float">
            <text:p>12399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834446815181" calcext:value-type="float">
            <text:p>6.27834446815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22709" calcext:value-type="float">
            <text:p>12227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556908412434" calcext:value-type="float">
            <text:p>7.08556908412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20039" calcext:value-type="float">
            <text:p>13200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293254899902" calcext:value-type="float">
            <text:p>6.75293254899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23385" calcext:value-type="float">
            <text:p>12233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316866061452" calcext:value-type="float">
            <text:p>7.08316866061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27182" calcext:value-type="float">
            <text:p>1227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971040815771" calcext:value-type="float">
            <text:p>7.06971040815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45287" calcext:value-type="float">
            <text:p>1245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610562978917" calcext:value-type="float">
            <text:p>7.0061056297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45478" calcext:value-type="float">
            <text:p>12454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5439567385" calcext:value-type="float">
            <text:p>7.005439567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43770" calcext:value-type="float">
            <text:p>1243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139940016583" calcext:value-type="float">
            <text:p>7.01139940016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51098" calcext:value-type="float">
            <text:p>13510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193166237927" calcext:value-type="float">
            <text:p>6.65193166237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23936" calcext:value-type="float">
            <text:p>1223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121308336436" calcext:value-type="float">
            <text:p>7.08121308336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49013" calcext:value-type="float">
            <text:p>12490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313058714629" calcext:value-type="float">
            <text:p>6.99313058714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13211" calcext:value-type="float">
            <text:p>17132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2069163139527" calcext:value-type="float">
            <text:p>5.62069163139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77488" calcext:value-type="float">
            <text:p>12774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9523188034984" calcext:value-type="float">
            <text:p>6.89523188034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222648" calcext:value-type="float">
            <text:p>12226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578575566474" calcext:value-type="float">
            <text:p>7.08578575566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330252" calcext:value-type="float">
            <text:p>13302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946096796132" calcext:value-type="float">
            <text:p>6.71946096796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17270" calcext:value-type="float">
            <text:p>12172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4930985186" calcext:value-type="float">
            <text:p>7.104930985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12729" calcext:value-type="float">
            <text:p>12127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116254361854" calcext:value-type="float">
            <text:p>7.12116254361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43102" calcext:value-type="float">
            <text:p>12431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401932332825" calcext:value-type="float">
            <text:p>7.29401932332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17095" calcext:value-type="float">
            <text:p>1217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584219230942" calcext:value-type="float">
            <text:p>7.38584219230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21220" calcext:value-type="float">
            <text:p>12212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114789360802" calcext:value-type="float">
            <text:p>7.37114789360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19123" calcext:value-type="float">
            <text:p>13191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623404826169" calcext:value-type="float">
            <text:p>7.03623404826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16183" calcext:value-type="float">
            <text:p>13161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592420421711" calcext:value-type="float">
            <text:p>7.04592420421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67119" calcext:value-type="float">
            <text:p>12671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91294457403" calcext:value-type="float">
            <text:p>7.21091294457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89158" calcext:value-type="float">
            <text:p>16891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6238423125133" calcext:value-type="float">
            <text:p>5.96238423125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91998" calcext:value-type="float">
            <text:p>12919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646856138803" calcext:value-type="float">
            <text:p>7.12646856138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33466" calcext:value-type="float">
            <text:p>13334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926750755288" calcext:value-type="float">
            <text:p>6.98926750755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40621" calcext:value-type="float">
            <text:p>12406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26956931809" calcext:value-type="float">
            <text:p>7.3026956931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81825" calcext:value-type="float">
            <text:p>12818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079959946826" calcext:value-type="float">
            <text:p>7.16079959946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34634" calcext:value-type="float">
            <text:p>12346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370464889394" calcext:value-type="float">
            <text:p>7.32370464889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23771" calcext:value-type="float">
            <text:p>12237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208540114609" calcext:value-type="float">
            <text:p>7.36208540114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89171" calcext:value-type="float">
            <text:p>12891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598170052195" calcext:value-type="float">
            <text:p>7.13598170052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58346" calcext:value-type="float">
            <text:p>1258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108624585284" calcext:value-type="float">
            <text:p>7.24108624585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7691" calcext:value-type="float">
            <text:p>13476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289689223518" calcext:value-type="float">
            <text:p>6.66289689223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18468" calcext:value-type="float">
            <text:p>14184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060474589842" calcext:value-type="float">
            <text:p>6.44060474589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65376" calcext:value-type="float">
            <text:p>1365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627752605457" calcext:value-type="float">
            <text:p>6.60627752605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13370" calcext:value-type="float">
            <text:p>17133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2028858928027" calcext:value-type="float">
            <text:p>5.62028858928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93966" calcext:value-type="float">
            <text:p>16939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6975328091164" calcext:value-type="float">
            <text:p>5.66975328091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58137" calcext:value-type="float">
            <text:p>13581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936436395898" calcext:value-type="float">
            <text:p>6.62936436395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425206" calcext:value-type="float">
            <text:p>14252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002375317212" calcext:value-type="float">
            <text:p>6.42002375317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99578" calcext:value-type="float">
            <text:p>12995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2077666594394" calcext:value-type="float">
            <text:p>6.82077666594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506484" calcext:value-type="float">
            <text:p>15064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7915493846223" calcext:value-type="float">
            <text:p>6.17915493846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44576" calcext:value-type="float">
            <text:p>13445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294662292534" calcext:value-type="float">
            <text:p>6.67294662292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21851" calcext:value-type="float">
            <text:p>1421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3025929577793" calcext:value-type="float">
            <text:p>6.43025929577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56048" calcext:value-type="float">
            <text:p>13560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604954829121" calcext:value-type="float">
            <text:p>6.63604954829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99953" calcext:value-type="float">
            <text:p>13999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766561796755" calcext:value-type="float">
            <text:p>6.49766561796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98952" calcext:value-type="float">
            <text:p>13989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077203847785" calcext:value-type="float">
            <text:p>6.50077203847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14138" calcext:value-type="float">
            <text:p>17141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1834234630909" calcext:value-type="float">
            <text:p>5.6183423463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80540" calcext:value-type="float">
            <text:p>13805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83102286455" calcext:value-type="float">
            <text:p>6.5583102286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28682" calcext:value-type="float">
            <text:p>1328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306399923066" calcext:value-type="float">
            <text:p>6.21306399923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46510" calcext:value-type="float">
            <text:p>14465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4406011112134" calcext:value-type="float">
            <text:p>5.84406011112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35847" calcext:value-type="float">
            <text:p>33358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1521328140487" calcext:value-type="float">
            <text:p>2.21521328140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412881" calcext:value-type="float">
            <text:p>14128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4621866561151" calcext:value-type="float">
            <text:p>5.9462186656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457531" calcext:value-type="float">
            <text:p>14575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1109650996216" calcext:value-type="float">
            <text:p>5.81109650996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70257" calcext:value-type="float">
            <text:p>1370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92542211063" calcext:value-type="float">
            <text:p>6.079254221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82697" calcext:value-type="float">
            <text:p>13826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000430898941" calcext:value-type="float">
            <text:p>6.04000430898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20924" calcext:value-type="float">
            <text:p>13209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849620476581" calcext:value-type="float">
            <text:p>6.23849620476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05194" calcext:value-type="float">
            <text:p>14051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991164725604" calcext:value-type="float">
            <text:p>5.96991164725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761687" calcext:value-type="float">
            <text:p>1761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8798701901926" calcext:value-type="float">
            <text:p>4.98798701901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09799" calcext:value-type="float">
            <text:p>14097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570253289463" calcext:value-type="float">
            <text:p>5.95570253289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05556" calcext:value-type="float">
            <text:p>13055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931946453909" calcext:value-type="float">
            <text:p>6.28931946453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95730" calcext:value-type="float">
            <text:p>12957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212937375835" calcext:value-type="float">
            <text:p>6.32212937375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355351" calcext:value-type="float">
            <text:p>13553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675670926321" calcext:value-type="float">
            <text:p>6.12675670926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67127" calcext:value-type="float">
            <text:p>13671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91859100529" calcext:value-type="float">
            <text:p>6.0891859100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16159" calcext:value-type="float">
            <text:p>14161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3615434733545" calcext:value-type="float">
            <text:p>5.93615434733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42698" calcext:value-type="float">
            <text:p>14426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5552021732113" calcext:value-type="float">
            <text:p>5.8555202173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02482" calcext:value-type="float">
            <text:p>13024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9955721303505" calcext:value-type="float">
            <text:p>6.29955721303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34840" calcext:value-type="float">
            <text:p>13348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351423472716" calcext:value-type="float">
            <text:p>5.52351423472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39836" calcext:value-type="float">
            <text:p>13398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728993126008" calcext:value-type="float">
            <text:p>5.50728993126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616355" calcext:value-type="float">
            <text:p>56163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716739152068259" calcext:value-type="float">
            <text:p>-0.716739152068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28972" calcext:value-type="float">
            <text:p>14289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756916690318" calcext:value-type="float">
            <text:p>5.22756916690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68677" calcext:value-type="float">
            <text:p>1368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479666584818" calcext:value-type="float">
            <text:p>5.41479666584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40977" calcext:value-type="float">
            <text:p>13409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359306740741" calcext:value-type="float">
            <text:p>5.50359306740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54470" calcext:value-type="float">
            <text:p>13544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011245441697" calcext:value-type="float">
            <text:p>5.46011245441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21289" calcext:value-type="float">
            <text:p>13212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782816364272" calcext:value-type="float">
            <text:p>5.5678281636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64813" calcext:value-type="float">
            <text:p>1464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1998450168543" calcext:value-type="float">
            <text:p>5.11998450168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20872" calcext:value-type="float">
            <text:p>13208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919901727698" calcext:value-type="float">
            <text:p>5.56919901727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49655" calcext:value-type="float">
            <text:p>12496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990504592359" calcext:value-type="float">
            <text:p>5.80990504592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503432" calcext:value-type="float">
            <text:p>15034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069684597137" calcext:value-type="float">
            <text:p>5.0069684597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413210" calcext:value-type="float">
            <text:p>14132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57393389879" calcext:value-type="float">
            <text:p>5.2757393389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22553" calcext:value-type="float">
            <text:p>13225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367550802297" calcext:value-type="float">
            <text:p>5.5636755080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8643" calcext:value-type="float">
            <text:p>13086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959449332197" calcext:value-type="float">
            <text:p>5.60959449332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76790" calcext:value-type="float">
            <text:p>13767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912932846868" calcext:value-type="float">
            <text:p>5.38912932846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93430" calcext:value-type="float">
            <text:p>12934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03770596285" calcext:value-type="float">
            <text:p>5.6603770596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43665" calcext:value-type="float">
            <text:p>13436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489631039133" calcext:value-type="float">
            <text:p>5.49489631039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90983" calcext:value-type="float">
            <text:p>13909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458813516105" calcext:value-type="float">
            <text:p>5.34458813516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94237" calcext:value-type="float">
            <text:p>12942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5766824386312" calcext:value-type="float">
            <text:p>5.65766824386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82758" calcext:value-type="float">
            <text:p>13827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03445600293" calcext:value-type="float">
            <text:p>5.3703445600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70647" calcext:value-type="float">
            <text:p>13706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863068943797" calcext:value-type="float">
            <text:p>4.82863068943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73036" calcext:value-type="float">
            <text:p>14730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575327966585" calcext:value-type="float">
            <text:p>4.51575327966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03787" calcext:value-type="float">
            <text:p>1803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603436186333" calcext:value-type="float">
            <text:p>3.6360343618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80933" calcext:value-type="float">
            <text:p>1380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16080777424" calcext:value-type="float">
            <text:p>4.79616080777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88550" calcext:value-type="float">
            <text:p>12885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687413525688" calcext:value-type="float">
            <text:p>5.09687413525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73334" calcext:value-type="float">
            <text:p>1273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846353229975" calcext:value-type="float">
            <text:p>5.1484635322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41246" calcext:value-type="float">
            <text:p>1341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280249022431" calcext:value-type="float">
            <text:p>4.92280249022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78448" calcext:value-type="float">
            <text:p>1278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105620711372" calcext:value-type="float">
            <text:p>5.13105620711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9336" calcext:value-type="float">
            <text:p>12493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09434316893" calcext:value-type="float">
            <text:p>5.23109434316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40961" calcext:value-type="float">
            <text:p>13409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372541621629" calcext:value-type="float">
            <text:p>4.92372541621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62626" calcext:value-type="float">
            <text:p>12626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513960724027" calcext:value-type="float">
            <text:p>5.18513960724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82166" calcext:value-type="float">
            <text:p>13821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228483277856" calcext:value-type="float">
            <text:p>4.79228483277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05514" calcext:value-type="float">
            <text:p>13055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007155353801" calcext:value-type="float">
            <text:p>5.04007155353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97775" calcext:value-type="float">
            <text:p>12977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589285033879" calcext:value-type="float">
            <text:p>5.06589285033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28190" calcext:value-type="float">
            <text:p>15281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5611335332712" calcext:value-type="float">
            <text:p>4.35611335332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523027" calcext:value-type="float">
            <text:p>15230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081086287899" calcext:value-type="float">
            <text:p>4.37081086287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30614" calcext:value-type="float">
            <text:p>15306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923007447365" calcext:value-type="float">
            <text:p>4.34923007447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97212" calcext:value-type="float">
            <text:p>14972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4505389519388" calcext:value-type="float">
            <text:p>4.44505389519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04602" calcext:value-type="float">
            <text:p>1404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235406332604" calcext:value-type="float">
            <text:p>4.72235406332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95031" calcext:value-type="float">
            <text:p>13950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048303104" calcext:value-type="float">
            <text:p>4.752048303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92377" calcext:value-type="float">
            <text:p>13923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31848029572" calcext:value-type="float">
            <text:p>4.76031848029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332409" calcext:value-type="float">
            <text:p>1332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151131250808" calcext:value-type="float">
            <text:p>4.95151131250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78820" calcext:value-type="float">
            <text:p>1378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28111451021" calcext:value-type="float">
            <text:p>4.8028111451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98568" calcext:value-type="float">
            <text:p>1398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105101678411" calcext:value-type="float">
            <text:p>4.74105101678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04811" calcext:value-type="float">
            <text:p>18048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628262069515" calcext:value-type="float">
            <text:p>3.45628262069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57226" calcext:value-type="float">
            <text:p>1457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53307995504" calcext:value-type="float">
            <text:p>4.385330799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89846" calcext:value-type="float">
            <text:p>1389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093309818777" calcext:value-type="float">
            <text:p>4.590933098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52051" calcext:value-type="float">
            <text:p>1352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66917621135" calcext:value-type="float">
            <text:p>4.71066917621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68137" calcext:value-type="float">
            <text:p>1368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93040318001" calcext:value-type="float">
            <text:p>4.6593040318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79185" calcext:value-type="float">
            <text:p>1479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037497212986" calcext:value-type="float">
            <text:p>4.32037497212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82663" calcext:value-type="float">
            <text:p>13826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343650029184" calcext:value-type="float">
            <text:p>4.6134365002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07172" calcext:value-type="float">
            <text:p>14071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12806412437" calcext:value-type="float">
            <text:p>4.53712806412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20998" calcext:value-type="float">
            <text:p>13209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157831237751" calcext:value-type="float">
            <text:p>4.81157831237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50618" calcext:value-type="float">
            <text:p>1350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52745796173" calcext:value-type="float">
            <text:p>4.7152745796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1117" calcext:value-type="float">
            <text:p>1411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49696740507" calcext:value-type="float">
            <text:p>4.5249696740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80985" calcext:value-type="float">
            <text:p>1480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509331490224" calcext:value-type="float">
            <text:p>4.31509331490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42400" calcext:value-type="float">
            <text:p>1542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862974769207" calcext:value-type="float">
            <text:p>4.13862974769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94718" calcext:value-type="float">
            <text:p>1394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573585456238" calcext:value-type="float">
            <text:p>4.57573585456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60896" calcext:value-type="float">
            <text:p>1360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235053745419" calcext:value-type="float">
            <text:p>4.68235053745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84315" calcext:value-type="float">
            <text:p>13843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825066528085" calcext:value-type="float">
            <text:p>4.60825066528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63217" calcext:value-type="float">
            <text:p>1363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94998001466" calcext:value-type="float">
            <text:p>4.67494998001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50317" calcext:value-type="float">
            <text:p>1350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624256025803" calcext:value-type="float">
            <text:p>4.71624256025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86334" calcext:value-type="float">
            <text:p>1386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192116837114" calcext:value-type="float">
            <text:p>4.60192116837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14058" calcext:value-type="float">
            <text:p>1314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45456755613" calcext:value-type="float">
            <text:p>4.83445456755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44945" calcext:value-type="float">
            <text:p>13449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35546660656" calcext:value-type="float">
            <text:p>4.7335546660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411384" calcext:value-type="float">
            <text:p>1411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414801533728" calcext:value-type="float">
            <text:p>4.52414801533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80665" calcext:value-type="float">
            <text:p>1380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971675747487" calcext:value-type="float">
            <text:p>4.61971675747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766552" calcext:value-type="float">
            <text:p>1766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933565531807" calcext:value-type="float">
            <text:p>3.54933565531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400328" calcext:value-type="float">
            <text:p>14003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830218574128" calcext:value-type="float">
            <text:p>4.5583021857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46354" calcext:value-type="float">
            <text:p>21463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8087336703659" calcext:value-type="float">
            <text:p>2.88087336703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67532" calcext:value-type="float">
            <text:p>13675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851191265038" calcext:value-type="float">
            <text:p>4.83851191265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45044" calcext:value-type="float">
            <text:p>1345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052197292103" calcext:value-type="float">
            <text:p>4.91052197292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456286" calcext:value-type="float">
            <text:p>14562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542014356945" calcext:value-type="float">
            <text:p>4.56542014356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85667" calcext:value-type="float">
            <text:p>13856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129814541678" calcext:value-type="float">
            <text:p>4.78129814541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66967" calcext:value-type="float">
            <text:p>13669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030658425763" calcext:value-type="float">
            <text:p>4.84030658425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67888" calcext:value-type="float">
            <text:p>13678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738149146146" calcext:value-type="float">
            <text:p>4.83738149146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11977" calcext:value-type="float">
            <text:p>13119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862467222483" calcext:value-type="float">
            <text:p>5.01862467222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48283" calcext:value-type="float">
            <text:p>12482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475632777539" calcext:value-type="float">
            <text:p>5.23475632777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577479" calcext:value-type="float">
            <text:p>1577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1825102339822" calcext:value-type="float">
            <text:p>4.21825102339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26395" calcext:value-type="float">
            <text:p>1326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115812715476" calcext:value-type="float">
            <text:p>4.97115812715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58602" calcext:value-type="float">
            <text:p>1258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900271267229" calcext:value-type="float">
            <text:p>5.19900271267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424527" calcext:value-type="float">
            <text:p>14245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118003677944" calcext:value-type="float">
            <text:p>4.66118003677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62051" calcext:value-type="float">
            <text:p>13620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595319400788" calcext:value-type="float">
            <text:p>4.85595319400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95750" calcext:value-type="float">
            <text:p>12957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267471289703" calcext:value-type="float">
            <text:p>5.07267471289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34747" calcext:value-type="float">
            <text:p>1334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389735397873" calcext:value-type="float">
            <text:p>4.94389735397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70269" calcext:value-type="float">
            <text:p>1370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982856135524" calcext:value-type="float">
            <text:p>4.82982856135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347737" calcext:value-type="float">
            <text:p>13477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183537397606" calcext:value-type="float">
            <text:p>4.90183537397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17850" calcext:value-type="float">
            <text:p>1317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92270789044" calcext:value-type="float">
            <text:p>4.9992270789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48046" calcext:value-type="float">
            <text:p>12480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558096100699" calcext:value-type="float">
            <text:p>5.23558096100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89694" calcext:value-type="float">
            <text:p>1289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302009413507" calcext:value-type="float">
            <text:p>5.09302009413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429366" calcext:value-type="float">
            <text:p>1429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645241376127" calcext:value-type="float">
            <text:p>4.64645241376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18608" calcext:value-type="float">
            <text:p>14186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92628415154" calcext:value-type="float">
            <text:p>4.6792628415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74277" calcext:value-type="float">
            <text:p>1474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209598582639" calcext:value-type="float">
            <text:p>4.51209598582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83595" calcext:value-type="float">
            <text:p>13835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568283159514" calcext:value-type="float">
            <text:p>5.16568283159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75899" calcext:value-type="float">
            <text:p>13758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990712052914" calcext:value-type="float">
            <text:p>5.1899071205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88189" calcext:value-type="float">
            <text:p>13881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128668328938" calcext:value-type="float">
            <text:p>5.15128668328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90900" calcext:value-type="float">
            <text:p>12909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684666260235" calcext:value-type="float">
            <text:p>5.46684666260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52021" calcext:value-type="float">
            <text:p>13520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593829810911" calcext:value-type="float">
            <text:p>5.26593829810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07739" calcext:value-type="float">
            <text:p>14077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9055124590849" calcext:value-type="float">
            <text:p>5.09055124590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87667" calcext:value-type="float">
            <text:p>13876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292006572871" calcext:value-type="float">
            <text:p>5.15292006572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58456" calcext:value-type="float">
            <text:p>1358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531690754379" calcext:value-type="float">
            <text:p>5.24531690754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10767" calcext:value-type="float">
            <text:p>13107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051768055433" calcext:value-type="float">
            <text:p>5.40051768055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81894" calcext:value-type="float">
            <text:p>1381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102535877119" calcext:value-type="float">
            <text:p>5.17102535877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59607" calcext:value-type="float">
            <text:p>14596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3341329570388" calcext:value-type="float">
            <text:p>4.93341329570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39281" calcext:value-type="float">
            <text:p>13392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70555939622" calcext:value-type="float">
            <text:p>5.3070555939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93988" calcext:value-type="float">
            <text:p>1293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647018208865" calcext:value-type="float">
            <text:p>5.45647018208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90578" calcext:value-type="float">
            <text:p>12905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793009483689" calcext:value-type="float">
            <text:p>5.46793009483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02402" calcext:value-type="float">
            <text:p>13024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2832212603708" calcext:value-type="float">
            <text:p>5.42832212603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59994" calcext:value-type="float">
            <text:p>13599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040274701529" calcext:value-type="float">
            <text:p>5.24040274701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53496" calcext:value-type="float">
            <text:p>12534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454314632357" calcext:value-type="float">
            <text:p>5.59454314632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80536" calcext:value-type="float">
            <text:p>13805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529530916945" calcext:value-type="float">
            <text:p>5.17529530916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366438" calcext:value-type="float">
            <text:p>1366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987336023702" calcext:value-type="float">
            <text:p>5.21987336023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413712" calcext:value-type="float">
            <text:p>14137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216322629991" calcext:value-type="float">
            <text:p>5.0721632262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18894" calcext:value-type="float">
            <text:p>1318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367374522127" calcext:value-type="float">
            <text:p>5.37367374522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626963" calcext:value-type="float">
            <text:p>16269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6199590633613" calcext:value-type="float">
            <text:p>4.46199590633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12629" calcext:value-type="float">
            <text:p>14126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218207536205" calcext:value-type="float">
            <text:p>5.71218207536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64056" calcext:value-type="float">
            <text:p>13640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414124990666" calcext:value-type="float">
            <text:p>5.86414124990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87391" calcext:value-type="float">
            <text:p>13873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04745231106" calcext:value-type="float">
            <text:p>5.7904745231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42377" calcext:value-type="float">
            <text:p>13423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371822777365" calcext:value-type="float">
            <text:p>5.93371822777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16661" calcext:value-type="float">
            <text:p>13166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1772353429819" calcext:value-type="float">
            <text:p>6.01772353429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79024" calcext:value-type="float">
            <text:p>12790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367631426663" calcext:value-type="float">
            <text:p>6.14367631426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39263" calcext:value-type="float">
            <text:p>14392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3106164350472" calcext:value-type="float">
            <text:p>5.6310616435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69106" calcext:value-type="float">
            <text:p>13691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809251492939" calcext:value-type="float">
            <text:p>5.8480925149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80181" calcext:value-type="float">
            <text:p>12801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974947956761" calcext:value-type="float">
            <text:p>6.13974947956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80500" calcext:value-type="float">
            <text:p>14805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0837913491785" calcext:value-type="float">
            <text:p>5.50837913491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01501" calcext:value-type="float">
            <text:p>14015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4652913242577" calcext:value-type="float">
            <text:p>5.74652913242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17844" calcext:value-type="float">
            <text:p>16178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2309682604294" calcext:value-type="float">
            <text:p>5.12309682604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24883" calcext:value-type="float">
            <text:p>13248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068797659697" calcext:value-type="float">
            <text:p>5.99068797659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08086" calcext:value-type="float">
            <text:p>13080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4610027637377" calcext:value-type="float">
            <text:p>6.04610027637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90182" calcext:value-type="float">
            <text:p>13901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174664228121" calcext:value-type="float">
            <text:p>5.78174664228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95170" calcext:value-type="float">
            <text:p>1295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919548910752" calcext:value-type="float">
            <text:p>6.08919548910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62005" calcext:value-type="float">
            <text:p>13620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067623316971" calcext:value-type="float">
            <text:p>5.87067623316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88473" calcext:value-type="float">
            <text:p>13884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708886262278" calcext:value-type="float">
            <text:p>5.78708886262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77181" calcext:value-type="float">
            <text:p>13771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55302799393" calcext:value-type="float">
            <text:p>5.82255302799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57046" calcext:value-type="float">
            <text:p>14570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2406754365567" calcext:value-type="float">
            <text:p>6.32406754365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14111" calcext:value-type="float">
            <text:p>1314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247966693008" calcext:value-type="float">
            <text:p>6.7724796669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42636" calcext:value-type="float">
            <text:p>12426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536086081727" calcext:value-type="float">
            <text:p>7.01536086081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83939" calcext:value-type="float">
            <text:p>1283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335626471602" calcext:value-type="float">
            <text:p>6.87335626471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32666" calcext:value-type="float">
            <text:p>15326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0432494036339" calcext:value-type="float">
            <text:p>6.10432494036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92942" calcext:value-type="float">
            <text:p>12929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300974014276" calcext:value-type="float">
            <text:p>6.84300974014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63482" calcext:value-type="float">
            <text:p>1263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310958152928" calcext:value-type="float">
            <text:p>6.94310958152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95878" calcext:value-type="float">
            <text:p>13958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032554817769" calcext:value-type="float">
            <text:p>6.51032554817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69002" calcext:value-type="float">
            <text:p>1369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475934740889" calcext:value-type="float">
            <text:p>6.59475934740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90181" calcext:value-type="float">
            <text:p>1490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2640995557881" calcext:value-type="float">
            <text:p>6.22640995557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01962" calcext:value-type="float">
            <text:p>13019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1281708558252" calcext:value-type="float">
            <text:p>6.81281708558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88133" calcext:value-type="float">
            <text:p>1288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5919311009673" calcext:value-type="float">
            <text:p>6.85919311009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82826" calcext:value-type="float">
            <text:p>13828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112480758942" calcext:value-type="float">
            <text:p>6.55112480758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16227" calcext:value-type="float">
            <text:p>13162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549222028296" calcext:value-type="float">
            <text:p>6.76549222028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67853" calcext:value-type="float">
            <text:p>13678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40590076319" calcext:value-type="float">
            <text:p>6.59840590076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487335" calcext:value-type="float">
            <text:p>1487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3471219457202" calcext:value-type="float">
            <text:p>6.23471219457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63359" calcext:value-type="float">
            <text:p>16633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2922705124748" calcext:value-type="float">
            <text:p>6.0292270512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83595" calcext:value-type="float">
            <text:p>1383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89971361193" calcext:value-type="float">
            <text:p>6.8289971361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81714" calcext:value-type="float">
            <text:p>1281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117569429281" calcext:value-type="float">
            <text:p>7.16117569429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7883" calcext:value-type="float">
            <text:p>12078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1883828556944" calcext:value-type="float">
            <text:p>7.41883828556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81197" calcext:value-type="float">
            <text:p>1281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2927844486" calcext:value-type="float">
            <text:p>7.162927844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31132" calcext:value-type="float">
            <text:p>1431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8229004895716" calcext:value-type="float">
            <text:p>6.68229004895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332566" calcext:value-type="float">
            <text:p>13325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9219969327729" calcext:value-type="float">
            <text:p>6.99219969327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87949" calcext:value-type="float">
            <text:p>12879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4010031274536" calcext:value-type="float">
            <text:p>7.14010031274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21111" calcext:value-type="float">
            <text:p>13211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969388861532" calcext:value-type="float">
            <text:p>7.02969388861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18487" calcext:value-type="float">
            <text:p>13184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832845415069" calcext:value-type="float">
            <text:p>7.0383284541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73684" calcext:value-type="float">
            <text:p>1373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021857687963" calcext:value-type="float">
            <text:p>6.86021857687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31636" calcext:value-type="float">
            <text:p>16316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1285418601566" calcext:value-type="float">
            <text:p>6.11285418601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400407" calcext:value-type="float">
            <text:p>14004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654424575133" calcext:value-type="float">
            <text:p>6.77654424575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413196" calcext:value-type="float">
            <text:p>1413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706298005093" calcext:value-type="float">
            <text:p>6.73706298005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471052341175" calcext:value-type="float">
            <text:p>6.83471052341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67704" calcext:value-type="float">
            <text:p>13677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87900278861" calcext:value-type="float">
            <text:p>6.5988790027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28095" calcext:value-type="float">
            <text:p>13280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65087567041" calcext:value-type="float">
            <text:p>6.7265087567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64090" calcext:value-type="float">
            <text:p>1364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036992174702" calcext:value-type="float">
            <text:p>6.61036992174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22036" calcext:value-type="float">
            <text:p>13220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636735879419" calcext:value-type="float">
            <text:p>6.7463673587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416140" calcext:value-type="float">
            <text:p>1416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7738273929" calcext:value-type="float">
            <text:p>6.447738273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285583" calcext:value-type="float">
            <text:p>32855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9267574584336" calcext:value-type="float">
            <text:p>2.7926757458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42897" calcext:value-type="float">
            <text:p>14428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6644686893816" calcext:value-type="float">
            <text:p>6.36644686893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767923" calcext:value-type="float">
            <text:p>17679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841667148791" calcext:value-type="float">
            <text:p>5.4841667148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71527" calcext:value-type="float">
            <text:p>13715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675655760369" calcext:value-type="float">
            <text:p>6.58675655760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57132" calcext:value-type="float">
            <text:p>13571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257926439237" calcext:value-type="float">
            <text:p>6.63257926439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90859" calcext:value-type="float">
            <text:p>1290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5001210295464" calcext:value-type="float">
            <text:p>6.85001210295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32413" calcext:value-type="float">
            <text:p>13324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241156008273" calcext:value-type="float">
            <text:p>6.71241156008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51395" calcext:value-type="float">
            <text:p>17513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2495911823684" calcext:value-type="float">
            <text:p>5.5249591182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500376" calcext:value-type="float">
            <text:p>1500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9679908780165" calcext:value-type="float">
            <text:p>6.19679908780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43956" calcext:value-type="float">
            <text:p>1943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7193586575558" calcext:value-type="float">
            <text:p>5.07193586575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54172" calcext:value-type="float">
            <text:p>13541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206187628062" calcext:value-type="float">
            <text:p>6.64206187628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12281" calcext:value-type="float">
            <text:p>13122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6700610571993" calcext:value-type="float">
            <text:p>6.26700610571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61220" calcext:value-type="float">
            <text:p>16612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4300300377012" calcext:value-type="float">
            <text:p>5.2430030037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36211" calcext:value-type="float">
            <text:p>15362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8276580926542" calcext:value-type="float">
            <text:p>5.58276580926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712269" calcext:value-type="float">
            <text:p>17122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11155457458794" calcext:value-type="float">
            <text:p>5.11155457458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17460" calcext:value-type="float">
            <text:p>13174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990013194037" calcext:value-type="float">
            <text:p>6.24990013194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91400" calcext:value-type="float">
            <text:p>13914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275452445613" calcext:value-type="float">
            <text:p>6.01275452445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61984" calcext:value-type="float">
            <text:p>13619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555445764578" calcext:value-type="float">
            <text:p>6.10555445764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500833" calcext:value-type="float">
            <text:p>15008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8395081151644" calcext:value-type="float">
            <text:p>5.68395081151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30757" calcext:value-type="float">
            <text:p>14307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161572089377" calcext:value-type="float">
            <text:p>5.89161572089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74624" calcext:value-type="float">
            <text:p>1374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43529341769" calcext:value-type="float">
            <text:p>6.06543529341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523672" calcext:value-type="float">
            <text:p>15236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1835964727033" calcext:value-type="float">
            <text:p>5.61835964727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94021" calcext:value-type="float">
            <text:p>13940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0458135298205" calcext:value-type="float">
            <text:p>6.00458135298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83976" calcext:value-type="float">
            <text:p>16839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1839155381777" calcext:value-type="float">
            <text:p>5.1839155381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337795" calcext:value-type="float">
            <text:p>13377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337883020361" calcext:value-type="float">
            <text:p>6.18337883020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71827" calcext:value-type="float">
            <text:p>13718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428105171327" calcext:value-type="float">
            <text:p>6.07428105171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80065" calcext:value-type="float">
            <text:p>13800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827909648233" calcext:value-type="float">
            <text:p>6.04827909648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61820" calcext:value-type="float">
            <text:p>27618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3532081190644" calcext:value-type="float">
            <text:p>3.0353208119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98671" calcext:value-type="float">
            <text:p>13986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011881141192" calcext:value-type="float">
            <text:p>5.99011881141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85106" calcext:value-type="float">
            <text:p>13851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297625227924" calcext:value-type="float">
            <text:p>5.36297625227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42836" calcext:value-type="float">
            <text:p>13428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757660075359" calcext:value-type="float">
            <text:p>5.49757660075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00562" calcext:value-type="float">
            <text:p>14005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478296870079" calcext:value-type="float">
            <text:p>5.31478296870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75257" calcext:value-type="float">
            <text:p>13752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96771610973" calcext:value-type="float">
            <text:p>5.39396771610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94895" calcext:value-type="float">
            <text:p>13948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2391182316" calcext:value-type="float">
            <text:p>5.332391182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76510" calcext:value-type="float">
            <text:p>16765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3374487538804" calcext:value-type="float">
            <text:p>4.53374487538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14229" calcext:value-type="float">
            <text:p>1414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260897192272" calcext:value-type="float">
            <text:p>5.27260897192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45425" calcext:value-type="float">
            <text:p>13454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921142519008" calcext:value-type="float">
            <text:p>5.48921142519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23954" calcext:value-type="float">
            <text:p>13239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5907739718493" calcext:value-type="float">
            <text:p>5.55907739718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42943" calcext:value-type="float">
            <text:p>12429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329422948314" calcext:value-type="float">
            <text:p>5.83329422948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76306" calcext:value-type="float">
            <text:p>13763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065632593921" calcext:value-type="float">
            <text:p>5.39065632593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48905" calcext:value-type="float">
            <text:p>12489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251231468008" calcext:value-type="float">
            <text:p>5.81251231468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48214" calcext:value-type="float">
            <text:p>1248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491586448812" calcext:value-type="float">
            <text:p>5.81491586448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433211" calcext:value-type="float">
            <text:p>14332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1470503029954" calcext:value-type="float">
            <text:p>5.21470503029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53074" calcext:value-type="float">
            <text:p>40530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699961027260691" calcext:value-type="float">
            <text:p>0.699961027260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90027" calcext:value-type="float">
            <text:p>16900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49886992788158" calcext:value-type="float">
            <text:p>4.49886992788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01878" calcext:value-type="float">
            <text:p>15018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1145980127266" calcext:value-type="float">
            <text:p>5.0114598012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86460" calcext:value-type="float">
            <text:p>15864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77351509231134" calcext:value-type="float">
            <text:p>4.77351509231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403248" calcext:value-type="float">
            <text:p>14032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646203871451" calcext:value-type="float">
            <text:p>5.30646203871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66658" calcext:value-type="float">
            <text:p>14666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145178030559" calcext:value-type="float">
            <text:p>5.114517803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01558" calcext:value-type="float">
            <text:p>14015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169561111302" calcext:value-type="float">
            <text:p>5.31169561111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73938" calcext:value-type="float">
            <text:p>1373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821553505253" calcext:value-type="float">
            <text:p>4.8182155350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26938" calcext:value-type="float">
            <text:p>1326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938057486889" calcext:value-type="float">
            <text:p>4.96938057486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43434" calcext:value-type="float">
            <text:p>1243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165950418881" calcext:value-type="float">
            <text:p>5.25165950418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71192" calcext:value-type="float">
            <text:p>1271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577537741334" calcext:value-type="float">
            <text:p>5.15577537741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50070" calcext:value-type="float">
            <text:p>1250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854355983177" calcext:value-type="float">
            <text:p>5.22854355983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68938" calcext:value-type="float">
            <text:p>1468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785223049213" calcext:value-type="float">
            <text:p>4.52785223049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78366" calcext:value-type="float">
            <text:p>1278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13347737011" calcext:value-type="float">
            <text:p>5.1313347737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74549" calcext:value-type="float">
            <text:p>1374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628462591733" calcext:value-type="float">
            <text:p>4.81628462591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26742" calcext:value-type="float">
            <text:p>1226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035454320467" calcext:value-type="float">
            <text:p>5.31035454320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25272" calcext:value-type="float">
            <text:p>1225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556179703668" calcext:value-type="float">
            <text:p>5.3155617970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237312" calcext:value-type="float">
            <text:p>1237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309463874555" calcext:value-type="float">
            <text:p>5.27309463874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21049" calcext:value-type="float">
            <text:p>1221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3055596516813" calcext:value-type="float">
            <text:p>5.33055596516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21768" calcext:value-type="float">
            <text:p>12217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279994270279" calcext:value-type="float">
            <text:p>5.3279994270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325452" calcext:value-type="float">
            <text:p>13254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424684014384" calcext:value-type="float">
            <text:p>4.97424684014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11411" calcext:value-type="float">
            <text:p>12114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6497175923046" calcext:value-type="float">
            <text:p>5.36497175923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36620" calcext:value-type="float">
            <text:p>1236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552422686127" calcext:value-type="float">
            <text:p>5.27552422686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27018" calcext:value-type="float">
            <text:p>12270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937755052804" calcext:value-type="float">
            <text:p>5.30937755052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38246" calcext:value-type="float">
            <text:p>1238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981755078927" calcext:value-type="float">
            <text:p>5.26981755078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31655" calcext:value-type="float">
            <text:p>1331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96964720348" calcext:value-type="float">
            <text:p>4.95396964720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390080" calcext:value-type="float">
            <text:p>1390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748893900575" calcext:value-type="float">
            <text:p>4.76748893900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67457" calcext:value-type="float">
            <text:p>12674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855454507534" calcext:value-type="float">
            <text:p>5.16855454507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251909" calcext:value-type="float">
            <text:p>1251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215927206558" calcext:value-type="float">
            <text:p>5.22215927206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183839" calcext:value-type="float">
            <text:p>5183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8628159251956" calcext:value-type="float">
            <text:p>-0.948628159251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448845" calcext:value-type="float">
            <text:p>1448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8766762436612" calcext:value-type="float">
            <text:p>4.58766762436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64904" calcext:value-type="float">
            <text:p>1264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002425383194" calcext:value-type="float">
            <text:p>5.00002425383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61934" calcext:value-type="float">
            <text:p>12619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23349720442" calcext:value-type="float">
            <text:p>5.01023349720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955646" calcext:value-type="float">
            <text:p>39556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84257269141403" calcext:value-type="float">
            <text:p>0.04842572691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22854" calcext:value-type="float">
            <text:p>24228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7732746775581" calcext:value-type="float">
            <text:p>2.17732746775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660252" calcext:value-type="float">
            <text:p>2660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137212957925" calcext:value-type="float">
            <text:p>1.77137212957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800357" calcext:value-type="float">
            <text:p>18003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701359693011" calcext:value-type="float">
            <text:p>3.46701359693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951653" calcext:value-type="float">
            <text:p>1951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1657387823889" calcext:value-type="float">
            <text:p>3.11657387823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935231" calcext:value-type="float">
            <text:p>1935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5327179059553" calcext:value-type="float">
            <text:p>3.15327179059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15210" calcext:value-type="float">
            <text:p>17152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7742691288608" calcext:value-type="float">
            <text:p>3.67742691288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616078" calcext:value-type="float">
            <text:p>2616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4409302721382" calcext:value-type="float">
            <text:p>1.84409302721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17490" calcext:value-type="float">
            <text:p>16174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218386969137" calcext:value-type="float">
            <text:p>3.93218386969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73542" calcext:value-type="float">
            <text:p>12735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046719242727" calcext:value-type="float">
            <text:p>4.9704671924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32909" calcext:value-type="float">
            <text:p>1332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259490936533" calcext:value-type="float">
            <text:p>4.77259490936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458415" calcext:value-type="float">
            <text:p>5458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500656040869" calcext:value-type="float">
            <text:p>-1.3500656040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334004" calcext:value-type="float">
            <text:p>2334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33958395327078" calcext:value-type="float">
            <text:p>2.33958395327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440390" calcext:value-type="float">
            <text:p>24403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4600754614938" calcext:value-type="float">
            <text:p>2.14600754614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843164" calcext:value-type="float">
            <text:p>28431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8258079846875" calcext:value-type="float">
            <text:p>1.482580798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785760" calcext:value-type="float">
            <text:p>1785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236900537733" calcext:value-type="float">
            <text:p>3.50236900537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113289" calcext:value-type="float">
            <text:p>2113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101098855475" calcext:value-type="float">
            <text:p>2.77101098855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38593" calcext:value-type="float">
            <text:p>1738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1862064610927" calcext:value-type="float">
            <text:p>3.61862064610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694297" calcext:value-type="float">
            <text:p>1694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070449468292" calcext:value-type="float">
            <text:p>3.73070449468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743889" calcext:value-type="float">
            <text:p>1743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0541153060346" calcext:value-type="float">
            <text:p>3.60541153060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64839" calcext:value-type="float">
            <text:p>1664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068775035793" calcext:value-type="float">
            <text:p>3.8068775035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51948" calcext:value-type="float">
            <text:p>13519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100003677497" calcext:value-type="float">
            <text:p>4.71100003677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356064" calcext:value-type="float">
            <text:p>13560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779804605961" calcext:value-type="float">
            <text:p>4.69779804605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12696" calcext:value-type="float">
            <text:p>1812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1463712390603" calcext:value-type="float">
            <text:p>3.61463712390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335986" calcext:value-type="float">
            <text:p>13359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986781675669" calcext:value-type="float">
            <text:p>4.93986781675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27728" calcext:value-type="float">
            <text:p>12277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686528171693" calcext:value-type="float">
            <text:p>5.30686528171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329177" calcext:value-type="float">
            <text:p>13291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205871135544" calcext:value-type="float">
            <text:p>4.96205871135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14252" calcext:value-type="float">
            <text:p>1214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5479861327189" calcext:value-type="float">
            <text:p>5.35479861327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98231" calcext:value-type="float">
            <text:p>1498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4209909956512" calcext:value-type="float">
            <text:p>4.44209909956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303486" calcext:value-type="float">
            <text:p>1303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68231778131" calcext:value-type="float">
            <text:p>5.0468231778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305944" calcext:value-type="float">
            <text:p>13059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864134383212" calcext:value-type="float">
            <text:p>5.03864134383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420446" calcext:value-type="float">
            <text:p>14204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363960666846" calcext:value-type="float">
            <text:p>4.67363960666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74019" calcext:value-type="float">
            <text:p>12740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612783930962" calcext:value-type="float">
            <text:p>5.14612783930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26751" calcext:value-type="float">
            <text:p>1226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032268128098" calcext:value-type="float">
            <text:p>5.31032268128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61802" calcext:value-type="float">
            <text:p>12618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797477358922" calcext:value-type="float">
            <text:p>5.18797477358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91179" calcext:value-type="float">
            <text:p>1291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802234820338" calcext:value-type="float">
            <text:p>5.08802234820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538202" calcext:value-type="float">
            <text:p>1538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2775317103862" calcext:value-type="float">
            <text:p>4.32775317103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306622" calcext:value-type="float">
            <text:p>1306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638722534983" calcext:value-type="float">
            <text:p>5.03638722534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377165" calcext:value-type="float">
            <text:p>13771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802712018141" calcext:value-type="float">
            <text:p>4.80802712018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56125" calcext:value-type="float">
            <text:p>13561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488966594538" calcext:value-type="float">
            <text:p>4.87488966594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02081" calcext:value-type="float">
            <text:p>1302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150687089192" calcext:value-type="float">
            <text:p>5.05150687089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298164" calcext:value-type="float">
            <text:p>1298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459127464903" calcext:value-type="float">
            <text:p>5.0645912746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272710" calcext:value-type="float">
            <text:p>1272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059232317794" calcext:value-type="float">
            <text:p>5.15059232317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457834" calcext:value-type="float">
            <text:p>14578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080614056874" calcext:value-type="float">
            <text:p>4.56080614056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589439" calcext:value-type="float">
            <text:p>3589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47621115997669" calcext:value-type="float">
            <text:p>0.647621115997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600820" calcext:value-type="float">
            <text:p>1600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5446187238972" calcext:value-type="float">
            <text:p>4.15446187238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853346" calcext:value-type="float">
            <text:p>18533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832183749323" calcext:value-type="float">
            <text:p>3.51832183749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85195" calcext:value-type="float">
            <text:p>25851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5083959775654" calcext:value-type="float">
            <text:p>2.45083959775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09496" calcext:value-type="float">
            <text:p>14094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513419334713" calcext:value-type="float">
            <text:p>5.08513419334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26076" calcext:value-type="float">
            <text:p>13260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008852017246" calcext:value-type="float">
            <text:p>5.35008852017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36225" calcext:value-type="float">
            <text:p>13362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697674169184" calcext:value-type="float">
            <text:p>5.3169767416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85349" calcext:value-type="float">
            <text:p>13853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018071509769" calcext:value-type="float">
            <text:p>5.16018071509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339212" calcext:value-type="float">
            <text:p>1339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727934903088" calcext:value-type="float">
            <text:p>5.3072793490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82491" calcext:value-type="float">
            <text:p>12824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9522940969867" calcext:value-type="float">
            <text:p>5.49522940969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96817" calcext:value-type="float">
            <text:p>12968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4698572009625" calcext:value-type="float">
            <text:p>5.4469857200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65671" calcext:value-type="float">
            <text:p>12656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256437726701" calcext:value-type="float">
            <text:p>5.55256437726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735050" calcext:value-type="float">
            <text:p>17350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8265272424777" calcext:value-type="float">
            <text:p>4.18265272424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25753" calcext:value-type="float">
            <text:p>14257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532972983058" calcext:value-type="float">
            <text:p>5.03532972983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271918" calcext:value-type="float">
            <text:p>12719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118153623832" calcext:value-type="float">
            <text:p>5.53118153623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273596" calcext:value-type="float">
            <text:p>12735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545580661208" calcext:value-type="float">
            <text:p>5.52545580661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85600" calcext:value-type="float">
            <text:p>12856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71403307165" calcext:value-type="float">
            <text:p>5.48471403307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67162" calcext:value-type="float">
            <text:p>12671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745126363247" calcext:value-type="float">
            <text:p>5.54745126363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80813" calcext:value-type="float">
            <text:p>12808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091540125278" calcext:value-type="float">
            <text:p>5.50091540125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66347" calcext:value-type="float">
            <text:p>13663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016259483006" calcext:value-type="float">
            <text:p>5.22016259483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67996" calcext:value-type="float">
            <text:p>12679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459383533038" calcext:value-type="float">
            <text:p>5.54459383533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290157" calcext:value-type="float">
            <text:p>12901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934703984289" calcext:value-type="float">
            <text:p>5.4693470398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99328" calcext:value-type="float">
            <text:p>12993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858469639294" calcext:value-type="float">
            <text:p>5.43858469639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85792" calcext:value-type="float">
            <text:p>1285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06547742023" calcext:value-type="float">
            <text:p>5.48406547742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748312" calcext:value-type="float">
            <text:p>17483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4958328588367" calcext:value-type="float">
            <text:p>4.14958328588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93168" calcext:value-type="float">
            <text:p>13931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242834727363" calcext:value-type="float">
            <text:p>5.77242834727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40126" calcext:value-type="float">
            <text:p>12401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78051237364" calcext:value-type="float">
            <text:p>6.2778051237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88532" calcext:value-type="float">
            <text:p>11885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6235446063857" calcext:value-type="float">
            <text:p>6.46235446063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68801" calcext:value-type="float">
            <text:p>12688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852812956129" calcext:value-type="float">
            <text:p>6.17852812956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68609" calcext:value-type="float">
            <text:p>12686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918537092697" calcext:value-type="float">
            <text:p>6.17918537092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73997" calcext:value-type="float">
            <text:p>12739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07791989044" calcext:value-type="float">
            <text:p>6.1607791989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83456" calcext:value-type="float">
            <text:p>13834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280973999673" calcext:value-type="float">
            <text:p>5.80280973999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66693" calcext:value-type="float">
            <text:p>12666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574954660103" calcext:value-type="float">
            <text:p>6.18574954660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64833" calcext:value-type="float">
            <text:p>12648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213137228006" calcext:value-type="float">
            <text:p>6.19213137228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27659" calcext:value-type="float">
            <text:p>13276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159781386319" calcext:value-type="float">
            <text:p>5.98159781386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39356" calcext:value-type="float">
            <text:p>12393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050251586762" calcext:value-type="float">
            <text:p>6.28050251586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73102" calcext:value-type="float">
            <text:p>13731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543525495433" calcext:value-type="float">
            <text:p>5.83543525495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417221" calcext:value-type="float">
            <text:p>14172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9808746249338" calcext:value-type="float">
            <text:p>5.69808746249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283083" calcext:value-type="float">
            <text:p>12830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991574316775" calcext:value-type="float">
            <text:p>6.12991574316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80972" calcext:value-type="float">
            <text:p>13809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061452119116" calcext:value-type="float">
            <text:p>5.81061452119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92761" calcext:value-type="float">
            <text:p>13927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369728022484" calcext:value-type="float">
            <text:p>5.77369728022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29529" calcext:value-type="float">
            <text:p>13295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548510512573" calcext:value-type="float">
            <text:p>5.97548510512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410580" calcext:value-type="float">
            <text:p>14105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848603337341" calcext:value-type="float">
            <text:p>5.71848603337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35270" calcext:value-type="float">
            <text:p>13352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677233558449" calcext:value-type="float">
            <text:p>5.95677233558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43347" calcext:value-type="float">
            <text:p>1343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691807564519" calcext:value-type="float">
            <text:p>6.67691807564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19409" calcext:value-type="float">
            <text:p>14194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3772462725728" calcext:value-type="float">
            <text:p>6.4377246272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98428" calcext:value-type="float">
            <text:p>13984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239906313077" calcext:value-type="float">
            <text:p>6.50239906313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33033" calcext:value-type="float">
            <text:p>13330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039116587" calcext:value-type="float">
            <text:p>6.71039116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472887" calcext:value-type="float">
            <text:p>14728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710588328285" calcext:value-type="float">
            <text:p>6.27710588328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76528" calcext:value-type="float">
            <text:p>13765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094967526955" calcext:value-type="float">
            <text:p>6.57094967526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57504" calcext:value-type="float">
            <text:p>12575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370642164687" calcext:value-type="float">
            <text:p>6.96370642164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09323" calcext:value-type="float">
            <text:p>13093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833220439168" calcext:value-type="float">
            <text:p>6.78833220439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37027" calcext:value-type="float">
            <text:p>12370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500838472398" calcext:value-type="float">
            <text:p>7.03500838472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34770" calcext:value-type="float">
            <text:p>1334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473580359876" calcext:value-type="float">
            <text:p>6.70473580359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385922" calcext:value-type="float">
            <text:p>13859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141228571041" calcext:value-type="float">
            <text:p>6.54141228571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87411" calcext:value-type="float">
            <text:p>13874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674883890694" calcext:value-type="float">
            <text:p>6.53674883890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313584" calcext:value-type="float">
            <text:p>13135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422167424091" calcext:value-type="float">
            <text:p>6.77422167424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94465" calcext:value-type="float">
            <text:p>13944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472399062998" calcext:value-type="float">
            <text:p>6.51472399062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31002" calcext:value-type="float">
            <text:p>1331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701309286146" calcext:value-type="float">
            <text:p>6.71701309286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230804" calcext:value-type="float">
            <text:p>1230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691118349167" calcext:value-type="float">
            <text:p>7.05691118349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795788" calcext:value-type="float">
            <text:p>17957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9653632368768" calcext:value-type="float">
            <text:p>5.69653632368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51378" calcext:value-type="float">
            <text:p>1451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2128161758883" calcext:value-type="float">
            <text:p>6.6212816175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23257" calcext:value-type="float">
            <text:p>15232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1135514949848" calcext:value-type="float">
            <text:p>6.41135514949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55742" calcext:value-type="float">
            <text:p>1455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824285384575" calcext:value-type="float">
            <text:p>6.60824285384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52846" calcext:value-type="float">
            <text:p>1352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60335622905" calcext:value-type="float">
            <text:p>6.92660335622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41153" calcext:value-type="float">
            <text:p>14411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198607382051" calcext:value-type="float">
            <text:p>6.65198607382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406981" calcext:value-type="float">
            <text:p>14069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620464792895" calcext:value-type="float">
            <text:p>6.75620464792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59119" calcext:value-type="float">
            <text:p>13591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65121371779" calcext:value-type="float">
            <text:p>6.9065121371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25007" calcext:value-type="float">
            <text:p>13250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69052486216" calcext:value-type="float">
            <text:p>7.0169052486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565448217444" calcext:value-type="float">
            <text:p>7.2556544821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92378" calcext:value-type="float">
            <text:p>1392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0151544834594" calcext:value-type="float">
            <text:p>6.80151544834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484335" calcext:value-type="float">
            <text:p>1484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376769461002" calcext:value-type="float">
            <text:p>6.52376769461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82329" calcext:value-type="float">
            <text:p>1482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964092368802" calcext:value-type="float">
            <text:p>6.52964092368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52585" calcext:value-type="float">
            <text:p>13525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744130670813" calcext:value-type="float">
            <text:p>6.92744130670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11583" calcext:value-type="float">
            <text:p>13115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112918561487" calcext:value-type="float">
            <text:p>7.06112918561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74169" calcext:value-type="float">
            <text:p>14741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332743074636" calcext:value-type="float">
            <text:p>6.27332743074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96847" calcext:value-type="float">
            <text:p>13968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731177940452" calcext:value-type="float">
            <text:p>6.50731177940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72183" calcext:value-type="float">
            <text:p>1372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467982802543" calcext:value-type="float">
            <text:p>6.58467982802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57369" calcext:value-type="float">
            <text:p>1357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182090922895" calcext:value-type="float">
            <text:p>6.63182090922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03320" calcext:value-type="float">
            <text:p>14033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8723302561039" calcext:value-type="float">
            <text:p>6.48723302561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332289" calcext:value-type="float">
            <text:p>13322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281575173939" calcext:value-type="float">
            <text:p>6.71281575173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33596" calcext:value-type="float">
            <text:p>12335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707064857641" calcext:value-type="float">
            <text:p>7.04707064857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27286" calcext:value-type="float">
            <text:p>13272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915503794759" calcext:value-type="float">
            <text:p>6.72915503794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04935" calcext:value-type="float">
            <text:p>15049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8362274723808" calcext:value-type="float">
            <text:p>6.18362274723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55508" calcext:value-type="float">
            <text:p>14555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2865420522659" calcext:value-type="float">
            <text:p>6.32865420522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06884" calcext:value-type="float">
            <text:p>14068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62172675846" calcext:value-type="float">
            <text:p>6.4762172675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19563" calcext:value-type="float">
            <text:p>1319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449887737449" calcext:value-type="float">
            <text:p>6.7544988773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39558" calcext:value-type="float">
            <text:p>14395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65084998999" calcext:value-type="float">
            <text:p>6.3765084998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357940" calcext:value-type="float">
            <text:p>13579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999436092213" calcext:value-type="float">
            <text:p>6.62999436092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80043" calcext:value-type="float">
            <text:p>13800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987398789373" calcext:value-type="float">
            <text:p>6.55987398789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80398" calcext:value-type="float">
            <text:p>14803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5501527647258" calcext:value-type="float">
            <text:p>6.2550152764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19688" calcext:value-type="float">
            <text:p>14196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534540018298" calcext:value-type="float">
            <text:p>5.92534540018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54289" calcext:value-type="float">
            <text:p>13542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3016100476665" calcext:value-type="float">
            <text:p>6.13016100476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29510" calcext:value-type="float">
            <text:p>13295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035843211853" calcext:value-type="float">
            <text:p>6.21035843211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327355" calcext:value-type="float">
            <text:p>1327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740361366704" calcext:value-type="float">
            <text:p>6.21740361366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37087" calcext:value-type="float">
            <text:p>17370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4905881336935" calcext:value-type="float">
            <text:p>5.04905881336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84064" calcext:value-type="float">
            <text:p>12840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140781196903" calcext:value-type="float">
            <text:p>6.36140781196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75800" calcext:value-type="float">
            <text:p>13758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172146353661" calcext:value-type="float">
            <text:p>6.06172146353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76686" calcext:value-type="float">
            <text:p>13766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5892555522495" calcext:value-type="float">
            <text:p>6.05892555522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91007" calcext:value-type="float">
            <text:p>13910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398135958501" calcext:value-type="float">
            <text:p>6.01398135958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63213" calcext:value-type="float">
            <text:p>13632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163732464994" calcext:value-type="float">
            <text:p>6.10163732464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01954" calcext:value-type="float">
            <text:p>1401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993687390034" calcext:value-type="float">
            <text:p>5.97993687390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354169" calcext:value-type="float">
            <text:p>13541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305458387782" calcext:value-type="float">
            <text:p>6.130545838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87255" calcext:value-type="float">
            <text:p>13872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2571152676664" calcext:value-type="float">
            <text:p>6.02571152676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395751" calcext:value-type="float">
            <text:p>13957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919503789966" calcext:value-type="float">
            <text:p>5.99919503789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99294" calcext:value-type="float">
            <text:p>13992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818479532024" calcext:value-type="float">
            <text:p>5.98818479532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53974" calcext:value-type="float">
            <text:p>14539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170810939746" calcext:value-type="float">
            <text:p>5.82170810939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392746" calcext:value-type="float">
            <text:p>13927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0855531638166" calcext:value-type="float">
            <text:p>6.00855531638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38159" calcext:value-type="float">
            <text:p>13381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219732116132" calcext:value-type="float">
            <text:p>6.18219732116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52508" calcext:value-type="float">
            <text:p>15525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6543420309227" calcext:value-type="float">
            <text:p>4.66543420309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59001" calcext:value-type="float">
            <text:p>13590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357490760921" calcext:value-type="float">
            <text:p>5.24357490760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36072" calcext:value-type="float">
            <text:p>13360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74740446174" calcext:value-type="float">
            <text:p>5.3174740446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48530" calcext:value-type="float">
            <text:p>14485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6649772907872" calcext:value-type="float">
            <text:p>4.96649772907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84567" calcext:value-type="float">
            <text:p>13845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263290710547" calcext:value-type="float">
            <text:p>5.16263290710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82078" calcext:value-type="float">
            <text:p>13820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044713160544" calcext:value-type="float">
            <text:p>5.17044713160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60942" calcext:value-type="float">
            <text:p>1460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2944292455981" calcext:value-type="float">
            <text:p>4.92944292455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33420" calcext:value-type="float">
            <text:p>13334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610302230237" calcext:value-type="float">
            <text:p>5.32610302230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351140" calcext:value-type="float">
            <text:p>1351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876915762583" calcext:value-type="float">
            <text:p>5.26876915762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15007" calcext:value-type="float">
            <text:p>18150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8698962728607" calcext:value-type="float">
            <text:p>3.98698962728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87368" calcext:value-type="float">
            <text:p>1387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385593897421" calcext:value-type="float">
            <text:p>5.15385593897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382015" calcext:value-type="float">
            <text:p>13820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064510289197" calcext:value-type="float">
            <text:p>5.17064510289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11200" calcext:value-type="float">
            <text:p>13112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90832650001" calcext:value-type="float">
            <text:p>5.399083265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377165" calcext:value-type="float">
            <text:p>13771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591290279323" calcext:value-type="float">
            <text:p>5.18591290279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443640" calcext:value-type="float">
            <text:p>14436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8118360190218" calcext:value-type="float">
            <text:p>4.98118360190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80726" calcext:value-type="float">
            <text:p>13807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469764077224" calcext:value-type="float">
            <text:p>5.17469764077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73035" calcext:value-type="float">
            <text:p>13730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95659095086" calcext:value-type="float">
            <text:p>5.1989565909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41418" calcext:value-type="float">
            <text:p>134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013137379107" calcext:value-type="float">
            <text:p>5.30013137379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30431" calcext:value-type="float">
            <text:p>13304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584911359042" calcext:value-type="float">
            <text:p>5.33584911359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243522" calcext:value-type="float">
            <text:p>12435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92379398719" calcext:value-type="float">
            <text:p>5.6292379398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55424" calcext:value-type="float">
            <text:p>1755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3195235365959" calcext:value-type="float">
            <text:p>4.13195235365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44149" calcext:value-type="float">
            <text:p>13441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129853782816" calcext:value-type="float">
            <text:p>5.29129853782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949794" calcext:value-type="float">
            <text:p>19497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799959176791" calcext:value-type="float">
            <text:p>3.29799959176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394708" calcext:value-type="float">
            <text:p>1394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305396792269" calcext:value-type="float">
            <text:p>4.75305396792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322092" calcext:value-type="float">
            <text:p>13220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527011486649" calcext:value-type="float">
            <text:p>4.98527011486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66031" calcext:value-type="float">
            <text:p>14660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3645535012809" calcext:value-type="float">
            <text:p>4.53645535012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26701" calcext:value-type="float">
            <text:p>13267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015632313371" calcext:value-type="float">
            <text:p>4.97015632313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439029" calcext:value-type="float">
            <text:p>14390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19142666564" calcext:value-type="float">
            <text:p>4.61719142666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76300" calcext:value-type="float">
            <text:p>1376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07557892526" calcext:value-type="float">
            <text:p>4.8107557892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94166" calcext:value-type="float">
            <text:p>13941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474201558748" calcext:value-type="float">
            <text:p>4.75474201558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21650" calcext:value-type="float">
            <text:p>1421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995999424515" calcext:value-type="float">
            <text:p>4.66995999424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456981" calcext:value-type="float">
            <text:p>14569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334800482866" calcext:value-type="float">
            <text:p>4.56334800482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37808" calcext:value-type="float">
            <text:p>13378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394900125704" calcext:value-type="float">
            <text:p>4.93394900125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56266" calcext:value-type="float">
            <text:p>1356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443814164816" calcext:value-type="float">
            <text:p>4.87443814164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06366" calcext:value-type="float">
            <text:p>1306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723820046126" calcext:value-type="float">
            <text:p>5.03723820046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373693" calcext:value-type="float">
            <text:p>1373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899003605611" calcext:value-type="float">
            <text:p>4.81899003605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97217" calcext:value-type="float">
            <text:p>13972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24827723669" calcext:value-type="float">
            <text:p>4.74524827723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97103" calcext:value-type="float">
            <text:p>13971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60263587109" calcext:value-type="float">
            <text:p>4.74560263587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18195" calcext:value-type="float">
            <text:p>13181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809028801417" calcext:value-type="float">
            <text:p>4.99809028801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50561" calcext:value-type="float">
            <text:p>1350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274484309558" calcext:value-type="float">
            <text:p>4.89274484309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37906" calcext:value-type="float">
            <text:p>1337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363087413848" calcext:value-type="float">
            <text:p>4.9336308741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57869" calcext:value-type="float">
            <text:p>1257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53274670994" calcext:value-type="float">
            <text:p>5.20153274670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293246" calcext:value-type="float">
            <text:p>1293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107544987589" calcext:value-type="float">
            <text:p>5.08107544987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518073" calcext:value-type="float">
            <text:p>15180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8496032699715" calcext:value-type="float">
            <text:p>4.38496032699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537299" calcext:value-type="float">
            <text:p>15372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3030344124454" calcext:value-type="float">
            <text:p>4.33030344124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401102" calcext:value-type="float">
            <text:p>1401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318935796246" calcext:value-type="float">
            <text:p>4.73318935796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96088" calcext:value-type="float">
            <text:p>13960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147197174142" calcext:value-type="float">
            <text:p>4.57147197174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98587" calcext:value-type="float">
            <text:p>1398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370504213749" calcext:value-type="float">
            <text:p>4.56370504213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05140" calcext:value-type="float">
            <text:p>1305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402891173715" calcext:value-type="float">
            <text:p>4.86402891173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366993" calcext:value-type="float">
            <text:p>13669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93700658572" calcext:value-type="float">
            <text:p>4.66293700658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93185" calcext:value-type="float">
            <text:p>1393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05120143345" calcext:value-type="float">
            <text:p>4.5805120143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96920" calcext:value-type="float">
            <text:p>1396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888456046562" calcext:value-type="float">
            <text:p>4.56888456046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79407" calcext:value-type="float">
            <text:p>1379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36756577939" calcext:value-type="float">
            <text:p>4.623675657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071622" calcext:value-type="float">
            <text:p>2071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5749476881378" calcext:value-type="float">
            <text:p>2.85749476881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67171" calcext:value-type="float">
            <text:p>1367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3715363514" calcext:value-type="float">
            <text:p>4.6623715363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88632" calcext:value-type="float">
            <text:p>14886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272640870653" calcext:value-type="float">
            <text:p>4.29272640870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90754" calcext:value-type="float">
            <text:p>1390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809673622572" calcext:value-type="float">
            <text:p>4.58809673622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304344" calcext:value-type="float">
            <text:p>13043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667846558242" calcext:value-type="float">
            <text:p>4.86667846558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89946" calcext:value-type="float">
            <text:p>1389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062063273562" calcext:value-type="float">
            <text:p>4.59062063273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377185" calcext:value-type="float">
            <text:p>1377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067707510767" calcext:value-type="float">
            <text:p>4.63067707510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21006" calcext:value-type="float">
            <text:p>1321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15520114646" calcext:value-type="float">
            <text:p>4.8115520114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261769" calcext:value-type="float">
            <text:p>1261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80138169492" calcext:value-type="float">
            <text:p>5.01080138169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268028" calcext:value-type="float">
            <text:p>1268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931147789162" calcext:value-type="float">
            <text:p>4.98931147789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86398" calcext:value-type="float">
            <text:p>12863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684635133194" calcext:value-type="float">
            <text:p>4.92684635133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335134" calcext:value-type="float">
            <text:p>13351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535135709691" calcext:value-type="float">
            <text:p>4.76535135709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99059" calcext:value-type="float">
            <text:p>1399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22396172953" calcext:value-type="float">
            <text:p>4.5622396172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359634" calcext:value-type="float">
            <text:p>13596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637974996406" calcext:value-type="float">
            <text:p>4.68637974996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471840" calcext:value-type="float">
            <text:p>14718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199389814154" calcext:value-type="float">
            <text:p>4.34199389814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22900" calcext:value-type="float">
            <text:p>1322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32974872584" calcext:value-type="float">
            <text:p>4.80532974872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451541" calcext:value-type="float">
            <text:p>14515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230683973028" calcext:value-type="float">
            <text:p>4.40230683973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95071" calcext:value-type="float">
            <text:p>1395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46368040397" calcext:value-type="float">
            <text:p>4.5746368040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66198" calcext:value-type="float">
            <text:p>1366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275043572943" calcext:value-type="float">
            <text:p>4.84275043572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94989" calcext:value-type="float">
            <text:p>13949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17905749459" calcext:value-type="float">
            <text:p>4.75217905749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317288" calcext:value-type="float">
            <text:p>2317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808676142935" calcext:value-type="float">
            <text:p>2.54808676142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07695" calcext:value-type="float">
            <text:p>16076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3585027710253" calcext:value-type="float">
            <text:p>4.13585027710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89640" calcext:value-type="float">
            <text:p>1389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886382261729" calcext:value-type="float">
            <text:p>4.76886382261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72042" calcext:value-type="float">
            <text:p>1372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21282904987" calcext:value-type="float">
            <text:p>4.82421282904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34810" calcext:value-type="float">
            <text:p>1634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6321403209516" calcext:value-type="float">
            <text:p>4.06321403209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406793" calcext:value-type="float">
            <text:p>14067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558490137982" calcext:value-type="float">
            <text:p>4.7155849013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20599" calcext:value-type="float">
            <text:p>1320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017724725893" calcext:value-type="float">
            <text:p>4.99017724725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18827" calcext:value-type="float">
            <text:p>1318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600859041879" calcext:value-type="float">
            <text:p>4.99600859041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11026" calcext:value-type="float">
            <text:p>13110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177384186273" calcext:value-type="float">
            <text:p>5.02177384186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36121" calcext:value-type="float">
            <text:p>14361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597655985192" calcext:value-type="float">
            <text:p>4.62597655985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57156" calcext:value-type="float">
            <text:p>13571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158917747852" calcext:value-type="float">
            <text:p>4.87158917747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297248" calcext:value-type="float">
            <text:p>1297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76567899656" calcext:value-type="float">
            <text:p>5.0676567899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90005" calcext:value-type="float">
            <text:p>1390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772326339619" calcext:value-type="float">
            <text:p>4.76772326339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330924" calcext:value-type="float">
            <text:p>1330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635432216898" calcext:value-type="float">
            <text:p>4.95635432216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80782" calcext:value-type="float">
            <text:p>1380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63571895684" calcext:value-type="float">
            <text:p>4.79663571895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36520" calcext:value-type="float">
            <text:p>1436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477011951082" calcext:value-type="float">
            <text:p>4.62477011951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610160" calcext:value-type="float">
            <text:p>16101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919655213796" calcext:value-type="float">
            <text:p>4.12919655213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388796" calcext:value-type="float">
            <text:p>1388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150231818818" calcext:value-type="float">
            <text:p>4.77150231818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780839" calcext:value-type="float">
            <text:p>5780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2202185367953" calcext:value-type="float">
            <text:p>-1.4220218536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472001" calcext:value-type="float">
            <text:p>14720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880583762879" calcext:value-type="float">
            <text:p>4.51880583762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647202" calcext:value-type="float">
            <text:p>1647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304182787923" calcext:value-type="float">
            <text:p>4.0304182787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84992" calcext:value-type="float">
            <text:p>1484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8064574787915" calcext:value-type="float">
            <text:p>4.48064574787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83963" calcext:value-type="float">
            <text:p>14839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6357563067859" calcext:value-type="float">
            <text:p>5.06357563067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38602" calcext:value-type="float">
            <text:p>14386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839976040828" calcext:value-type="float">
            <text:p>5.1983997604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050462" calcext:value-type="float">
            <text:p>20504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5928910603752" calcext:value-type="float">
            <text:p>3.65928910603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70062" calcext:value-type="float">
            <text:p>14700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0444984234822" calcext:value-type="float">
            <text:p>5.10444984234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81834" calcext:value-type="float">
            <text:p>13818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324761491928" calcext:value-type="float">
            <text:p>5.37324761491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74453" calcext:value-type="float">
            <text:p>13744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650742228529" calcext:value-type="float">
            <text:p>5.39650742228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31019" calcext:value-type="float">
            <text:p>14310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135235743587" calcext:value-type="float">
            <text:p>5.22135235743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70317" calcext:value-type="float">
            <text:p>13703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959590209742" calcext:value-type="float">
            <text:p>5.40959590209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03108" calcext:value-type="float">
            <text:p>14031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689534958111" calcext:value-type="float">
            <text:p>5.30689534958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55527" calcext:value-type="float">
            <text:p>13555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672463302344" calcext:value-type="float">
            <text:p>5.45672463302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431250" calcext:value-type="float">
            <text:p>14312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065136094995" calcext:value-type="float">
            <text:p>5.22065136094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521706" calcext:value-type="float">
            <text:p>1521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5449882760495" calcext:value-type="float">
            <text:p>4.95449882760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407902" calcext:value-type="float">
            <text:p>14079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9208209907852" calcext:value-type="float">
            <text:p>5.29208209907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991098" calcext:value-type="float">
            <text:p>19910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78687999653203" calcext:value-type="float">
            <text:p>3.78687999653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414029" calcext:value-type="float">
            <text:p>14140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322319379729" calcext:value-type="float">
            <text:p>5.27322319379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489978" calcext:value-type="float">
            <text:p>14899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4600779815771" calcext:value-type="float">
            <text:p>5.04600779815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14455" calcext:value-type="float">
            <text:p>13144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9034913032439" calcext:value-type="float">
            <text:p>5.59034913032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228322" calcext:value-type="float">
            <text:p>12283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8468405381028" calcext:value-type="float">
            <text:p>5.88468405381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09571" calcext:value-type="float">
            <text:p>12095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5149269899401" calcext:value-type="float">
            <text:p>5.95149269899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43432" calcext:value-type="float">
            <text:p>12434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158595937594" calcext:value-type="float">
            <text:p>5.83158595937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17530" calcext:value-type="float">
            <text:p>12175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2300964722725" calcext:value-type="float">
            <text:p>5.92300964722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8644" calcext:value-type="float">
            <text:p>12386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780948199796" calcext:value-type="float">
            <text:p>6.51780948199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324051" calcext:value-type="float">
            <text:p>1324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822737819754" calcext:value-type="float">
            <text:p>6.22822737819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25828" calcext:value-type="float">
            <text:p>12258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297914311968" calcext:value-type="float">
            <text:p>6.56297914311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9495" calcext:value-type="float">
            <text:p>12294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000684538766" calcext:value-type="float">
            <text:p>6.55000684538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737256" calcext:value-type="float">
            <text:p>17372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4863631180575" calcext:value-type="float">
            <text:p>5.04863631180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60698" calcext:value-type="float">
            <text:p>12606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4116387607557" calcext:value-type="float">
            <text:p>6.44116387607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22158" calcext:value-type="float">
            <text:p>12221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7600096548872" calcext:value-type="float">
            <text:p>6.57600096548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43257" calcext:value-type="float">
            <text:p>1343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568339019029" calcext:value-type="float">
            <text:p>6.16568339019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32424" calcext:value-type="float">
            <text:p>12324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396730436853" calcext:value-type="float">
            <text:p>6.5396730436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34301" calcext:value-type="float">
            <text:p>12343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3306370620452" calcext:value-type="float">
            <text:p>6.53306370620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5521" calcext:value-type="float">
            <text:p>12355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2877320015983" calcext:value-type="float">
            <text:p>6.52877320015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31537" calcext:value-type="float">
            <text:p>12315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279987257657" calcext:value-type="float">
            <text:p>6.54279987257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271656" calcext:value-type="float">
            <text:p>12716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357806748354" calcext:value-type="float">
            <text:p>6.4035780674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315268" calcext:value-type="float">
            <text:p>1315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713197453335" calcext:value-type="float">
            <text:p>6.25713197453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243541" calcext:value-type="float">
            <text:p>1243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06734277788" calcext:value-type="float">
            <text:p>6.5006734277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31827" calcext:value-type="float">
            <text:p>12318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177732454604" calcext:value-type="float">
            <text:p>6.54177732454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334409" calcext:value-type="float">
            <text:p>13344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9438489039021" calcext:value-type="float">
            <text:p>6.19438489039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557198" calcext:value-type="float">
            <text:p>15571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2383614210434" calcext:value-type="float">
            <text:p>5.52383614210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43049" calcext:value-type="float">
            <text:p>12430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391768822962" calcext:value-type="float">
            <text:p>7.01391768822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31533" calcext:value-type="float">
            <text:p>13315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528083114135" calcext:value-type="float">
            <text:p>6.71528083114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06420" calcext:value-type="float">
            <text:p>1206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438148903585" calcext:value-type="float">
            <text:p>7.1438148903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211915" calcext:value-type="float">
            <text:p>1211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407856528234" calcext:value-type="float">
            <text:p>7.12407856528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29103" calcext:value-type="float">
            <text:p>12291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291738642098" calcext:value-type="float">
            <text:p>7.06291738642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18632" calcext:value-type="float">
            <text:p>12186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007439287651" calcext:value-type="float">
            <text:p>7.10007439287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32707" calcext:value-type="float">
            <text:p>12327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020155188499" calcext:value-type="float">
            <text:p>7.05020155188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14518" calcext:value-type="float">
            <text:p>121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476061609476" calcext:value-type="float">
            <text:p>7.11476061609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22302" calcext:value-type="float">
            <text:p>12223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701494965024" calcext:value-type="float">
            <text:p>7.0870149496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08956" calcext:value-type="float">
            <text:p>1208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3469522360007" calcext:value-type="float">
            <text:p>7.13469522360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13949" calcext:value-type="float">
            <text:p>12139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679575649177" calcext:value-type="float">
            <text:p>7.11679575649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765233" calcext:value-type="float">
            <text:p>17652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9077979611329" calcext:value-type="float">
            <text:p>5.4907797961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84240" calcext:value-type="float">
            <text:p>1284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233824658215" calcext:value-type="float">
            <text:p>6.87233824658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338444" calcext:value-type="float">
            <text:p>13384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279812160877" calcext:value-type="float">
            <text:p>6.6927981216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37480" calcext:value-type="float">
            <text:p>12374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341828695906" calcext:value-type="float">
            <text:p>7.03341828695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225858" calcext:value-type="float">
            <text:p>1225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439851719691" calcext:value-type="float">
            <text:p>7.07439851719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25633" calcext:value-type="float">
            <text:p>12256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548251749707" calcext:value-type="float">
            <text:p>7.35548251749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16746" calcext:value-type="float">
            <text:p>12167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708770321357" calcext:value-type="float">
            <text:p>7.38708770321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20015" calcext:value-type="float">
            <text:p>13200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329831172492" calcext:value-type="float">
            <text:p>7.03329831172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421137" calcext:value-type="float">
            <text:p>1421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1272750849849" calcext:value-type="float">
            <text:p>6.71272750849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53744" calcext:value-type="float">
            <text:p>1253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699829869745" calcext:value-type="float">
            <text:p>7.25699829869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26305" calcext:value-type="float">
            <text:p>12263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310198504359" calcext:value-type="float">
            <text:p>7.35310198504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65979" calcext:value-type="float">
            <text:p>12659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482195830185" calcext:value-type="float">
            <text:p>7.21482195830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18054" calcext:value-type="float">
            <text:p>12180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242155209663" calcext:value-type="float">
            <text:p>7.38242155209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56037" calcext:value-type="float">
            <text:p>14560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736286348522" calcext:value-type="float">
            <text:p>6.60736286348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426577" calcext:value-type="float">
            <text:p>14265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613479690295" calcext:value-type="float">
            <text:p>6.69613479690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61264" calcext:value-type="float">
            <text:p>1261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3102697584865" calcext:value-type="float">
            <text:p>7.23102697584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23604" calcext:value-type="float">
            <text:p>1223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267809477572" calcext:value-type="float">
            <text:p>7.36267809477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03767" calcext:value-type="float">
            <text:p>1203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3366264087109" calcext:value-type="float">
            <text:p>7.43366264087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237785" calcext:value-type="float">
            <text:p>12377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263482089646" calcext:value-type="float">
            <text:p>7.31263482089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224447" calcext:value-type="float">
            <text:p>12244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968706017133" calcext:value-type="float">
            <text:p>7.35968706017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35555" calcext:value-type="float">
            <text:p>1235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017934813701" calcext:value-type="float">
            <text:p>7.04017934813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78696" calcext:value-type="float">
            <text:p>1278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9112710719428" calcext:value-type="float">
            <text:p>6.89112710719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16373" calcext:value-type="float">
            <text:p>12163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813245859774" calcext:value-type="float">
            <text:p>7.10813245859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23067" calcext:value-type="float">
            <text:p>1223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429768866022" calcext:value-type="float">
            <text:p>7.08429768866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35876" calcext:value-type="float">
            <text:p>12358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905118773541" calcext:value-type="float">
            <text:p>7.03905118773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32721" calcext:value-type="float">
            <text:p>15327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0416909578972" calcext:value-type="float">
            <text:p>6.10416909578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37787" calcext:value-type="float">
            <text:p>12377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234100190958" calcext:value-type="float">
            <text:p>7.03234100190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31483" calcext:value-type="float">
            <text:p>12314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51596343254" calcext:value-type="float">
            <text:p>7.05451596343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23152" calcext:value-type="float">
            <text:p>12231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399587569109" calcext:value-type="float">
            <text:p>7.08399587569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298861" calcext:value-type="float">
            <text:p>1298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2317340607467" calcext:value-type="float">
            <text:p>6.82317340607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409873" calcext:value-type="float">
            <text:p>14098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6700023754865" calcext:value-type="float">
            <text:p>6.46700023754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257167" calcext:value-type="float">
            <text:p>12571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487044860131" calcext:value-type="float">
            <text:p>6.9648704486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25615" calcext:value-type="float">
            <text:p>12256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525949799864" calcext:value-type="float">
            <text:p>7.07525949799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33154" calcext:value-type="float">
            <text:p>12331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86270135348" calcext:value-type="float">
            <text:p>7.0486270135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16848" calcext:value-type="float">
            <text:p>1216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643684704807" calcext:value-type="float">
            <text:p>7.10643684704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219137" calcext:value-type="float">
            <text:p>12191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9827505326313" calcext:value-type="float">
            <text:p>7.09827505326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54038" calcext:value-type="float">
            <text:p>1254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935628482956" calcext:value-type="float">
            <text:p>6.22935628482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94213" calcext:value-type="float">
            <text:p>12942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240567344954" calcext:value-type="float">
            <text:p>6.09240567344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364170" calcext:value-type="float">
            <text:p>1364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377830658037" calcext:value-type="float">
            <text:p>5.86377830658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14759" calcext:value-type="float">
            <text:p>14147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0563859833342" calcext:value-type="float">
            <text:p>5.70563859833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02169" calcext:value-type="float">
            <text:p>13021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6578973085961" calcext:value-type="float">
            <text:p>6.06578973085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268938" calcext:value-type="float">
            <text:p>12689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80592212608" calcext:value-type="float">
            <text:p>6.1780592212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43241" calcext:value-type="float">
            <text:p>12432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691001221535" calcext:value-type="float">
            <text:p>6.26691001221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216563" calcext:value-type="float">
            <text:p>1216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6111721326417" calcext:value-type="float">
            <text:p>6.36111721326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224667" calcext:value-type="float">
            <text:p>12246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3228309759457" calcext:value-type="float">
            <text:p>6.33228309759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03223" calcext:value-type="float">
            <text:p>14032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4119630686571" calcext:value-type="float">
            <text:p>5.74119630686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25459" calcext:value-type="float">
            <text:p>12254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947539512011" calcext:value-type="float">
            <text:p>6.32947539512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219707" calcext:value-type="float">
            <text:p>12197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990808940608" calcext:value-type="float">
            <text:p>6.34990808940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228966" calcext:value-type="float">
            <text:p>12289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706457152974" calcext:value-type="float">
            <text:p>6.31706457152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232040" calcext:value-type="float">
            <text:p>12320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621517147403" calcext:value-type="float">
            <text:p>6.30621517147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792570" calcext:value-type="float">
            <text:p>17925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67770201312327" calcext:value-type="float">
            <text:p>4.67770201312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326731" calcext:value-type="float">
            <text:p>13267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463448364891" calcext:value-type="float">
            <text:p>5.98463448364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73101" calcext:value-type="float">
            <text:p>12731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383465944684" calcext:value-type="float">
            <text:p>6.16383465944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257175" calcext:value-type="float">
            <text:p>12571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850589102869" calcext:value-type="float">
            <text:p>6.21850589102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283464" calcext:value-type="float">
            <text:p>1283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862633604744" calcext:value-type="float">
            <text:p>6.12862633604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62176" calcext:value-type="float">
            <text:p>13621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344042825881" calcext:value-type="float">
            <text:p>5.23344042825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38894" calcext:value-type="float">
            <text:p>1238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543117413118" calcext:value-type="float">
            <text:p>5.64543117413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60831" calcext:value-type="float">
            <text:p>1260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920388805116" calcext:value-type="float">
            <text:p>5.56920388805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78097" calcext:value-type="float">
            <text:p>1278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013451607735" calcext:value-type="float">
            <text:p>5.51013451607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01270" calcext:value-type="float">
            <text:p>13012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209849559892" calcext:value-type="float">
            <text:p>5.43209849559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68311" calcext:value-type="float">
            <text:p>13683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392448747545" calcext:value-type="float">
            <text:p>5.21392448747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60774" calcext:value-type="float">
            <text:p>13607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791264344773" calcext:value-type="float">
            <text:p>5.23791264344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12352" calcext:value-type="float">
            <text:p>13123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526929618754" calcext:value-type="float">
            <text:p>5.39526929618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544483" calcext:value-type="float">
            <text:p>15444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8794134643063" calcext:value-type="float">
            <text:p>4.68794134643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745893773833" calcext:value-type="float">
            <text:p>5.11745893773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97836" calcext:value-type="float">
            <text:p>1397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121045919626" calcext:value-type="float">
            <text:p>5.12121045919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345041" calcext:value-type="float">
            <text:p>13450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841744209253" calcext:value-type="float">
            <text:p>5.28841744209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86938" calcext:value-type="float">
            <text:p>13869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520219730847" calcext:value-type="float">
            <text:p>5.15520219730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412799" calcext:value-type="float">
            <text:p>14127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4968882289" calcext:value-type="float">
            <text:p>5.074968882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72569" calcext:value-type="float">
            <text:p>13725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043081105333" calcext:value-type="float">
            <text:p>5.2004308110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29960" calcext:value-type="float">
            <text:p>13299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738687779962" calcext:value-type="float">
            <text:p>5.33738687779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97471" calcext:value-type="float">
            <text:p>13974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234462790685" calcext:value-type="float">
            <text:p>5.12234462790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46421" calcext:value-type="float">
            <text:p>13464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396390392222" calcext:value-type="float">
            <text:p>5.2839639039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217" calcext:value-type="float">
            <text:p>13202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931946343707" calcext:value-type="float">
            <text:p>5.36931946343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84549" calcext:value-type="float">
            <text:p>14845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598273028471" calcext:value-type="float">
            <text:p>4.8598273028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51809" calcext:value-type="float">
            <text:p>14518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5667782724736" calcext:value-type="float">
            <text:p>4.95667782724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507665" calcext:value-type="float">
            <text:p>15076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9272414132064" calcext:value-type="float">
            <text:p>4.79272414132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76174" calcext:value-type="float">
            <text:p>13761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115340321558" calcext:value-type="float">
            <text:p>4.81115340321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00676" calcext:value-type="float">
            <text:p>1300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619562060112" calcext:value-type="float">
            <text:p>5.05619562060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92456" calcext:value-type="float">
            <text:p>12924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372921779949" calcext:value-type="float">
            <text:p>5.08372921779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86424" calcext:value-type="float">
            <text:p>13864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892621079434" calcext:value-type="float">
            <text:p>4.77892621079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310484" calcext:value-type="float">
            <text:p>1310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56965887313" calcext:value-type="float">
            <text:p>5.02356965887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401996" calcext:value-type="float">
            <text:p>1401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041914243674" calcext:value-type="float">
            <text:p>4.73041914243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314694" calcext:value-type="float">
            <text:p>1314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964007896457" calcext:value-type="float">
            <text:p>5.00964007896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53096" calcext:value-type="float">
            <text:p>1253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804345123008" calcext:value-type="float">
            <text:p>5.2180434512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74351" calcext:value-type="float">
            <text:p>13743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691026022607" calcext:value-type="float">
            <text:p>4.81691026022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604484" calcext:value-type="float">
            <text:p>1604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453298155885" calcext:value-type="float">
            <text:p>4.14453298155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44089" calcext:value-type="float">
            <text:p>13440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360661951644" calcext:value-type="float">
            <text:p>4.91360661951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24003" calcext:value-type="float">
            <text:p>1324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899719647764" calcext:value-type="float">
            <text:p>4.97899719647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344247" calcext:value-type="float">
            <text:p>13442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309612880234" calcext:value-type="float">
            <text:p>4.91309612880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288110" calcext:value-type="float">
            <text:p>1288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835736993972" calcext:value-type="float">
            <text:p>5.09835736993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85011" calcext:value-type="float">
            <text:p>1385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335466144248" calcext:value-type="float">
            <text:p>4.78335466144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365139" calcext:value-type="float">
            <text:p>13651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611814816756" calcext:value-type="float">
            <text:p>4.84611814816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52726" calcext:value-type="float">
            <text:p>1252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932597616179" calcext:value-type="float">
            <text:p>5.21932597616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408041" calcext:value-type="float">
            <text:p>1408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173387820098" calcext:value-type="float">
            <text:p>4.71173387820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76844" calcext:value-type="float">
            <text:p>13768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903952449325" calcext:value-type="float">
            <text:p>4.80903952449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489858" calcext:value-type="float">
            <text:p>14898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6643811499901" calcext:value-type="float">
            <text:p>4.46643811499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369128" calcext:value-type="float">
            <text:p>13691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344636507268" calcext:value-type="float">
            <text:p>4.83344636507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688655" calcext:value-type="float">
            <text:p>1688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247758532132" calcext:value-type="float">
            <text:p>3.9224775853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321694" calcext:value-type="float">
            <text:p>1321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657770334077" calcext:value-type="float">
            <text:p>4.98657770334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61617" calcext:value-type="float">
            <text:p>13616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733723792763" calcext:value-type="float">
            <text:p>4.85733723792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83397" calcext:value-type="float">
            <text:p>13833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113161784388" calcext:value-type="float">
            <text:p>4.61113161784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05138" calcext:value-type="float">
            <text:p>13051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403556688242" calcext:value-type="float">
            <text:p>4.86403556688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362329" calcext:value-type="float">
            <text:p>1362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777989749597" calcext:value-type="float">
            <text:p>4.6777798974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62609" calcext:value-type="float">
            <text:p>1262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791110632203" calcext:value-type="float">
            <text:p>5.00791110632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341774" calcext:value-type="float">
            <text:p>1341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380619174853" calcext:value-type="float">
            <text:p>4.74380619174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68539" calcext:value-type="float">
            <text:p>13685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802813079479" calcext:value-type="float">
            <text:p>4.65802813079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99720" calcext:value-type="float">
            <text:p>1299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210189446097" calcext:value-type="float">
            <text:p>4.88210189446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275147" calcext:value-type="float">
            <text:p>1275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499737845157" calcext:value-type="float">
            <text:p>4.96499737845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92307" calcext:value-type="float">
            <text:p>1392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24984713201" calcext:value-type="float">
            <text:p>4.58324984713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621329" calcext:value-type="float">
            <text:p>1621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188840522216" calcext:value-type="float">
            <text:p>3.92188840522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08289" calcext:value-type="float">
            <text:p>1308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356301436352" calcext:value-type="float">
            <text:p>4.85356301436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68769" calcext:value-type="float">
            <text:p>1368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29830622939" calcext:value-type="float">
            <text:p>4.6572983062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55561" calcext:value-type="float">
            <text:p>1455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029580654285" calcext:value-type="float">
            <text:p>4.39029580654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300159" calcext:value-type="float">
            <text:p>1300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06352471334" calcext:value-type="float">
            <text:p>4.8806352471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01686" calcext:value-type="float">
            <text:p>1301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553757413592" calcext:value-type="float">
            <text:p>4.87553757413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83316" calcext:value-type="float">
            <text:p>1383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138591131808" calcext:value-type="float">
            <text:p>4.61138591131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19199" calcext:value-type="float">
            <text:p>1319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49677902117" calcext:value-type="float">
            <text:p>4.81749677902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56091" calcext:value-type="float">
            <text:p>13560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771157643666" calcext:value-type="float">
            <text:p>4.69771157643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82287" calcext:value-type="float">
            <text:p>1382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46176769945" calcext:value-type="float">
            <text:p>4.6146176769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323551" calcext:value-type="float">
            <text:p>13235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319310827096" calcext:value-type="float">
            <text:p>4.80319310827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427412" calcext:value-type="float">
            <text:p>1427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510647854876" calcext:value-type="float">
            <text:p>4.47510647854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408279" calcext:value-type="float">
            <text:p>1408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371288114842" calcext:value-type="float">
            <text:p>4.53371288114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674806" calcext:value-type="float">
            <text:p>1674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095483244055" calcext:value-type="float">
            <text:p>3.78095483244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414374" calcext:value-type="float">
            <text:p>1414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495727086789" calcext:value-type="float">
            <text:p>4.51495727086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635535" calcext:value-type="float">
            <text:p>1635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8400148984832" calcext:value-type="float">
            <text:p>3.8840014898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93843" calcext:value-type="float">
            <text:p>13938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574830443578" calcext:value-type="float">
            <text:p>4.75574830443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410118" calcext:value-type="float">
            <text:p>1410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533232454674" calcext:value-type="float">
            <text:p>4.70533232454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07952" calcext:value-type="float">
            <text:p>1307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9688251764" calcext:value-type="float">
            <text:p>5.0319688251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38686" calcext:value-type="float">
            <text:p>12386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827459705418" calcext:value-type="float">
            <text:p>5.26827459705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421921" calcext:value-type="float">
            <text:p>14219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913220548973" calcext:value-type="float">
            <text:p>4.66913220548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16920" calcext:value-type="float">
            <text:p>13169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229295474893" calcext:value-type="float">
            <text:p>5.00229295474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257948" calcext:value-type="float">
            <text:p>1257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25999822242" calcext:value-type="float">
            <text:p>5.20125999822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708682" calcext:value-type="float">
            <text:p>17086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7127444392855" calcext:value-type="float">
            <text:p>3.87127444392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97278" calcext:value-type="float">
            <text:p>13972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05867615742" calcext:value-type="float">
            <text:p>4.74505867615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02707" calcext:value-type="float">
            <text:p>1402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821724524301" calcext:value-type="float">
            <text:p>4.72821724524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66821" calcext:value-type="float">
            <text:p>13668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077046071343" calcext:value-type="float">
            <text:p>4.84077046071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01751" calcext:value-type="float">
            <text:p>1301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2607688301" calcext:value-type="float">
            <text:p>5.052607688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63683" calcext:value-type="float">
            <text:p>14636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4341660069272" calcext:value-type="float">
            <text:p>4.54341660069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282232" calcext:value-type="float">
            <text:p>12822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822077655832" calcext:value-type="float">
            <text:p>5.11822077655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52522" calcext:value-type="float">
            <text:p>13525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644350770616" calcext:value-type="float">
            <text:p>4.88644350770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414347" calcext:value-type="float">
            <text:p>14143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232715198172" calcext:value-type="float">
            <text:p>4.69232715198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67829" calcext:value-type="float">
            <text:p>13678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75688162062" calcext:value-type="float">
            <text:p>4.8375688162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84383" calcext:value-type="float">
            <text:p>1284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094140158949" calcext:value-type="float">
            <text:p>5.11094140158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867372" calcext:value-type="float">
            <text:p>1867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8557846238254" calcext:value-type="float">
            <text:p>3.48557846238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15502" calcext:value-type="float">
            <text:p>1315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97176107179" calcext:value-type="float">
            <text:p>5.00697176107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504432" calcext:value-type="float">
            <text:p>15044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2416126297907" calcext:value-type="float">
            <text:p>4.42416126297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28650" calcext:value-type="float">
            <text:p>1328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378096938776" calcext:value-type="float">
            <text:p>4.96378096938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99448" calcext:value-type="float">
            <text:p>1299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029783775253" calcext:value-type="float">
            <text:p>5.0602978377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95367" calcext:value-type="float">
            <text:p>1395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002409675" calcext:value-type="float">
            <text:p>4.751002409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06132" calcext:value-type="float">
            <text:p>13061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1793566056797" calcext:value-type="float">
            <text:p>5.61793566056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46147" calcext:value-type="float">
            <text:p>13461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688148102768" calcext:value-type="float">
            <text:p>5.4868814810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59750" calcext:value-type="float">
            <text:p>13597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4321568291749" calcext:value-type="float">
            <text:p>5.44321568291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75280" calcext:value-type="float">
            <text:p>13752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89508467024" calcext:value-type="float">
            <text:p>5.3938950846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56229" calcext:value-type="float">
            <text:p>1356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447609198135" calcext:value-type="float">
            <text:p>5.45447609198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93001" calcext:value-type="float">
            <text:p>13930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829207585916" calcext:value-type="float">
            <text:p>5.33829207585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882859" calcext:value-type="float">
            <text:p>18828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2962837172137" calcext:value-type="float">
            <text:p>4.02962837172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411827" calcext:value-type="float">
            <text:p>14118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999152624389" calcext:value-type="float">
            <text:p>5.27999152624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11005" calcext:value-type="float">
            <text:p>13110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176287743894" calcext:value-type="float">
            <text:p>5.60176287743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41119" calcext:value-type="float">
            <text:p>13411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313320455024" calcext:value-type="float">
            <text:p>5.5031332045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70962" calcext:value-type="float">
            <text:p>12709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648069833149" calcext:value-type="float">
            <text:p>5.73648069833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65721" calcext:value-type="float">
            <text:p>13657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418648392588" calcext:value-type="float">
            <text:p>5.42418648392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91467" calcext:value-type="float">
            <text:p>12914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6973223668" calcext:value-type="float">
            <text:p>5.66697322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43852" calcext:value-type="float">
            <text:p>14438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8257957003404" calcext:value-type="float">
            <text:p>5.1825795700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19399" calcext:value-type="float">
            <text:p>13193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404485195238" calcext:value-type="float">
            <text:p>5.574044851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238898" calcext:value-type="float">
            <text:p>12388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745083931272" calcext:value-type="float">
            <text:p>5.84745083931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53552" calcext:value-type="float">
            <text:p>13535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305690870618" calcext:value-type="float">
            <text:p>5.46305690870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01117" calcext:value-type="float">
            <text:p>13011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3464284513516" calcext:value-type="float">
            <text:p>5.63464284513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41606" calcext:value-type="float">
            <text:p>17416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36830723557127" calcext:value-type="float">
            <text:p>4.36830723557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492382" calcext:value-type="float">
            <text:p>14923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390063351511" calcext:value-type="float">
            <text:p>5.0390063351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21226" calcext:value-type="float">
            <text:p>13212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803524327984" calcext:value-type="float">
            <text:p>5.56803524327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77565" calcext:value-type="float">
            <text:p>1277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8344446047429" calcext:value-type="float">
            <text:p>6.38344446047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01144" calcext:value-type="float">
            <text:p>13011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402088076567" calcext:value-type="float">
            <text:p>6.30402088076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66837" calcext:value-type="float">
            <text:p>13668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010724917971" calcext:value-type="float">
            <text:p>6.09010724917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21665" calcext:value-type="float">
            <text:p>13216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606062193757" calcext:value-type="float">
            <text:p>6.23606062193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454138" calcext:value-type="float">
            <text:p>14541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121827754017" calcext:value-type="float">
            <text:p>5.82121827754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59060" calcext:value-type="float">
            <text:p>12590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4681024736648" calcext:value-type="float">
            <text:p>6.44681024736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34321" calcext:value-type="float">
            <text:p>13343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946713031365" calcext:value-type="float">
            <text:p>6.1946713031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49330" calcext:value-type="float">
            <text:p>13493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609275218351" calcext:value-type="float">
            <text:p>6.14609275218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659811" calcext:value-type="float">
            <text:p>16598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4668813023668" calcext:value-type="float">
            <text:p>5.2466881302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420452" calcext:value-type="float">
            <text:p>14204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300888865765" calcext:value-type="float">
            <text:p>5.92300888865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96837" calcext:value-type="float">
            <text:p>14968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9552941608356" calcext:value-type="float">
            <text:p>5.69552941608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347143" calcext:value-type="float">
            <text:p>13471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5313752689617" calcext:value-type="float">
            <text:p>6.15313752689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408294" calcext:value-type="float">
            <text:p>14082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034122478594" calcext:value-type="float">
            <text:p>5.9603412247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70787" calcext:value-type="float">
            <text:p>13707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757474366429" calcext:value-type="float">
            <text:p>6.07757474366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79461" calcext:value-type="float">
            <text:p>12794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7700399026714" calcext:value-type="float">
            <text:p>6.3770039902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49176" calcext:value-type="float">
            <text:p>13491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658844387577" calcext:value-type="float">
            <text:p>6.1465884438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656578" calcext:value-type="float">
            <text:p>1656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5515562005634" calcext:value-type="float">
            <text:p>5.25515562005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433329" calcext:value-type="float">
            <text:p>14333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8381563592622" calcext:value-type="float">
            <text:p>5.8838156359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70077" calcext:value-type="float">
            <text:p>13700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135041621694" calcext:value-type="float">
            <text:p>6.59135041621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21067" calcext:value-type="float">
            <text:p>1321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955173240217" calcext:value-type="float">
            <text:p>6.74955173240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47708" calcext:value-type="float">
            <text:p>16477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8999767036848" calcext:value-type="float">
            <text:p>5.78999767036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39051" calcext:value-type="float">
            <text:p>1339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082899184359" calcext:value-type="float">
            <text:p>6.69082899184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51549" calcext:value-type="float">
            <text:p>1351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048221808886" calcext:value-type="float">
            <text:p>6.65048221808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16493" calcext:value-type="float">
            <text:p>14164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665584671089" calcext:value-type="float">
            <text:p>6.44665584671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58158" calcext:value-type="float">
            <text:p>13581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929721231219" calcext:value-type="float">
            <text:p>6.62929721231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27443" calcext:value-type="float">
            <text:p>13274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864135663595" calcext:value-type="float">
            <text:p>6.72864135663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76501" calcext:value-type="float">
            <text:p>13765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103486108497" calcext:value-type="float">
            <text:p>6.57103486108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48978" calcext:value-type="float">
            <text:p>12489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325228739955" calcext:value-type="float">
            <text:p>6.99325228739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62743" calcext:value-type="float">
            <text:p>1262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565047659034" calcext:value-type="float">
            <text:p>6.94565047659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34698" calcext:value-type="float">
            <text:p>13346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497007651535" calcext:value-type="float">
            <text:p>6.70497007651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253068" calcext:value-type="float">
            <text:p>12530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90537793536" calcext:value-type="float">
            <text:p>6.979053779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295592" calcext:value-type="float">
            <text:p>1295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411759672023" calcext:value-type="float">
            <text:p>6.83411759672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645334" calcext:value-type="float">
            <text:p>16453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9625945068377" calcext:value-type="float">
            <text:p>5.79625945068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84608" calcext:value-type="float">
            <text:p>13846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553180791019" calcext:value-type="float">
            <text:p>6.54553180791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67955" calcext:value-type="float">
            <text:p>1367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836886368437" calcext:value-type="float">
            <text:p>6.87836886368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469827" calcext:value-type="float">
            <text:p>14698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6642476621661" calcext:value-type="float">
            <text:p>6.56642476621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45824" calcext:value-type="float">
            <text:p>13458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920428731324" calcext:value-type="float">
            <text:p>6.94920428731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70544" calcext:value-type="float">
            <text:p>1370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01571480793" calcext:value-type="float">
            <text:p>6.870157148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13578" calcext:value-type="float">
            <text:p>1313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452831307264" calcext:value-type="float">
            <text:p>7.05452831307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38396" calcext:value-type="float">
            <text:p>1238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049156938271" calcext:value-type="float">
            <text:p>7.31049156938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444927" calcext:value-type="float">
            <text:p>14449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4062791112974" calcext:value-type="float">
            <text:p>6.64062791112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93662" calcext:value-type="float">
            <text:p>12936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087876135514" calcext:value-type="float">
            <text:p>7.12087876135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25879" calcext:value-type="float">
            <text:p>13258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404805444668" calcext:value-type="float">
            <text:p>7.01404805444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11340" calcext:value-type="float">
            <text:p>17113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0572396065698" calcext:value-type="float">
            <text:p>5.90572396065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23512" calcext:value-type="float">
            <text:p>14235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547564976878" calcext:value-type="float">
            <text:p>6.70547564976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265844" calcext:value-type="float">
            <text:p>12658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528510090789" calcext:value-type="float">
            <text:p>7.21528510090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74525" calcext:value-type="float">
            <text:p>13745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756054271496" calcext:value-type="float">
            <text:p>6.85756054271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41802" calcext:value-type="float">
            <text:p>13418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220262644331" calcext:value-type="float">
            <text:p>6.96220262644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81979" calcext:value-type="float">
            <text:p>13819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407253791749" calcext:value-type="float">
            <text:p>6.83407253791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16236" calcext:value-type="float">
            <text:p>13162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546252451639" calcext:value-type="float">
            <text:p>6.76546252451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287317" calcext:value-type="float">
            <text:p>12873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194512864954" calcext:value-type="float">
            <text:p>6.86194512864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400659" calcext:value-type="float">
            <text:p>14006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54760114764" calcext:value-type="float">
            <text:p>6.4954760114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462264" calcext:value-type="float">
            <text:p>4462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46324756561757" calcext:value-type="float">
            <text:p>1.46324756561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68148" calcext:value-type="float">
            <text:p>20681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80298402997879" calcext:value-type="float">
            <text:p>4.80298402997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406235" calcext:value-type="float">
            <text:p>14062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822114387818" calcext:value-type="float">
            <text:p>6.47822114387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95340" calcext:value-type="float">
            <text:p>12953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496240630832" calcext:value-type="float">
            <text:p>6.83496240630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262136" calcext:value-type="float">
            <text:p>1262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773863016597" calcext:value-type="float">
            <text:p>6.94773863016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57170" calcext:value-type="float">
            <text:p>13571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245766266704" calcext:value-type="float">
            <text:p>6.63245766266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293149" calcext:value-type="float">
            <text:p>12931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231449037819" calcext:value-type="float">
            <text:p>6.84231449037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55841" calcext:value-type="float">
            <text:p>13558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671254709336" calcext:value-type="float">
            <text:p>6.63671254709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97834" calcext:value-type="float">
            <text:p>1397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424417582859" calcext:value-type="float">
            <text:p>6.50424417582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96787" calcext:value-type="float">
            <text:p>13967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749832974661" calcext:value-type="float">
            <text:p>6.50749832974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49494" calcext:value-type="float">
            <text:p>13494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709059368683" calcext:value-type="float">
            <text:p>6.65709059368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43097" calcext:value-type="float">
            <text:p>13430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772638298969" calcext:value-type="float">
            <text:p>6.67772638298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708367" calcext:value-type="float">
            <text:p>17083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3298843641222" calcext:value-type="float">
            <text:p>5.63298843641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57296" calcext:value-type="float">
            <text:p>13572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571756003672" calcext:value-type="float">
            <text:p>5.88571756003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520563" calcext:value-type="float">
            <text:p>1520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9241906665561" calcext:value-type="float">
            <text:p>5.39241906665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92014" calcext:value-type="float">
            <text:p>12920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979105606176" calcext:value-type="float">
            <text:p>6.09979105606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41978" calcext:value-type="float">
            <text:p>1341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500929024158" calcext:value-type="float">
            <text:p>5.93500929024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68266" calcext:value-type="float">
            <text:p>13682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075789892725" calcext:value-type="float">
            <text:p>5.85075789892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341700" calcext:value-type="float">
            <text:p>1341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590905441896" calcext:value-type="float">
            <text:p>5.93590905441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453693" calcext:value-type="float">
            <text:p>14536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8773626041758" calcext:value-type="float">
            <text:p>5.58773626041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295259" calcext:value-type="float">
            <text:p>12952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889706588183" calcext:value-type="float">
            <text:p>6.08889706588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70584" calcext:value-type="float">
            <text:p>13705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340667597298" calcext:value-type="float">
            <text:p>5.84340667597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373355" calcext:value-type="float">
            <text:p>13733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463512224348" calcext:value-type="float">
            <text:p>5.83463512224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71765" calcext:value-type="float">
            <text:p>13717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966607392098" calcext:value-type="float">
            <text:p>5.83966607392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580312" calcext:value-type="float">
            <text:p>15803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22503487312271" calcext:value-type="float">
            <text:p>5.22503487312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431737" calcext:value-type="float">
            <text:p>14317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5383076755568" calcext:value-type="float">
            <text:p>5.65383076755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71821" calcext:value-type="float">
            <text:p>13718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948878411858" calcext:value-type="float">
            <text:p>5.8394887841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74874" calcext:value-type="float">
            <text:p>12748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5779061081454" calcext:value-type="float">
            <text:p>6.15779061081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88801" calcext:value-type="float">
            <text:p>13888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606304672758" calcext:value-type="float">
            <text:p>5.78606304672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301996" calcext:value-type="float">
            <text:p>13019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6636675225019" calcext:value-type="float">
            <text:p>6.06636675225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433084" calcext:value-type="float">
            <text:p>14330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974677968884" calcext:value-type="float">
            <text:p>5.64974677968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38032" calcext:value-type="float">
            <text:p>13380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4779825195436" calcext:value-type="float">
            <text:p>5.94779825195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86262" calcext:value-type="float">
            <text:p>13862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731948474235" calcext:value-type="float">
            <text:p>5.15731948474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40072" calcext:value-type="float">
            <text:p>14400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9193060785958" calcext:value-type="float">
            <text:p>4.9919306078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23402" calcext:value-type="float">
            <text:p>14234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249695350699" calcext:value-type="float">
            <text:p>5.04249695350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444890" calcext:value-type="float">
            <text:p>44448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0971624933420201" calcext:value-type="float">
            <text:p>0.09716249334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398393" calcext:value-type="float">
            <text:p>23983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7656919097362" calcext:value-type="float">
            <text:p>2.77656919097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75729" calcext:value-type="float">
            <text:p>14757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8570655246477" calcext:value-type="float">
            <text:p>4.88570655246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277995" calcext:value-type="float">
            <text:p>12779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048112361087" calcext:value-type="float">
            <text:p>5.51048112361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688119" calcext:value-type="float">
            <text:p>16881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30174209120129" calcext:value-type="float">
            <text:p>4.30174209120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76129" calcext:value-type="float">
            <text:p>13761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918119963683" calcext:value-type="float">
            <text:p>5.18918119963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68191" calcext:value-type="float">
            <text:p>13681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430537766199" calcext:value-type="float">
            <text:p>5.21430537766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39775" calcext:value-type="float">
            <text:p>12397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234392484804" calcext:value-type="float">
            <text:p>5.64234392484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37746" calcext:value-type="float">
            <text:p>12377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945735557808" calcext:value-type="float">
            <text:p>5.6494573555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80386" calcext:value-type="float">
            <text:p>17803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7063096497268" calcext:value-type="float">
            <text:p>4.07063096497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351128" calcext:value-type="float">
            <text:p>13511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880772917967" calcext:value-type="float">
            <text:p>5.26880772917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84108" calcext:value-type="float">
            <text:p>12841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975715423414" calcext:value-type="float">
            <text:p>5.48975715423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79269" calcext:value-type="float">
            <text:p>13792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928291805652" calcext:value-type="float">
            <text:p>5.17928291805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92049" calcext:value-type="float">
            <text:p>12920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298282794962" calcext:value-type="float">
            <text:p>5.46298282794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458338" calcext:value-type="float">
            <text:p>14583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3719074683665" calcext:value-type="float">
            <text:p>4.93719074683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89824" calcext:value-type="float">
            <text:p>13898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617460094923" calcext:value-type="float">
            <text:p>5.14617460094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381907" calcext:value-type="float">
            <text:p>13819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098450323734" calcext:value-type="float">
            <text:p>5.17098450323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90948" calcext:value-type="float">
            <text:p>12909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668518032195" calcext:value-type="float">
            <text:p>5.46668518032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6129" calcext:value-type="float">
            <text:p>13261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991494680581" calcext:value-type="float">
            <text:p>5.3499149468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69408" calcext:value-type="float">
            <text:p>13694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255828140056" calcext:value-type="float">
            <text:p>4.8325582814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92436" calcext:value-type="float">
            <text:p>13924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13445806919" calcext:value-type="float">
            <text:p>4.76013445806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514318" calcext:value-type="float">
            <text:p>1514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9571604163343" calcext:value-type="float">
            <text:p>4.39571604163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15715" calcext:value-type="float">
            <text:p>13157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26862845409" calcext:value-type="float">
            <text:p>5.00626862845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73853" calcext:value-type="float">
            <text:p>1273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669374594934" calcext:value-type="float">
            <text:p>5.14669374594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41974" calcext:value-type="float">
            <text:p>13419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044587100872" calcext:value-type="float">
            <text:p>4.92044587100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299298" calcext:value-type="float">
            <text:p>12992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079918857602" calcext:value-type="float">
            <text:p>5.06079918857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75655" calcext:value-type="float">
            <text:p>1375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279157796249" calcext:value-type="float">
            <text:p>4.81279157796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62350" calcext:value-type="float">
            <text:p>1362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499992721191" calcext:value-type="float">
            <text:p>4.85499992721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249180" calcext:value-type="float">
            <text:p>1249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63666460506" calcext:value-type="float">
            <text:p>5.23163666460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46002" calcext:value-type="float">
            <text:p>13460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742983602527" calcext:value-type="float">
            <text:p>4.90742983602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07771" calcext:value-type="float">
            <text:p>13077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256986207021" calcext:value-type="float">
            <text:p>5.03256986207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292881" calcext:value-type="float">
            <text:p>12928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230135631395" calcext:value-type="float">
            <text:p>5.08230135631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457232" calcext:value-type="float">
            <text:p>14572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259989262665" calcext:value-type="float">
            <text:p>4.56259989262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531774" calcext:value-type="float">
            <text:p>1531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593995171257" calcext:value-type="float">
            <text:p>4.3459399517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337950" calcext:value-type="float">
            <text:p>1337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34880491344" calcext:value-type="float">
            <text:p>4.9334880491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27980" calcext:value-type="float">
            <text:p>1327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597154398071" calcext:value-type="float">
            <text:p>4.96597154398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331853" calcext:value-type="float">
            <text:p>1331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32395507434" calcext:value-type="float">
            <text:p>4.95332395507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98568" calcext:value-type="float">
            <text:p>1298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323992247172" calcext:value-type="float">
            <text:p>5.06323992247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79542" calcext:value-type="float">
            <text:p>13795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05376173846" calcext:value-type="float">
            <text:p>4.800537617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23986" calcext:value-type="float">
            <text:p>13239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905295959594" calcext:value-type="float">
            <text:p>4.97905295959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07228" calcext:value-type="float">
            <text:p>1307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437347199176" calcext:value-type="float">
            <text:p>5.03437347199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400698" calcext:value-type="float">
            <text:p>1400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444180261879" calcext:value-type="float">
            <text:p>4.73444180261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62529" calcext:value-type="float">
            <text:p>1362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442934251899" calcext:value-type="float">
            <text:p>4.85442934251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20367" calcext:value-type="float">
            <text:p>14203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659417732452" calcext:value-type="float">
            <text:p>4.49659417732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532723" calcext:value-type="float">
            <text:p>1532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596316865857" calcext:value-type="float">
            <text:p>4.16596316865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78862" calcext:value-type="float">
            <text:p>1378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539188268507" calcext:value-type="float">
            <text:p>4.62539188268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367140" calcext:value-type="float">
            <text:p>1367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47001182796" calcext:value-type="float">
            <text:p>4.66247001182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58553" calcext:value-type="float">
            <text:p>1358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983405505556" calcext:value-type="float">
            <text:p>4.6898340550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51901" calcext:value-type="float">
            <text:p>1351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115102035912" calcext:value-type="float">
            <text:p>4.71115102035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84621" calcext:value-type="float">
            <text:p>1384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29077229666" calcext:value-type="float">
            <text:p>4.60729077229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64186" calcext:value-type="float">
            <text:p>1364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86403070192" calcext:value-type="float">
            <text:p>4.67186403070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04171" calcext:value-type="float">
            <text:p>1304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725452472319" calcext:value-type="float">
            <text:p>4.86725452472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89772" calcext:value-type="float">
            <text:p>1389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116433709663" calcext:value-type="float">
            <text:p>4.59116433709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11065" calcext:value-type="float">
            <text:p>1311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435767645857" calcext:value-type="float">
            <text:p>4.84435767645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25178" calcext:value-type="float">
            <text:p>1225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860801564619" calcext:value-type="float">
            <text:p>5.13860801564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94938" calcext:value-type="float">
            <text:p>13949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505086124265" calcext:value-type="float">
            <text:p>4.57505086124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777183" calcext:value-type="float">
            <text:p>17771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2327841070126" calcext:value-type="float">
            <text:p>3.52327841070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433777" calcext:value-type="float">
            <text:p>1433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578381977067" calcext:value-type="float">
            <text:p>4.45578381977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383466" calcext:value-type="float">
            <text:p>1383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091500922063" calcext:value-type="float">
            <text:p>4.61091500922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310959" calcext:value-type="float">
            <text:p>1310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470881904999" calcext:value-type="float">
            <text:p>4.84470881904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488345" calcext:value-type="float">
            <text:p>14883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356378512356" calcext:value-type="float">
            <text:p>4.29356378512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497596" calcext:value-type="float">
            <text:p>1497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665319910059" calcext:value-type="float">
            <text:p>4.26665319910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252782" calcext:value-type="float">
            <text:p>1252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84486522167" calcext:value-type="float">
            <text:p>5.04184486522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384061" calcext:value-type="float">
            <text:p>1384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904760036996" calcext:value-type="float">
            <text:p>4.60904760036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30465" calcext:value-type="float">
            <text:p>1330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056537098051" calcext:value-type="float">
            <text:p>4.78056537098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76014" calcext:value-type="float">
            <text:p>13760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437138757092" calcext:value-type="float">
            <text:p>4.63437138757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374198" calcext:value-type="float">
            <text:p>1374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010679192347" calcext:value-type="float">
            <text:p>4.64010679192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442626" calcext:value-type="float">
            <text:p>14426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906236248922" calcext:value-type="float">
            <text:p>4.42906236248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653401" calcext:value-type="float">
            <text:p>1653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410492842075" calcext:value-type="float">
            <text:p>4.01410492842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94945" calcext:value-type="float">
            <text:p>13949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31604250717" calcext:value-type="float">
            <text:p>4.75231604250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406042" calcext:value-type="float">
            <text:p>1406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790395076351" calcext:value-type="float">
            <text:p>4.71790395076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503988" calcext:value-type="float">
            <text:p>15039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2544317675019" calcext:value-type="float">
            <text:p>4.42544317675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330492" calcext:value-type="float">
            <text:p>1330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776421237652" calcext:value-type="float">
            <text:p>4.95776421237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39372" calcext:value-type="float">
            <text:p>1339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887473171246" calcext:value-type="float">
            <text:p>4.92887473171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460781" calcext:value-type="float">
            <text:p>14607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203577330119" calcext:value-type="float">
            <text:p>4.55203577330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03787" calcext:value-type="float">
            <text:p>1303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582042405749" calcext:value-type="float">
            <text:p>5.04582042405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236432" calcext:value-type="float">
            <text:p>12364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618452322993" calcext:value-type="float">
            <text:p>5.27618452322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420513" calcext:value-type="float">
            <text:p>1420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34347622459" calcext:value-type="float">
            <text:p>4.6734347622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41617" calcext:value-type="float">
            <text:p>13416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160136102902" calcext:value-type="float">
            <text:p>4.92160136102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324859" calcext:value-type="float">
            <text:p>13248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619028475895" calcext:value-type="float">
            <text:p>4.97619028475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831080" calcext:value-type="float">
            <text:p>1831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7081369731925" calcext:value-type="float">
            <text:p>3.57081369731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317697" calcext:value-type="float">
            <text:p>13176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973131620927" calcext:value-type="float">
            <text:p>4.99973131620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85709" calcext:value-type="float">
            <text:p>13857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116651139642" calcext:value-type="float">
            <text:p>4.78116651139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12678" calcext:value-type="float">
            <text:p>13126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63048211278" calcext:value-type="float">
            <text:p>5.0163048211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80486" calcext:value-type="float">
            <text:p>1380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756682138613" calcext:value-type="float">
            <text:p>4.79756682138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83442" calcext:value-type="float">
            <text:p>1383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82773248582" calcext:value-type="float">
            <text:p>4.7882773248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359131" calcext:value-type="float">
            <text:p>13591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527370527024" calcext:value-type="float">
            <text:p>4.8652737052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08138" calcext:value-type="float">
            <text:p>13081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35127169949" calcext:value-type="float">
            <text:p>5.03135127169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54993" calcext:value-type="float">
            <text:p>13549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851637184371" calcext:value-type="float">
            <text:p>4.87851637184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371855" calcext:value-type="float">
            <text:p>13718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804783254" calcext:value-type="float">
            <text:p>4.824804783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56869" calcext:value-type="float">
            <text:p>1356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250768424814" calcext:value-type="float">
            <text:p>4.87250768424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569788" calcext:value-type="float">
            <text:p>15697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3947683937861" calcext:value-type="float">
            <text:p>4.23947683937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37756" calcext:value-type="float">
            <text:p>14377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0095447120773" calcext:value-type="float">
            <text:p>5.20095447120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86642" calcext:value-type="float">
            <text:p>13866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816285371278" calcext:value-type="float">
            <text:p>5.35816285371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20731" calcext:value-type="float">
            <text:p>13207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966264123566" calcext:value-type="float">
            <text:p>5.56966264123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68705" calcext:value-type="float">
            <text:p>13687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470782004227" calcext:value-type="float">
            <text:p>5.41470782004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348408" calcext:value-type="float">
            <text:p>13484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959315286929" calcext:value-type="float">
            <text:p>5.4795931528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365057" calcext:value-type="float">
            <text:p>13650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629849406854" calcext:value-type="float">
            <text:p>5.42629849406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56416" calcext:value-type="float">
            <text:p>13564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38773179564" calcext:value-type="float">
            <text:p>5.4538773179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76463" calcext:value-type="float">
            <text:p>13764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016093941217" calcext:value-type="float">
            <text:p>5.39016093941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22149" calcext:value-type="float">
            <text:p>15221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5323469079921" calcext:value-type="float">
            <text:p>4.95323469079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70100" calcext:value-type="float">
            <text:p>13701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028369452295" calcext:value-type="float">
            <text:p>5.41028369452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483260" calcext:value-type="float">
            <text:p>14832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6563350786875" calcext:value-type="float">
            <text:p>5.0656335078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575775" calcext:value-type="float">
            <text:p>15757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80286429753846" calcext:value-type="float">
            <text:p>4.802864297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466526" calcext:value-type="float">
            <text:p>14665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1490868798948" calcext:value-type="float">
            <text:p>5.11490868798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77389" calcext:value-type="float">
            <text:p>13773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724025445597" calcext:value-type="float">
            <text:p>5.38724025445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79204" calcext:value-type="float">
            <text:p>13792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152127745385" calcext:value-type="float">
            <text:p>5.3815212774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89214" calcext:value-type="float">
            <text:p>1389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011484454292" calcext:value-type="float">
            <text:p>5.35011484454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25401" calcext:value-type="float">
            <text:p>13254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5433341853502" calcext:value-type="float">
            <text:p>5.55433341853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69006" calcext:value-type="float">
            <text:p>13690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375284240161" calcext:value-type="float">
            <text:p>5.41375284240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31298" calcext:value-type="float">
            <text:p>13312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505356209799" calcext:value-type="float">
            <text:p>5.53505356209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372426" calcext:value-type="float">
            <text:p>13724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291698801139" calcext:value-type="float">
            <text:p>5.40291698801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308598" calcext:value-type="float">
            <text:p>13085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974383571488" calcext:value-type="float">
            <text:p>5.60974383571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72756" calcext:value-type="float">
            <text:p>13727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134100880623" calcext:value-type="float">
            <text:p>6.07134100880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41370" calcext:value-type="float">
            <text:p>1341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7178862434247" calcext:value-type="float">
            <text:p>6.17178862434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615213" calcext:value-type="float">
            <text:p>16152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6497650109704" calcext:value-type="float">
            <text:p>5.36497650109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83313" calcext:value-type="float">
            <text:p>12833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394857762372" calcext:value-type="float">
            <text:p>6.36394857762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300790" calcext:value-type="float">
            <text:p>13007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5202619023" calcext:value-type="float">
            <text:p>6.305202619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261840" calcext:value-type="float">
            <text:p>12618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3723161156882" calcext:value-type="float">
            <text:p>6.43723161156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430037" calcext:value-type="float">
            <text:p>14300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380177157462" calcext:value-type="float">
            <text:p>5.89380177157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04674" calcext:value-type="float">
            <text:p>13046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9225443768411" calcext:value-type="float">
            <text:p>6.29225443768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07524" calcext:value-type="float">
            <text:p>1307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277782247698" calcext:value-type="float">
            <text:p>6.28277782247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77520" calcext:value-type="float">
            <text:p>13775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5629538443179" calcext:value-type="float">
            <text:p>6.05629538443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82682" calcext:value-type="float">
            <text:p>1382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005142309007" calcext:value-type="float">
            <text:p>6.04005142309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480996" calcext:value-type="float">
            <text:p>14809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4173565923938" calcext:value-type="float">
            <text:p>5.74173565923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634282" calcext:value-type="float">
            <text:p>56342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0611112848797108" calcext:value-type="float">
            <text:p>-0.061111284879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423099" calcext:value-type="float">
            <text:p>84230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744453688385" calcext:value-type="float">
            <text:p>-1.80744453688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865555" calcext:value-type="float">
            <text:p>18655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73919394099832" calcext:value-type="float">
            <text:p>4.73919394099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666373" calcext:value-type="float">
            <text:p>16663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2955231281039" calcext:value-type="float">
            <text:p>5.22955231281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268197" calcext:value-type="float">
            <text:p>22681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89046679774847" calcext:value-type="float">
            <text:p>3.89046679774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02703" calcext:value-type="float">
            <text:p>22027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01771508177833" calcext:value-type="float">
            <text:p>4.01771508177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188569" calcext:value-type="float">
            <text:p>21885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55719773981479" calcext:value-type="float">
            <text:p>4.55719773981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749936" calcext:value-type="float">
            <text:p>2749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56557430848459" calcext:value-type="float">
            <text:p>3.56557430848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812856" calcext:value-type="float">
            <text:p>18128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7516709050621" calcext:value-type="float">
            <text:p>5.3751670905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833058" calcext:value-type="float">
            <text:p>18330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2703810602567" calcext:value-type="float">
            <text:p>5.32703810602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817628" calcext:value-type="float">
            <text:p>18176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6375013088772" calcext:value-type="float">
            <text:p>5.36375013088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766969" calcext:value-type="float">
            <text:p>27669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53875723835345" calcext:value-type="float">
            <text:p>3.53875723835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508921" calcext:value-type="float">
            <text:p>25089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9639303072226" calcext:value-type="float">
            <text:p>3.9639303072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830220" calcext:value-type="float">
            <text:p>18302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3376720486132" calcext:value-type="float">
            <text:p>5.33376720486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928936" calcext:value-type="float">
            <text:p>1928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0562198880045" calcext:value-type="float">
            <text:p>5.10562198880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965979" calcext:value-type="float">
            <text:p>19659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2301142827017" calcext:value-type="float">
            <text:p>5.02301142827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996537" calcext:value-type="float">
            <text:p>19965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9560265435545" calcext:value-type="float">
            <text:p>4.9560265435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184619" calcext:value-type="float">
            <text:p>21846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56504310877686" calcext:value-type="float">
            <text:p>4.56504310877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644618" calcext:value-type="float">
            <text:p>16446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981497813266" calcext:value-type="float">
            <text:p>5.7981497813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490118" calcext:value-type="float">
            <text:p>24901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99660089712346" calcext:value-type="float">
            <text:p>3.9966008971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856065" calcext:value-type="float">
            <text:p>1856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27286836060897" calcext:value-type="float">
            <text:p>5.27286836060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542084" calcext:value-type="float">
            <text:p>15420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7771986208335" calcext:value-type="float">
            <text:p>6.07771986208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35149" calcext:value-type="float">
            <text:p>1335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378962700475" calcext:value-type="float">
            <text:p>6.98378962700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42194" calcext:value-type="float">
            <text:p>1242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719270313584" calcext:value-type="float">
            <text:p>7.29719270313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95613" calcext:value-type="float">
            <text:p>13956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143691308894" calcext:value-type="float">
            <text:p>6.7914369130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360180" calcext:value-type="float">
            <text:p>13601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312312796132" calcext:value-type="float">
            <text:p>6.90312312796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318395" calcext:value-type="float">
            <text:p>13183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863150216233" calcext:value-type="float">
            <text:p>7.03863150216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62264" calcext:value-type="float">
            <text:p>1362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647417667293" calcext:value-type="float">
            <text:p>6.89647417667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404498" calcext:value-type="float">
            <text:p>14044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38757241058" calcext:value-type="float">
            <text:p>6.7638757241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395963" calcext:value-type="float">
            <text:p>13959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034790050636" calcext:value-type="float">
            <text:p>6.79034790050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915530" calcext:value-type="float">
            <text:p>19155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41619739456053" calcext:value-type="float">
            <text:p>5.41619739456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07618" calcext:value-type="float">
            <text:p>15076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5617383506466" calcext:value-type="float">
            <text:p>6.45617383506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31848" calcext:value-type="float">
            <text:p>1431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8011780286724" calcext:value-type="float">
            <text:p>6.68011780286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327855" calcext:value-type="float">
            <text:p>13278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758044273546" calcext:value-type="float">
            <text:p>7.00758044273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249376" calcext:value-type="float">
            <text:p>1249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7215538443425" calcext:value-type="float">
            <text:p>7.27215538443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409553" calcext:value-type="float">
            <text:p>14095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827287279012" calcext:value-type="float">
            <text:p>6.74827287279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386940" calcext:value-type="float">
            <text:p>1386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851023919985" calcext:value-type="float">
            <text:p>6.81851023919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99587" calcext:value-type="float">
            <text:p>12995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745650764908" calcext:value-type="float">
            <text:p>6.55745650764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687185" calcext:value-type="float">
            <text:p>16871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2388303502146" calcext:value-type="float">
            <text:p>5.42388303502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969333" calcext:value-type="float">
            <text:p>49693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732529089041043" calcext:value-type="float">
            <text:p>0.732529089041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97210" calcext:value-type="float">
            <text:p>14972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4268289990699" calcext:value-type="float">
            <text:p>5.94268289990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398388" calcext:value-type="float">
            <text:p>13983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923320643577" calcext:value-type="float">
            <text:p>6.23923320643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04059" calcext:value-type="float">
            <text:p>13040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253768356202" calcext:value-type="float">
            <text:p>6.54253768356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363124" calcext:value-type="float">
            <text:p>13631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015644814041" calcext:value-type="float">
            <text:p>6.35015644814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88405" calcext:value-type="float">
            <text:p>13884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7034840127379" calcext:value-type="float">
            <text:p>6.27034840127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22699" calcext:value-type="float">
            <text:p>13226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08998392811" calcext:value-type="float">
            <text:p>6.4808998392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97078" calcext:value-type="float">
            <text:p>13970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4330355329701" calcext:value-type="float">
            <text:p>6.24330355329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340525" calcext:value-type="float">
            <text:p>13405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2276091404437" calcext:value-type="float">
            <text:p>6.42276091404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67012" calcext:value-type="float">
            <text:p>12670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770280984309" calcext:value-type="float">
            <text:p>6.66770280984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479481" calcext:value-type="float">
            <text:p>14794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9441616960115" calcext:value-type="float">
            <text:p>5.9944161696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372475" calcext:value-type="float">
            <text:p>13724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046566730821" calcext:value-type="float">
            <text:p>6.32046566730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762721" calcext:value-type="float">
            <text:p>17627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23367430669129" calcext:value-type="float">
            <text:p>5.23367430669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78855" calcext:value-type="float">
            <text:p>13788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032410841898" calcext:value-type="float">
            <text:p>6.3003241084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64413" calcext:value-type="float">
            <text:p>13644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605160462152" calcext:value-type="float">
            <text:p>6.34605160462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47589" calcext:value-type="float">
            <text:p>13475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1688867920486" calcext:value-type="float">
            <text:p>5.91688867920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10963" calcext:value-type="float">
            <text:p>1310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3655890676209" calcext:value-type="float">
            <text:p>6.03655890676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225436" calcext:value-type="float">
            <text:p>12254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955690634833" calcext:value-type="float">
            <text:p>6.32955690634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427781" calcext:value-type="float">
            <text:p>1427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6584726870378" calcext:value-type="float">
            <text:p>5.6658472687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48239" calcext:value-type="float">
            <text:p>12482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948577656269" calcext:value-type="float">
            <text:p>6.24948577656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16926" calcext:value-type="float">
            <text:p>13169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1684953212478" calcext:value-type="float">
            <text:p>6.01684953212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411787" calcext:value-type="float">
            <text:p>14117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477146704228" calcext:value-type="float">
            <text:p>5.71477146704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84332" calcext:value-type="float">
            <text:p>12843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569021787722" calcext:value-type="float">
            <text:p>6.12569021787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558534" calcext:value-type="float">
            <text:p>15585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28530044204937" calcext:value-type="float">
            <text:p>5.28530044204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481028" calcext:value-type="float">
            <text:p>1481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0683055939282" calcext:value-type="float">
            <text:p>5.50683055939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94674" calcext:value-type="float">
            <text:p>12946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08589874932" calcext:value-type="float">
            <text:p>6.0908589874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87156" calcext:value-type="float">
            <text:p>12871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1615139747486" calcext:value-type="float">
            <text:p>6.11615139747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59304" calcext:value-type="float">
            <text:p>13593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929730325632" calcext:value-type="float">
            <text:p>5.87929730325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33294" calcext:value-type="float">
            <text:p>13332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6320400484995" calcext:value-type="float">
            <text:p>5.96320400484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33698" calcext:value-type="float">
            <text:p>12336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037464535553" calcext:value-type="float">
            <text:p>6.30037464535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366222" calcext:value-type="float">
            <text:p>13662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725050804706" calcext:value-type="float">
            <text:p>5.85725050804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390593" calcext:value-type="float">
            <text:p>13905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046286323859" calcext:value-type="float">
            <text:p>5.78046286323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297648" calcext:value-type="float">
            <text:p>12976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089423499855" calcext:value-type="float">
            <text:p>6.08089423499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323938" calcext:value-type="float">
            <text:p>13239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378677642384" calcext:value-type="float">
            <text:p>5.99378677642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339635" calcext:value-type="float">
            <text:p>13396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590781443131" calcext:value-type="float">
            <text:p>5.30590781443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14488" calcext:value-type="float">
            <text:p>20144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3412582356823" calcext:value-type="float">
            <text:p>3.53412582356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57500" calcext:value-type="float">
            <text:p>13575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837428801568" calcext:value-type="float">
            <text:p>5.24837428801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46083" calcext:value-type="float">
            <text:p>13460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505427582625" calcext:value-type="float">
            <text:p>5.28505427582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89474" calcext:value-type="float">
            <text:p>13894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726842442171" calcext:value-type="float">
            <text:p>5.14726842442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61655" calcext:value-type="float">
            <text:p>13616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510181934975" calcext:value-type="float">
            <text:p>5.23510181934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368893" calcext:value-type="float">
            <text:p>13688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207764381837" calcext:value-type="float">
            <text:p>5.21207764381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394205" calcext:value-type="float">
            <text:p>13942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250631160519" calcext:value-type="float">
            <text:p>5.13250631160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18480" calcext:value-type="float">
            <text:p>12184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1758861946242" calcext:value-type="float">
            <text:p>5.71758861946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33198" calcext:value-type="float">
            <text:p>1233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54445534602" calcext:value-type="float">
            <text:p>5.6654445534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342817" calcext:value-type="float">
            <text:p>13428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56043630398" calcext:value-type="float">
            <text:p>5.2956043630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72212" calcext:value-type="float">
            <text:p>1372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156054148292" calcext:value-type="float">
            <text:p>5.20156054148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30961" calcext:value-type="float">
            <text:p>13309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411937157232" calcext:value-type="float">
            <text:p>5.33411937157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942254" calcext:value-type="float">
            <text:p>19422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9271242528009" calcext:value-type="float">
            <text:p>3.69271242528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403307" calcext:value-type="float">
            <text:p>14033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042457549181" calcext:value-type="float">
            <text:p>5.1042457549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372520" calcext:value-type="float">
            <text:p>13725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058585469392" calcext:value-type="float">
            <text:p>5.20058585469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63209" calcext:value-type="float">
            <text:p>13632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014822388189" calcext:value-type="float">
            <text:p>5.23014822388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335514" calcext:value-type="float">
            <text:p>13355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928822034992" calcext:value-type="float">
            <text:p>5.31928822034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497258" calcext:value-type="float">
            <text:p>14972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2280624820935" calcext:value-type="float">
            <text:p>4.82280624820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40134" calcext:value-type="float">
            <text:p>13401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429041420783" calcext:value-type="float">
            <text:p>5.30429041420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08942" calcext:value-type="float">
            <text:p>1308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656863932639" calcext:value-type="float">
            <text:p>5.40656863932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373838" calcext:value-type="float">
            <text:p>13738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641742384046" calcext:value-type="float">
            <text:p>5.19641742384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63418" calcext:value-type="float">
            <text:p>1363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30968022374" calcext:value-type="float">
            <text:p>4.67430968022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30417" calcext:value-type="float">
            <text:p>13304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072205688491" calcext:value-type="float">
            <text:p>4.78072205688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54782" calcext:value-type="float">
            <text:p>1754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836820427952" calcext:value-type="float">
            <text:p>3.57836820427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42829" calcext:value-type="float">
            <text:p>13428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0392795414" calcext:value-type="float">
            <text:p>4.740392795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85143" calcext:value-type="float">
            <text:p>1385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565379728913" calcext:value-type="float">
            <text:p>4.6056537972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438161" calcext:value-type="float">
            <text:p>1438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252483933643" calcext:value-type="float">
            <text:p>4.44252483933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40173" calcext:value-type="float">
            <text:p>1340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89912722003" calcext:value-type="float">
            <text:p>4.7489912722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401789" calcext:value-type="float">
            <text:p>1401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377343625967" calcext:value-type="float">
            <text:p>4.55377343625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401588" calcext:value-type="float">
            <text:p>1401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439620794548" calcext:value-type="float">
            <text:p>4.55439620794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015060" calcext:value-type="float">
            <text:p>20150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7772009197749" calcext:value-type="float">
            <text:p>2.97772009197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435449" calcext:value-type="float">
            <text:p>1435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072224249557" calcext:value-type="float">
            <text:p>4.45072224249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99929" calcext:value-type="float">
            <text:p>1399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53981142672" calcext:value-type="float">
            <text:p>4.55953981142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434719" calcext:value-type="float">
            <text:p>1434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293141616502" calcext:value-type="float">
            <text:p>4.45293141616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569860" calcext:value-type="float">
            <text:p>1569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199067541984" calcext:value-type="float">
            <text:p>4.06199067541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415250" calcext:value-type="float">
            <text:p>1415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226827771331" calcext:value-type="float">
            <text:p>4.51226827771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82302" calcext:value-type="float">
            <text:p>12823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069671692996" calcext:value-type="float">
            <text:p>4.94069671692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26975" calcext:value-type="float">
            <text:p>12269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22427739693" calcext:value-type="float">
            <text:p>5.1322427739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249014" calcext:value-type="float">
            <text:p>12490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492684988518" calcext:value-type="float">
            <text:p>5.05492684988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422139" calcext:value-type="float">
            <text:p>14221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11794487602" calcext:value-type="float">
            <text:p>4.4911794487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366340" calcext:value-type="float">
            <text:p>1366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501208709789" calcext:value-type="float">
            <text:p>4.66501208709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304379" calcext:value-type="float">
            <text:p>1304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65619311181" calcext:value-type="float">
            <text:p>4.8665619311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256127" calcext:value-type="float">
            <text:p>12561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02644061239" calcext:value-type="float">
            <text:p>5.0302644061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253218" calcext:value-type="float">
            <text:p>1253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033367291504" calcext:value-type="float">
            <text:p>5.04033367291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63020" calcext:value-type="float">
            <text:p>12630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49763638137" calcext:value-type="float">
            <text:p>5.00649763638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7952" calcext:value-type="float">
            <text:p>1387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685544298169" calcext:value-type="float">
            <text:p>4.59685544298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15288" calcext:value-type="float">
            <text:p>15152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564807384816" calcext:value-type="float">
            <text:p>4.21564807384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42027" calcext:value-type="float">
            <text:p>1442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086599293211" calcext:value-type="float">
            <text:p>4.43086599293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53881" calcext:value-type="float">
            <text:p>13538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479497816758" calcext:value-type="float">
            <text:p>4.70479497816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311317" calcext:value-type="float">
            <text:p>1311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5229985987" calcext:value-type="float">
            <text:p>4.8435229985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76173" calcext:value-type="float">
            <text:p>1376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386958429448" calcext:value-type="float">
            <text:p>4.63386958429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290468" calcext:value-type="float">
            <text:p>1290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312751604005" calcext:value-type="float">
            <text:p>4.91312751604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54395" calcext:value-type="float">
            <text:p>13543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314649502643" calcext:value-type="float">
            <text:p>4.70314649502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451952" calcext:value-type="float">
            <text:p>1451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107732043573" calcext:value-type="float">
            <text:p>4.40107732043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404718" calcext:value-type="float">
            <text:p>1404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470843838629" calcext:value-type="float">
            <text:p>4.54470843838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65901" calcext:value-type="float">
            <text:p>1365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640768345411" calcext:value-type="float">
            <text:p>4.66640768345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425097" calcext:value-type="float">
            <text:p>14250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215565487975" calcext:value-type="float">
            <text:p>4.48215565487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419760" calcext:value-type="float">
            <text:p>1419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845055032846" calcext:value-type="float">
            <text:p>4.49845055032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620237" calcext:value-type="float">
            <text:p>1620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481445758191" calcext:value-type="float">
            <text:p>3.92481445758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375834" calcext:value-type="float">
            <text:p>13758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493953673362" calcext:value-type="float">
            <text:p>4.63493953673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320015" calcext:value-type="float">
            <text:p>13200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481124985586" calcext:value-type="float">
            <text:p>4.81481124985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399418" calcext:value-type="float">
            <text:p>1399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12535607494" calcext:value-type="float">
            <text:p>4.56112535607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342198" calcext:value-type="float">
            <text:p>1342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243403986425" calcext:value-type="float">
            <text:p>4.74243403986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309292" calcext:value-type="float">
            <text:p>13092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023477056386" calcext:value-type="float">
            <text:p>4.8502347705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67653" calcext:value-type="float">
            <text:p>1367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084068871773" calcext:value-type="float">
            <text:p>4.66084068871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278062" calcext:value-type="float">
            <text:p>12780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508068957257" calcext:value-type="float">
            <text:p>4.95508068957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73742" calcext:value-type="float">
            <text:p>1373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154815007223" calcext:value-type="float">
            <text:p>4.64154815007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400672" calcext:value-type="float">
            <text:p>1400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723544313131" calcext:value-type="float">
            <text:p>4.55723544313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09173" calcext:value-type="float">
            <text:p>1309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062951361662" calcext:value-type="float">
            <text:p>4.85062951361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757828" calcext:value-type="float">
            <text:p>17578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083613369121" calcext:value-type="float">
            <text:p>3.57083613369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406660" calcext:value-type="float">
            <text:p>14066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870853358515" calcext:value-type="float">
            <text:p>4.53870853358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08067" calcext:value-type="float">
            <text:p>13080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58699411591" calcext:value-type="float">
            <text:p>5.03158699411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330295" calcext:value-type="float">
            <text:p>1330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840730040342" calcext:value-type="float">
            <text:p>4.95840730040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342040" calcext:value-type="float">
            <text:p>1342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023228467264" calcext:value-type="float">
            <text:p>4.92023228467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59214" calcext:value-type="float">
            <text:p>13592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500849653471" calcext:value-type="float">
            <text:p>4.86500849653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472616" calcext:value-type="float">
            <text:p>14726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699174017399" calcext:value-type="float">
            <text:p>4.51699174017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81068" calcext:value-type="float">
            <text:p>1381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573626227188" calcext:value-type="float">
            <text:p>4.79573626227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309164" calcext:value-type="float">
            <text:p>1309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794634432575" calcext:value-type="float">
            <text:p>5.02794634432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61240" calcext:value-type="float">
            <text:p>13612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853986458576" calcext:value-type="float">
            <text:p>4.85853986458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344295" calcext:value-type="float">
            <text:p>1344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294105489884" calcext:value-type="float">
            <text:p>4.9129410548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54045" calcext:value-type="float">
            <text:p>1354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155590975828" calcext:value-type="float">
            <text:p>4.88155590975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855059" calcext:value-type="float">
            <text:p>18550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430961930016" calcext:value-type="float">
            <text:p>3.51430961930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841230498679" calcext:value-type="float">
            <text:p>4.72841230498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266947" calcext:value-type="float">
            <text:p>12669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030241312447" calcext:value-type="float">
            <text:p>5.17030241312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306282" calcext:value-type="float">
            <text:p>1306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751746300633" calcext:value-type="float">
            <text:p>5.03751746300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355587" calcext:value-type="float">
            <text:p>1355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661293474627" calcext:value-type="float">
            <text:p>4.87661293474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296786" calcext:value-type="float">
            <text:p>1296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920375544686" calcext:value-type="float">
            <text:p>5.0692037554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319811" calcext:value-type="float">
            <text:p>1319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276945121135" calcext:value-type="float">
            <text:p>4.99276945121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322772" calcext:value-type="float">
            <text:p>13227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303695464198" calcext:value-type="float">
            <text:p>4.98303695464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60934" calcext:value-type="float">
            <text:p>1260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09633354139" calcext:value-type="float">
            <text:p>5.1909633354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399259" calcext:value-type="float">
            <text:p>1399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890579841931" calcext:value-type="float">
            <text:p>4.73890579841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285066" calcext:value-type="float">
            <text:p>12850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0863255531057" calcext:value-type="float">
            <text:p>5.10863255531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460248" calcext:value-type="float">
            <text:p>1460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362068712042" calcext:value-type="float">
            <text:p>4.55362068712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856704" calcext:value-type="float">
            <text:p>1856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046015763192" calcext:value-type="float">
            <text:p>3.51046015763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394886" calcext:value-type="float">
            <text:p>13948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49973373747" calcext:value-type="float">
            <text:p>4.75249973373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82565" calcext:value-type="float">
            <text:p>1382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284445930545" calcext:value-type="float">
            <text:p>5.5828444593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70159" calcext:value-type="float">
            <text:p>13701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199036584099" calcext:value-type="float">
            <text:p>5.62199036584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286821" calcext:value-type="float">
            <text:p>12868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451864672373" calcext:value-type="float">
            <text:p>5.89451864672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50613" calcext:value-type="float">
            <text:p>13506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439078734845" calcext:value-type="float">
            <text:p>5.68439078734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69833" calcext:value-type="float">
            <text:p>13698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302379952816" calcext:value-type="float">
            <text:p>5.62302379952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54383" calcext:value-type="float">
            <text:p>13543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7228510396191" calcext:value-type="float">
            <text:p>5.67228510396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51070" calcext:value-type="float">
            <text:p>13510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292153592168" calcext:value-type="float">
            <text:p>5.68292153592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69859" calcext:value-type="float">
            <text:p>1369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294136941171" calcext:value-type="float">
            <text:p>5.62294136941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327962" calcext:value-type="float">
            <text:p>13279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78435658296" calcext:value-type="float">
            <text:p>5.7578435658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34873" calcext:value-type="float">
            <text:p>13348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530055506484" calcext:value-type="float">
            <text:p>5.73530055506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525049" calcext:value-type="float">
            <text:p>15250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568620649732" calcext:value-type="float">
            <text:p>5.1568620649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371900" calcext:value-type="float">
            <text:p>13719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647548235674" calcext:value-type="float">
            <text:p>5.61647548235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378820" calcext:value-type="float">
            <text:p>13788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462430044957" calcext:value-type="float">
            <text:p>5.59462430044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373313" calcext:value-type="float">
            <text:p>13733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200473158351" calcext:value-type="float">
            <text:p>5.61200473158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370565" calcext:value-type="float">
            <text:p>1370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070367253701" calcext:value-type="float">
            <text:p>5.62070367253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17718" calcext:value-type="float">
            <text:p>13177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14752590485" calcext:value-type="float">
            <text:p>5.7914752590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252638" calcext:value-type="float">
            <text:p>12526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114442202263" calcext:value-type="float">
            <text:p>6.0114442202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401569" calcext:value-type="float">
            <text:p>34015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7290719392124" calcext:value-type="float">
            <text:p>1.67290719392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406445" calcext:value-type="float">
            <text:p>1406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847250887442" calcext:value-type="float">
            <text:p>5.50847250887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368673" calcext:value-type="float">
            <text:p>13686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670304382515" calcext:value-type="float">
            <text:p>5.62670304382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5373" calcext:value-type="float">
            <text:p>17553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25181595096481" calcext:value-type="float">
            <text:p>5.25181595096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568636" calcext:value-type="float">
            <text:p>15686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402883134212" calcext:value-type="float">
            <text:p>5.7402883134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376725" calcext:value-type="float">
            <text:p>1376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703810279178" calcext:value-type="float">
            <text:p>6.30703810279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300840" calcext:value-type="float">
            <text:p>13008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327126401071" calcext:value-type="float">
            <text:p>6.55327126401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248533" calcext:value-type="float">
            <text:p>12485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15098344964" calcext:value-type="float">
            <text:p>6.7315098344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55660" calcext:value-type="float">
            <text:p>12556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678949441467" calcext:value-type="float">
            <text:p>6.70678949441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27492" calcext:value-type="float">
            <text:p>13274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5190966062" calcext:value-type="float">
            <text:p>6.465190966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297880" calcext:value-type="float">
            <text:p>12978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316469017716" calcext:value-type="float">
            <text:p>6.56316469017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69018" calcext:value-type="float">
            <text:p>13690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141850811218" calcext:value-type="float">
            <text:p>6.3314185081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10876" calcext:value-type="float">
            <text:p>13108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989396821115" calcext:value-type="float">
            <text:p>6.51989396821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11002" calcext:value-type="float">
            <text:p>13110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947654905769" calcext:value-type="float">
            <text:p>6.51947654905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708683" calcext:value-type="float">
            <text:p>17086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36889510556977" calcext:value-type="float">
            <text:p>5.36889510556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60097" calcext:value-type="float">
            <text:p>13600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981126453718" calcext:value-type="float">
            <text:p>6.35981126453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45987" calcext:value-type="float">
            <text:p>13459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510143790129" calcext:value-type="float">
            <text:p>6.40510143790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366789" calcext:value-type="float">
            <text:p>1366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8495342219" calcext:value-type="float">
            <text:p>6.338495342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39165" calcext:value-type="float">
            <text:p>14391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1440420561768" calcext:value-type="float">
            <text:p>6.11440420561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374365" calcext:value-type="float">
            <text:p>13743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448922382894" calcext:value-type="float">
            <text:p>6.31448922382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52284" calcext:value-type="float">
            <text:p>12522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205865728336" calcext:value-type="float">
            <text:p>7.26205865728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413563" calcext:value-type="float">
            <text:p>24135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41250058045566" calcext:value-type="float">
            <text:p>4.41250058045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97301" calcext:value-type="float">
            <text:p>13973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61872765107" calcext:value-type="float">
            <text:p>6.7861872765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16523" calcext:value-type="float">
            <text:p>15165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059696190087" calcext:value-type="float">
            <text:p>6.43059696190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378984" calcext:value-type="float">
            <text:p>13789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349470318005" calcext:value-type="float">
            <text:p>6.84349470318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339882" calcext:value-type="float">
            <text:p>13398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842144676467" calcext:value-type="float">
            <text:p>6.96842144676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612126" calcext:value-type="float">
            <text:p>16121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6509715277666" calcext:value-type="float">
            <text:p>6.16509715277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401835" calcext:value-type="float">
            <text:p>14018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211798582202" calcext:value-type="float">
            <text:p>6.77211798582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75568" calcext:value-type="float">
            <text:p>13755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426633290938" calcext:value-type="float">
            <text:p>6.85426633290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1681933" calcext:value-type="float">
            <text:p>216819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12189300545716" calcext:value-type="float">
            <text:p>-5.12189300545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115118" calcext:value-type="float">
            <text:p>51151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15053040667519" calcext:value-type="float">
            <text:p>1.15053040667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6049127" calcext:value-type="float">
            <text:p>60491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22159950012008" calcext:value-type="float">
            <text:p>0.42215995001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714523" calcext:value-type="float">
            <text:p>47145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0470938712427" calcext:value-type="float">
            <text:p>1.50470938712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3577572" calcext:value-type="float">
            <text:p>35775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70320314653133" calcext:value-type="float">
            <text:p>2.70320314653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785679" calcext:value-type="float">
            <text:p>27856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78977627264885" calcext:value-type="float">
            <text:p>3.78977627264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127080" calcext:value-type="float">
            <text:p>31270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28769705586253" calcext:value-type="float">
            <text:p>3.28769705586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113770" calcext:value-type="float">
            <text:p>21137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98850967696275" calcext:value-type="float">
            <text:p>4.98850967696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159991" calcext:value-type="float">
            <text:p>2159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89456755928049" calcext:value-type="float">
            <text:p>4.89456755928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924900" calcext:value-type="float">
            <text:p>19249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3950052500867" calcext:value-type="float">
            <text:p>5.3950052500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644931" calcext:value-type="float">
            <text:p>16449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7761012218384" calcext:value-type="float">
            <text:p>6.07761012218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644066" calcext:value-type="float">
            <text:p>16440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7989449480873" calcext:value-type="float">
            <text:p>6.07989449480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408504" calcext:value-type="float">
            <text:p>14085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150612841666" calcext:value-type="float">
            <text:p>6.75150612841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17324" calcext:value-type="float">
            <text:p>14173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439556281092" calcext:value-type="float">
            <text:p>6.72439556281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99243" calcext:value-type="float">
            <text:p>1399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015554577857" calcext:value-type="float">
            <text:p>6.78015554577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823457" calcext:value-type="float">
            <text:p>18234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3013171095071" calcext:value-type="float">
            <text:p>5.6301317109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329335" calcext:value-type="float">
            <text:p>1329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274258093647" calcext:value-type="float">
            <text:p>7.00274258093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78573" calcext:value-type="float">
            <text:p>1278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183168443787" calcext:value-type="float">
            <text:p>7.17183168443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298810" calcext:value-type="float">
            <text:p>12988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363073760396" calcext:value-type="float">
            <text:p>7.10363073760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385600" calcext:value-type="float">
            <text:p>13856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270822841597" calcext:value-type="float">
            <text:p>6.82270822841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211555" calcext:value-type="float">
            <text:p>12115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565563272194" calcext:value-type="float">
            <text:p>7.40565563272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10005" calcext:value-type="float">
            <text:p>12100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6763844216564" calcext:value-type="float">
            <text:p>6.86763844216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45898" calcext:value-type="float">
            <text:p>12458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068520463471" calcext:value-type="float">
            <text:p>6.74068520463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19926" calcext:value-type="float">
            <text:p>12199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217521710979" calcext:value-type="float">
            <text:p>6.83217521710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20788" calcext:value-type="float">
            <text:p>12207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91075749447" calcext:value-type="float">
            <text:p>6.8291075749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81422" calcext:value-type="float">
            <text:p>12814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858833261668" calcext:value-type="float">
            <text:p>6.61858833261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218908" calcext:value-type="float">
            <text:p>12189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58008169518" calcext:value-type="float">
            <text:p>6.8358008169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370830" calcext:value-type="float">
            <text:p>13708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567408932733" calcext:value-type="float">
            <text:p>6.32567408932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543414" calcext:value-type="float">
            <text:p>15434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1068573804334" calcext:value-type="float">
            <text:p>5.81068573804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42991" calcext:value-type="float">
            <text:p>12429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5083025033978" calcext:value-type="float">
            <text:p>6.7508302503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281858" calcext:value-type="float">
            <text:p>12818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71109099712" calcext:value-type="float">
            <text:p>6.6171109099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00257" calcext:value-type="float">
            <text:p>1300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521808634905" calcext:value-type="float">
            <text:p>6.55521808634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30816" calcext:value-type="float">
            <text:p>12308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357875908756" calcext:value-type="float">
            <text:p>6.79357875908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220997" calcext:value-type="float">
            <text:p>12209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836412253641" calcext:value-type="float">
            <text:p>6.82836412253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436632" calcext:value-type="float">
            <text:p>14366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220547331559" calcext:value-type="float">
            <text:p>6.1220547331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267570" calcext:value-type="float">
            <text:p>12675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57905708639" calcext:value-type="float">
            <text:p>6.6657905708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32198" calcext:value-type="float">
            <text:p>12321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8870509586861" calcext:value-type="float">
            <text:p>6.78870509586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227725" calcext:value-type="float">
            <text:p>1227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0449909721384" calcext:value-type="float">
            <text:p>6.80449909721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54167" calcext:value-type="float">
            <text:p>1254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614635026692" calcext:value-type="float">
            <text:p>6.00614635026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245831" calcext:value-type="float">
            <text:p>12458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510871118304" calcext:value-type="float">
            <text:p>6.03510871118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723653" calcext:value-type="float">
            <text:p>1723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2520164746065" calcext:value-type="float">
            <text:p>4.62520164746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74018" calcext:value-type="float">
            <text:p>14740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467217384938" calcext:value-type="float">
            <text:p>5.30467217384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436540" calcext:value-type="float">
            <text:p>1436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652281047789" calcext:value-type="float">
            <text:p>5.41652281047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351641" calcext:value-type="float">
            <text:p>13516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108647362418" calcext:value-type="float">
            <text:p>5.68108647362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35188" calcext:value-type="float">
            <text:p>14351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061209875948" calcext:value-type="float">
            <text:p>5.4206120987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97244" calcext:value-type="float">
            <text:p>12972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5948333658911" calcext:value-type="float">
            <text:p>5.85948333658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410552" calcext:value-type="float">
            <text:p>14105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9580903283282" calcext:value-type="float">
            <text:p>5.49580903283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436991" calcext:value-type="float">
            <text:p>14369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515956217505" calcext:value-type="float">
            <text:p>5.41515956217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37333" calcext:value-type="float">
            <text:p>1437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412607594655" calcext:value-type="float">
            <text:p>5.41412607594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77548" calcext:value-type="float">
            <text:p>13775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863263765416" calcext:value-type="float">
            <text:p>5.59863263765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394437" calcext:value-type="float">
            <text:p>13944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571106508722" calcext:value-type="float">
            <text:p>5.54571106508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984729" calcext:value-type="float">
            <text:p>19847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1268788873831" calcext:value-type="float">
            <text:p>4.01268788873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74605" calcext:value-type="float">
            <text:p>12746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59438654542" calcext:value-type="float">
            <text:p>5.9359438654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43571" calcext:value-type="float">
            <text:p>12435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299418567652" calcext:value-type="float">
            <text:p>6.04299418567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15523" calcext:value-type="float">
            <text:p>12155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206823403822" calcext:value-type="float">
            <text:p>6.14206823403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213965" calcext:value-type="float">
            <text:p>12139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63838623127" calcext:value-type="float">
            <text:p>6.14763838623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54203" calcext:value-type="float">
            <text:p>12542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602169081597" calcext:value-type="float">
            <text:p>6.00602169081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43207" calcext:value-type="float">
            <text:p>12432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426557534252" calcext:value-type="float">
            <text:p>6.04426557534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78360" calcext:value-type="float">
            <text:p>12783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618982227615" calcext:value-type="float">
            <text:p>5.31618982227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36951" calcext:value-type="float">
            <text:p>12369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5919659265703" calcext:value-type="float">
            <text:p>5.45919659265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20694" calcext:value-type="float">
            <text:p>12206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1665345378518" calcext:value-type="float">
            <text:p>5.51665345378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93593" calcext:value-type="float">
            <text:p>12935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474498482896" calcext:value-type="float">
            <text:p>5.2647449848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441757" calcext:value-type="float">
            <text:p>1441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9380086627494" calcext:value-type="float">
            <text:p>4.79380086627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677653" calcext:value-type="float">
            <text:p>16776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3570017498294" calcext:value-type="float">
            <text:p>4.135700174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311498" calcext:value-type="float">
            <text:p>13114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0504522657317" calcext:value-type="float">
            <text:p>5.20504522657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289823" calcext:value-type="float">
            <text:p>12898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7742038328607" calcext:value-type="float">
            <text:p>5.27742038328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39962" calcext:value-type="float">
            <text:p>1239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863779362661" calcext:value-type="float">
            <text:p>5.44863779362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05303" calcext:value-type="float">
            <text:p>12053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175917774566" calcext:value-type="float">
            <text:p>5.57175917774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14024" calcext:value-type="float">
            <text:p>1314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9668857825892" calcext:value-type="float">
            <text:p>5.19668857825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10154" calcext:value-type="float">
            <text:p>12101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431514654044" calcext:value-type="float">
            <text:p>5.55431514654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45450" calcext:value-type="float">
            <text:p>12454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2945858317585" calcext:value-type="float">
            <text:p>5.42945858317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69551" calcext:value-type="float">
            <text:p>12695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622003396198" calcext:value-type="float">
            <text:p>5.34622003396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33088" calcext:value-type="float">
            <text:p>12330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278083931399" calcext:value-type="float">
            <text:p>5.47278083931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14405" calcext:value-type="float">
            <text:p>12144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908608645689" calcext:value-type="float">
            <text:p>5.53908608645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97918" calcext:value-type="float">
            <text:p>12979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02489986795" calcext:value-type="float">
            <text:p>5.2502489986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33009" calcext:value-type="float">
            <text:p>12330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305908679641" calcext:value-type="float">
            <text:p>5.47305908679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765735" calcext:value-type="float">
            <text:p>17657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1346629709231" calcext:value-type="float">
            <text:p>3.9134662970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62067" calcext:value-type="float">
            <text:p>12620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7189744161848" calcext:value-type="float">
            <text:p>5.37189744161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25151" calcext:value-type="float">
            <text:p>12251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082536452844" calcext:value-type="float">
            <text:p>5.50082536452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02308" calcext:value-type="float">
            <text:p>12023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825641844036" calcext:value-type="float">
            <text:p>5.582564184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321453" calcext:value-type="float">
            <text:p>13214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722043406688" calcext:value-type="float">
            <text:p>5.1722043406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209860" calcext:value-type="float">
            <text:p>1209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32487286702" calcext:value-type="float">
            <text:p>5.1932487286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48361" calcext:value-type="float">
            <text:p>13483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253808833034" calcext:value-type="float">
            <text:p>4.72253808833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48695" calcext:value-type="float">
            <text:p>1248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603618600464" calcext:value-type="float">
            <text:p>5.0560361860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24204" calcext:value-type="float">
            <text:p>1224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206197135967" calcext:value-type="float">
            <text:p>5.14206197135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207500" calcext:value-type="float">
            <text:p>1207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0172851904413" calcext:value-type="float">
            <text:p>5.20172851904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07181" calcext:value-type="float">
            <text:p>1307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724264605293" calcext:value-type="float">
            <text:p>4.85724264605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59932" calcext:value-type="float">
            <text:p>1259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712884957776" calcext:value-type="float">
            <text:p>5.01712884957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550851" calcext:value-type="float">
            <text:p>1550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489916909745" calcext:value-type="float">
            <text:p>4.11489916909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505782" calcext:value-type="float">
            <text:p>1505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297890014483" calcext:value-type="float">
            <text:p>4.2429789001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790379" calcext:value-type="float">
            <text:p>1790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115016110179" calcext:value-type="float">
            <text:p>3.49115016110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65391" calcext:value-type="float">
            <text:p>13653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80295546297" calcext:value-type="float">
            <text:p>4.6680295546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341004" calcext:value-type="float">
            <text:p>1341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629918043599" calcext:value-type="float">
            <text:p>4.74629918043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212458" calcext:value-type="float">
            <text:p>12124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393287916888" calcext:value-type="float">
            <text:p>5.18393287916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203330" calcext:value-type="float">
            <text:p>12033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675247175439" calcext:value-type="float">
            <text:p>5.21675247175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245947" calcext:value-type="float">
            <text:p>1245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560422597985" calcext:value-type="float">
            <text:p>5.06560422597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210555" calcext:value-type="float">
            <text:p>1210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075465494137" calcext:value-type="float">
            <text:p>5.19075465494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218455" calcext:value-type="float">
            <text:p>1218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250496881956" calcext:value-type="float">
            <text:p>5.16250496881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33414" calcext:value-type="float">
            <text:p>1533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400567300801" calcext:value-type="float">
            <text:p>4.16400567300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521128" calcext:value-type="float">
            <text:p>1521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894230690654" calcext:value-type="float">
            <text:p>4.19894230690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674074" calcext:value-type="float">
            <text:p>16740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285339892138" calcext:value-type="float">
            <text:p>3.78285339892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417039" calcext:value-type="float">
            <text:p>1417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678188185856" calcext:value-type="float">
            <text:p>4.5067818818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411845" calcext:value-type="float">
            <text:p>1411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272971198366" calcext:value-type="float">
            <text:p>4.52272971198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528726" calcext:value-type="float">
            <text:p>15287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730339369889" calcext:value-type="float">
            <text:p>4.17730339369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398149" calcext:value-type="float">
            <text:p>1398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506534918563" calcext:value-type="float">
            <text:p>4.56506534918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410729" calcext:value-type="float">
            <text:p>14107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616397210977" calcext:value-type="float">
            <text:p>4.52616397210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27670" calcext:value-type="float">
            <text:p>1427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432157656251" calcext:value-type="float">
            <text:p>4.47432157656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19102" calcext:value-type="float">
            <text:p>14191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046379207258" calcext:value-type="float">
            <text:p>4.5004637920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513167" calcext:value-type="float">
            <text:p>1513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173129943166" calcext:value-type="float">
            <text:p>4.22173129943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402166" calcext:value-type="float">
            <text:p>1402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260559283377" calcext:value-type="float">
            <text:p>4.55260559283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444624" calcext:value-type="float">
            <text:p>14446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305165670792" calcext:value-type="float">
            <text:p>4.42305165670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631583" calcext:value-type="float">
            <text:p>1631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9450819716403" calcext:value-type="float">
            <text:p>3.89450819716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06871" calcext:value-type="float">
            <text:p>1406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805713762859" calcext:value-type="float">
            <text:p>4.53805713762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330947" calcext:value-type="float">
            <text:p>1330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899229666834" calcext:value-type="float">
            <text:p>4.77899229666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507764" calcext:value-type="float">
            <text:p>1507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726621623527" calcext:value-type="float">
            <text:p>4.23726621623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380738" calcext:value-type="float">
            <text:p>13807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948713871089" calcext:value-type="float">
            <text:p>4.61948713871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354731" calcext:value-type="float">
            <text:p>1354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206922548144" calcext:value-type="float">
            <text:p>4.70206922548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357023" calcext:value-type="float">
            <text:p>1357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472782807183" calcext:value-type="float">
            <text:p>4.69472782807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483107" calcext:value-type="float">
            <text:p>1483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887506629161" calcext:value-type="float">
            <text:p>4.30887506629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458095" calcext:value-type="float">
            <text:p>1458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274170616445" calcext:value-type="float">
            <text:p>4.38274170616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579287" calcext:value-type="float">
            <text:p>1579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598930863602" calcext:value-type="float">
            <text:p>4.03598930863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332130" calcext:value-type="float">
            <text:p>13321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13382463853" calcext:value-type="float">
            <text:p>4.77513382463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96689" calcext:value-type="float">
            <text:p>13966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960278571151" calcext:value-type="float">
            <text:p>4.5696027857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299026" calcext:value-type="float">
            <text:p>12990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442147765691" calcext:value-type="float">
            <text:p>4.88442147765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234112" calcext:value-type="float">
            <text:p>1234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705416092055" calcext:value-type="float">
            <text:p>5.10705416092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306652" calcext:value-type="float">
            <text:p>1306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900053788507" calcext:value-type="float">
            <text:p>4.85900053788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18343" calcext:value-type="float">
            <text:p>1218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290418928845" calcext:value-type="float">
            <text:p>5.16290418928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194941" calcext:value-type="float">
            <text:p>1194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4713528727485" calcext:value-type="float">
            <text:p>5.24713528727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16492" calcext:value-type="float">
            <text:p>12164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950734096702" calcext:value-type="float">
            <text:p>5.16950734096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11159" calcext:value-type="float">
            <text:p>1211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858830604543" calcext:value-type="float">
            <text:p>5.18858830604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202613" calcext:value-type="float">
            <text:p>12026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934097158787" calcext:value-type="float">
            <text:p>5.21934097158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14439" calcext:value-type="float">
            <text:p>1314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9531718964521" calcext:value-type="float">
            <text:p>5.19531718964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20599" calcext:value-type="float">
            <text:p>12205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1699145480187" calcext:value-type="float">
            <text:p>5.51699145480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230141" calcext:value-type="float">
            <text:p>12301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8317261733237" calcext:value-type="float">
            <text:p>5.48317261733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97102" calcext:value-type="float">
            <text:p>1297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298026324712" calcext:value-type="float">
            <text:p>5.25298026324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503659" calcext:value-type="float">
            <text:p>15036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1122797238697" calcext:value-type="float">
            <text:p>4.61122797238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405390" calcext:value-type="float">
            <text:p>14053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0475296290472" calcext:value-type="float">
            <text:p>4.9047529629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373818" calcext:value-type="float">
            <text:p>13738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34295301774" calcext:value-type="float">
            <text:p>5.0034295301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227136" calcext:value-type="float">
            <text:p>1227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379458277364" calcext:value-type="float">
            <text:p>5.49379458277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04855" calcext:value-type="float">
            <text:p>12048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337371032098" calcext:value-type="float">
            <text:p>5.57337371032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23966" calcext:value-type="float">
            <text:p>12239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502801390138" calcext:value-type="float">
            <text:p>5.50502801390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08501" calcext:value-type="float">
            <text:p>12085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025141186442" calcext:value-type="float">
            <text:p>5.5602514118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04244" calcext:value-type="float">
            <text:p>1204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557664124356" calcext:value-type="float">
            <text:p>5.57557664124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341338" calcext:value-type="float">
            <text:p>13413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073392700604" calcext:value-type="float">
            <text:p>5.1073392700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43078" calcext:value-type="float">
            <text:p>12430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377377491973" calcext:value-type="float">
            <text:p>5.4377377491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229001" calcext:value-type="float">
            <text:p>12290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8719919037968" calcext:value-type="float">
            <text:p>5.48719919037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241416" calcext:value-type="float">
            <text:p>1241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35481680318" calcext:value-type="float">
            <text:p>5.4435481680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39610" calcext:value-type="float">
            <text:p>12396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987084238386" calcext:value-type="float">
            <text:p>5.44987084238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454299" calcext:value-type="float">
            <text:p>14542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5618449804894" calcext:value-type="float">
            <text:p>4.75618449804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359849" calcext:value-type="float">
            <text:p>13598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781469064246" calcext:value-type="float">
            <text:p>5.04781469064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226722" calcext:value-type="float">
            <text:p>12267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526001326891" calcext:value-type="float">
            <text:p>5.49526001326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30370" calcext:value-type="float">
            <text:p>12303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8236422072985" calcext:value-type="float">
            <text:p>5.48236422072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23065" calcext:value-type="float">
            <text:p>12230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822616991884" calcext:value-type="float">
            <text:p>5.50822616991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203309" calcext:value-type="float">
            <text:p>12033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8949903315" calcext:value-type="float">
            <text:p>5.578949903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08090" calcext:value-type="float">
            <text:p>12080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870714879212" calcext:value-type="float">
            <text:p>6.16870714879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92205" calcext:value-type="float">
            <text:p>1292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638587189051" calcext:value-type="float">
            <text:p>5.87638587189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15536" calcext:value-type="float">
            <text:p>12155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20217865578" calcext:value-type="float">
            <text:p>6.14202178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00927" calcext:value-type="float">
            <text:p>12009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94533953184" calcext:value-type="float">
            <text:p>6.19453395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210943" calcext:value-type="float">
            <text:p>12109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5846303280557" calcext:value-type="float">
            <text:p>6.15846303280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245951" calcext:value-type="float">
            <text:p>12459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469041345179" calcext:value-type="float">
            <text:p>6.03469041345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21878" calcext:value-type="float">
            <text:p>1221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1942158962895" calcext:value-type="float">
            <text:p>6.11942158962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479102" calcext:value-type="float">
            <text:p>14791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971880028304" calcext:value-type="float">
            <text:p>5.28971880028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255131" calcext:value-type="float">
            <text:p>12551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280948153988" calcext:value-type="float">
            <text:p>6.00280948153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205116" calcext:value-type="float">
            <text:p>12051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7941151835741" calcext:value-type="float">
            <text:p>6.17941151835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09609" calcext:value-type="float">
            <text:p>12096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324994833157" calcext:value-type="float">
            <text:p>6.16324994833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227328" calcext:value-type="float">
            <text:p>12273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0009362103005" calcext:value-type="float">
            <text:p>6.10009362103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201056" calcext:value-type="float">
            <text:p>12010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9406747204554" calcext:value-type="float">
            <text:p>6.19406747204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198107" calcext:value-type="float">
            <text:p>11981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0474398774827" calcext:value-type="float">
            <text:p>6.20474398774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62337" calcext:value-type="float">
            <text:p>1362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4685452459118" calcext:value-type="float">
            <text:p>5.64685452459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13937" calcext:value-type="float">
            <text:p>12139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73855704125" calcext:value-type="float">
            <text:p>6.14773855704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225742" calcext:value-type="float">
            <text:p>12257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0570936900522" calcext:value-type="float">
            <text:p>6.10570936900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36580" calcext:value-type="float">
            <text:p>12365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747786239052" calcext:value-type="float">
            <text:p>6.06747786239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14037" calcext:value-type="float">
            <text:p>12140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38081475723" calcext:value-type="float">
            <text:p>6.14738081475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80807" calcext:value-type="float">
            <text:p>12808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486311866792" calcext:value-type="float">
            <text:p>5.91486311866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21013" calcext:value-type="float">
            <text:p>16210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9764511370835" calcext:value-type="float">
            <text:p>5.59764511370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44679" calcext:value-type="float">
            <text:p>12446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493646862466" calcext:value-type="float">
            <text:p>6.74493646862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17582" calcext:value-type="float">
            <text:p>12175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4052790009073" calcext:value-type="float">
            <text:p>6.84052790009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14669" calcext:value-type="float">
            <text:p>12146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5093061289185" calcext:value-type="float">
            <text:p>6.85093061289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09105" calcext:value-type="float">
            <text:p>12091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086992028566" calcext:value-type="float">
            <text:p>6.87086992028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208641" calcext:value-type="float">
            <text:p>12086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253686662392" calcext:value-type="float">
            <text:p>6.87253686662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414711" calcext:value-type="float">
            <text:p>14147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8883278761381" calcext:value-type="float">
            <text:p>6.18883278761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22527" calcext:value-type="float">
            <text:p>12225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292549664897" calcext:value-type="float">
            <text:p>6.82292549664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224939" calcext:value-type="float">
            <text:p>12249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436547065084" calcext:value-type="float">
            <text:p>6.81436547065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39696" calcext:value-type="float">
            <text:p>12396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235809221496" calcext:value-type="float">
            <text:p>6.76235809221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13438" calcext:value-type="float">
            <text:p>12134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5533417956356" calcext:value-type="float">
            <text:p>6.85533417956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203693" calcext:value-type="float">
            <text:p>12036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9035274212049" calcext:value-type="float">
            <text:p>6.89035274212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591433" calcext:value-type="float">
            <text:p>15914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776264977343" calcext:value-type="float">
            <text:p>5.6776264977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276282" calcext:value-type="float">
            <text:p>12762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604364911962" calcext:value-type="float">
            <text:p>6.63604364911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20316" calcext:value-type="float">
            <text:p>12203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078703635244" calcext:value-type="float">
            <text:p>6.83078703635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221264" calcext:value-type="float">
            <text:p>12212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741453830172" calcext:value-type="float">
            <text:p>6.82741453830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230337" calcext:value-type="float">
            <text:p>1230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526924366498" calcext:value-type="float">
            <text:p>6.79526924366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13306" calcext:value-type="float">
            <text:p>12133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938352252686" calcext:value-type="float">
            <text:p>7.39938352252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308566" calcext:value-type="float">
            <text:p>13085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113065523343" calcext:value-type="float">
            <text:p>7.07113065523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07798" calcext:value-type="float">
            <text:p>12077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1914391392829" calcext:value-type="float">
            <text:p>7.41914391392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07840" calcext:value-type="float">
            <text:p>1207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189928948746" calcext:value-type="float">
            <text:p>7.4189928948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202733" calcext:value-type="float">
            <text:p>12027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3739470421555" calcext:value-type="float">
            <text:p>7.43739470421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43423" calcext:value-type="float">
            <text:p>12434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289801122027" calcext:value-type="float">
            <text:p>7.2928980112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20997" calcext:value-type="float">
            <text:p>1220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194100633906" calcext:value-type="float">
            <text:p>7.37194100633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10869" calcext:value-type="float">
            <text:p>1210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811536745499" calcext:value-type="float">
            <text:p>7.40811536745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795937" calcext:value-type="float">
            <text:p>17959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9617599611337" calcext:value-type="float">
            <text:p>5.69617599611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57227" calcext:value-type="float">
            <text:p>1357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256206817079" calcext:value-type="float">
            <text:p>6.91256206817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357944" calcext:value-type="float">
            <text:p>13579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026836990455" calcext:value-type="float">
            <text:p>6.91026836990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301788" calcext:value-type="float">
            <text:p>13017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368433656525" calcext:value-type="float">
            <text:p>7.09368433656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293096" calcext:value-type="float">
            <text:p>12930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77929229526" calcext:value-type="float">
            <text:p>7.12277929229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279137" calcext:value-type="float">
            <text:p>1279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991636102932" calcext:value-type="float">
            <text:p>7.1699163610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388329" calcext:value-type="float">
            <text:p>1388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41630203484" calcext:value-type="float">
            <text:p>6.8141630203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84343" calcext:value-type="float">
            <text:p>1384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664988498599" calcext:value-type="float">
            <text:p>6.82664988498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393715" calcext:value-type="float">
            <text:p>13937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734723309342" calcext:value-type="float">
            <text:p>6.79734723309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330222" calcext:value-type="float">
            <text:p>13302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9984571337747" calcext:value-type="float">
            <text:p>6.99984571337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368951" calcext:value-type="float">
            <text:p>13689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520794165731" calcext:value-type="float">
            <text:p>6.87520794165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465554" calcext:value-type="float">
            <text:p>14655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7906872372648" calcext:value-type="float">
            <text:p>6.57906872372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473055" calcext:value-type="float">
            <text:p>14730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5689734955622" calcext:value-type="float">
            <text:p>6.55689734955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98573" calcext:value-type="float">
            <text:p>1398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223557754933" calcext:value-type="float">
            <text:p>6.78223557754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38039" calcext:value-type="float">
            <text:p>1338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439925459781" calcext:value-type="float">
            <text:p>6.97439925459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292551" calcext:value-type="float">
            <text:p>1292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461009515538" calcext:value-type="float">
            <text:p>7.1246100951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08602" calcext:value-type="float">
            <text:p>13086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101117798665" calcext:value-type="float">
            <text:p>7.07101117798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439475" calcext:value-type="float">
            <text:p>1439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704570819926" calcext:value-type="float">
            <text:p>6.65704570819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379297" calcext:value-type="float">
            <text:p>13792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250905905301" calcext:value-type="float">
            <text:p>6.84250905905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274097" calcext:value-type="float">
            <text:p>12740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706204396929" calcext:value-type="float">
            <text:p>7.1870620439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275853" calcext:value-type="float">
            <text:p>1275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108058369929" calcext:value-type="float">
            <text:p>7.18108058369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356062" calcext:value-type="float">
            <text:p>13560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629151315442" calcext:value-type="float">
            <text:p>6.91629151315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71441" calcext:value-type="float">
            <text:p>13714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373880333384" calcext:value-type="float">
            <text:p>6.32373880333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40774" calcext:value-type="float">
            <text:p>13407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2195429511597" calcext:value-type="float">
            <text:p>6.42195429511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561801" calcext:value-type="float">
            <text:p>15618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5925312568768" calcext:value-type="float">
            <text:p>5.75925312568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414236" calcext:value-type="float">
            <text:p>1414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9029120928691" calcext:value-type="float">
            <text:p>6.19029120928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358427" calcext:value-type="float">
            <text:p>1358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6514704142206" calcext:value-type="float">
            <text:p>6.36514704142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67585" calcext:value-type="float">
            <text:p>13675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596680429873" calcext:value-type="float">
            <text:p>6.33596680429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417926" calcext:value-type="float">
            <text:p>14179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897443047968" calcext:value-type="float">
            <text:p>6.17897443047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373036" calcext:value-type="float">
            <text:p>13730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869084864795" calcext:value-type="float">
            <text:p>6.31869084864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372802" calcext:value-type="float">
            <text:p>13728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943105917028" calcext:value-type="float">
            <text:p>6.31943105917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389139" calcext:value-type="float">
            <text:p>1389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6805304856551" calcext:value-type="float">
            <text:p>6.26805304856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92263" calcext:value-type="float">
            <text:p>1392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5829727408931" calcext:value-type="float">
            <text:p>6.25829727408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288687" calcext:value-type="float">
            <text:p>12886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403561664475" calcext:value-type="float">
            <text:p>6.59403561664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265789" calcext:value-type="float">
            <text:p>1265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189691899456" calcext:value-type="float">
            <text:p>6.67189691899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871275" calcext:value-type="float">
            <text:p>1871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97413393624766" calcext:value-type="float">
            <text:p>4.97413393624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465036" calcext:value-type="float">
            <text:p>14650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3702712492766" calcext:value-type="float">
            <text:p>6.03702712492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20054" calcext:value-type="float">
            <text:p>13200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95931169971" calcext:value-type="float">
            <text:p>6.4895931169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331257" calcext:value-type="float">
            <text:p>1331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289104743617" calcext:value-type="float">
            <text:p>6.45289104743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03803" calcext:value-type="float">
            <text:p>14038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1663838148944" calcext:value-type="float">
            <text:p>5.51663838148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72662" calcext:value-type="float">
            <text:p>13726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406393250862" calcext:value-type="float">
            <text:p>5.61406393250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371970" calcext:value-type="float">
            <text:p>1371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625389304136" calcext:value-type="float">
            <text:p>5.61625389304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462066" calcext:value-type="float">
            <text:p>14620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003026523453" calcext:value-type="float">
            <text:p>5.34003026523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05167" calcext:value-type="float">
            <text:p>1305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3303919835477" calcext:value-type="float">
            <text:p>5.83303919835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05895" calcext:value-type="float">
            <text:p>13058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3061745278903" calcext:value-type="float">
            <text:p>5.83061745278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42942" calcext:value-type="float">
            <text:p>1342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912747902512" calcext:value-type="float">
            <text:p>5.70912747902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545813" calcext:value-type="float">
            <text:p>1545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9813049022904" calcext:value-type="float">
            <text:p>5.09813049022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860689" calcext:value-type="float">
            <text:p>18606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9296214155727" calcext:value-type="float">
            <text:p>4.29296214155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401513" calcext:value-type="float">
            <text:p>14015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372873840085" calcext:value-type="float">
            <text:p>5.52372873840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382409" calcext:value-type="float">
            <text:p>13824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333451772371" calcext:value-type="float">
            <text:p>5.58333451772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94254" calcext:value-type="float">
            <text:p>13942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6281052155" calcext:value-type="float">
            <text:p>5.546281052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374650" calcext:value-type="float">
            <text:p>1374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777867928134" calcext:value-type="float">
            <text:p>5.60777867928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248837" calcext:value-type="float">
            <text:p>12488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2464247002841" calcext:value-type="float">
            <text:p>6.02464247002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347792" calcext:value-type="float">
            <text:p>13477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9347130105771" calcext:value-type="float">
            <text:p>5.69347130105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281064" calcext:value-type="float">
            <text:p>12810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399177360625" calcext:value-type="float">
            <text:p>5.9139917736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68040" calcext:value-type="float">
            <text:p>13680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871208468509" calcext:value-type="float">
            <text:p>5.62871208468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19371" calcext:value-type="float">
            <text:p>13193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60307035359" calcext:value-type="float">
            <text:p>5.7860307035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84830" calcext:value-type="float">
            <text:p>13848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573541111278" calcext:value-type="float">
            <text:p>5.57573541111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649808" calcext:value-type="float">
            <text:p>1649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1536599147789" calcext:value-type="float">
            <text:p>4.81536599147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9:08:07.389100200</dc:date>
    <meta:editing-duration>PT2M2S</meta:editing-duration>
    <meta:editing-cycles>1</meta:editing-cycles>
    <meta:generator>LibreOffice/6.4.7.2$Linux_X86_64 LibreOffice_project/40$Build-2</meta:generator>
    <meta:document-statistic meta:table-count="1" meta:cell-count="120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0.99cm" svg:height="9.006cm" xlink:href=".." xlink:type="simple" chart:class="chart:line" chart:style-name="ch1">
        <chart:plot-area chart:style-name="ch2" table:cell-range-address="localhost.F7:localhost.F2009" svg:x="1.419cm" svg:y="0.18cm" svg:width="68.152cm" svg:height="8.646cm">
          <chartooo:coordinate-region svg:x="2.04cm" svg:y="0.379cm" svg:width="67.531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F7:localhost.F2009" chart:class="chart:line">
            <chart:data-point chart:repeated="200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53481349041677">
                <text:p>-5.53481349041677</text:p>
                <draw:g>
                  <svg:desc>localhost.F7:localhost.F2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17353529529207">
                <text:p>-0.71735352952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1613857601811">
                <text:p>4.91613857601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6750689541009">
                <text:p>4.56750689541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0915333840757">
                <text:p>-1.9091533384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634499831278">
                <text:p>5.4563449983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0609271810837">
                <text:p>5.20609271810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1585300130378">
                <text:p>4.91585300130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658628645128">
                <text:p>4.1658628645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2126055555812">
                <text:p>4.9212605555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5060826206196">
                <text:p>5.65060826206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472655824747">
                <text:p>5.10472655824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5802001285415">
                <text:p>5.65802001285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9689034945932">
                <text:p>5.7968903494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8045322366361">
                <text:p>5.28045322366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9569323383643">
                <text:p>5.19569323383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4874182198058">
                <text:p>5.74874182198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1104033111173">
                <text:p>5.81104033111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7334766191618">
                <text:p>4.97334766191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9252077379785">
                <text:p>5.59252077379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4998543140246">
                <text:p>5.14998543140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89962624785531">
                <text:p>4.89962624785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793915620173">
                <text:p>4.36793915620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1120917199176">
                <text:p>4.01120917199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3099687333183">
                <text:p>4.93099687333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6222873141431">
                <text:p>4.06222873141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1841108609276">
                <text:p>5.01841108609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3964151551705">
                <text:p>4.83964151551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5234563461734">
                <text:p>4.65234563461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3558916071815">
                <text:p>2.73558916071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1646065555299">
                <text:p>4.21646065555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1024532267625">
                <text:p>2.81024532267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8999521268438">
                <text:p>4.38999521268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9414760659688">
                <text:p>1.994147606596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73657314549215">
                <text:p>4.73657314549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3265456112779">
                <text:p>4.83265456112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0758693727402">
                <text:p>4.70758693727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7266259591902">
                <text:p>4.87266259591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4820753306313">
                <text:p>5.04820753306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4766130780817">
                <text:p>4.84766130780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7045017083984">
                <text:p>4.57045017083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100753306049">
                <text:p>2.9100753306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1025676959265">
                <text:p>2.81025676959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045920641497">
                <text:p>3.86045920641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8834643566028">
                <text:p>4.48834643566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5136374850542">
                <text:p>4.55136374850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4440855534693">
                <text:p>4.54440855534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1478324276319">
                <text:p>4.41478324276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2556311464913">
                <text:p>4.32556311464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4979956431866">
                <text:p>4.449799564318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4022444325646">
                <text:p>3.54022444325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4393883885625">
                <text:p>4.3439388388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4903131960555">
                <text:p>4.44903131960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7944461710444">
                <text:p>3.87944461710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0594672188594">
                <text:p>4.70594672188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6255578261078">
                <text:p>4.662555782610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2066615422429">
                <text:p>4.52066615422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4499116138623">
                <text:p>0.7044991161386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5193743189698">
                <text:p>4.151937431896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6578466288766">
                <text:p>4.16578466288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3504353049086">
                <text:p>4.735043530490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582629415537">
                <text:p>4.76582629415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7631107451764">
                <text:p>4.7631107451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84852684229492">
                <text:p>4.84852684229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67180354380575">
                <text:p>4.67180354380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82329805311657">
                <text:p>4.82329805311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70236737155776">
                <text:p>4.702367371557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84270503745332">
                <text:p>4.84270503745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896574126002">
                <text:p>4.9896574126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86325066467">
                <text:p>0.9286325066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6177605486054">
                <text:p>4.36177605486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6447724623969">
                <text:p>4.36447724623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3015276324476">
                <text:p>4.93015276324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6384231282268">
                <text:p>4.76384231282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1790501952838">
                <text:p>4.81790501952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9707127043917">
                <text:p>4.79707127043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9636290333773">
                <text:p>4.39636290333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9736395264364">
                <text:p>4.39736395264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0323833379733">
                <text:p>3.10323833379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24772885538263">
                <text:p>4.247728855382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2445338577597">
                <text:p>4.62445338577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4906012092907">
                <text:p>4.24906012092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3390408509745">
                <text:p>4.53390408509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6072975457621">
                <text:p>4.26072975457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7059179179372">
                <text:p>4.07059179179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2898540855504">
                <text:p>4.12898540855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2355250298489">
                <text:p>4.12355250298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7168575595185">
                <text:p>4.67168575595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3186610515024">
                <text:p>4.63186610515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3795491136677">
                <text:p>4.73795491136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3991288812592">
                <text:p>3.53991288812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6658144440899">
                <text:p>4.56658144440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4395025412889">
                <text:p>4.84395025412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0863539669085">
                <text:p>4.70863539669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11565210252288">
                <text:p>5.11565210252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19533370982256">
                <text:p>5.19533370982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5507937326363">
                <text:p>5.15507937326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0783204736861">
                <text:p>4.707832047368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24767662077568">
                <text:p>5.24767662077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7078504874122">
                <text:p>4.77078504874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3033472035063">
                <text:p>4.93033472035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0223206316802">
                <text:p>4.20223206316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8670552122694">
                <text:p>5.186705521226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1513364192031">
                <text:p>5.21513364192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7193279747157">
                <text:p>4.77193279747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2352589189321">
                <text:p>5.223525891893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12384762089707">
                <text:p>5.123847620897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06731440009576">
                <text:p>5.06731440009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16027762020267">
                <text:p>5.16027762020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5715858048488">
                <text:p>5.15715858048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92359148610889">
                <text:p>4.92359148610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1355051593307">
                <text:p>5.113550515933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0485628739188">
                <text:p>4.40485628739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83252083274205">
                <text:p>4.83252083274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4460733934481">
                <text:p>4.944607339344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9901054152841">
                <text:p>4.599010541528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5411582808974">
                <text:p>5.55411582808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77770087601015">
                <text:p>5.77770087601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0033958919104">
                <text:p>5.40033958919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0101749869357">
                <text:p>4.40101749869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36377020793437">
                <text:p>4.36377020793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1781836385112">
                <text:p>2.11781836385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6061518813851">
                <text:p>4.560615188138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42038817713278">
                <text:p>5.42038817713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302012153693">
                <text:p>5.6302012153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1845774790066">
                <text:p>5.21845774790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2983856277159">
                <text:p>4.92983856277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6349142603405">
                <text:p>2.063491426034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2550077716239">
                <text:p>3.025500777162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1851262819434">
                <text:p>5.21851262819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9358793241764">
                <text:p>4.993587932417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762683476312">
                <text:p>5.27626834763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0990101129674">
                <text:p>5.409901011296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4551414430305">
                <text:p>5.34551414430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74253900704269">
                <text:p>5.74253900704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75980623926287">
                <text:p>5.759806239262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0280269615362">
                <text:p>6.50280269615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46481475511506">
                <text:p>6.464814755115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48326124299159">
                <text:p>6.483261242991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46297996709294">
                <text:p>6.462979967092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45038307163439">
                <text:p>6.45038307163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9502038160457">
                <text:p>6.395020381604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3671737515233">
                <text:p>5.936717375152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2241146232242">
                <text:p>6.122411462322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2829216463283">
                <text:p>6.628292164632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7965795015241">
                <text:p>6.679657950152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0936944012017">
                <text:p>6.60936944012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7417227986672">
                <text:p>6.674172279866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5543525348222">
                <text:p>6.655435253482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0322181602152">
                <text:p>6.503221816021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1132804456813">
                <text:p>6.611328044568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5973385331506">
                <text:p>6.659733853315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46033217475306">
                <text:p>6.460332174753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1200133603374">
                <text:p>7.01200133603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6137047671763">
                <text:p>3.96137047671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6836082451014">
                <text:p>6.868360824510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26743466014092">
                <text:p>4.267434660140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2897562363617">
                <text:p>6.628975623636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05025043502">
                <text:p>6.6050250435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82846042004575">
                <text:p>6.82846042004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3756719569977">
                <text:p>6.437567195699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73583697148199">
                <text:p>6.735836971481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89301016486747">
                <text:p>6.893010164867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60497289457517">
                <text:p>5.604972894575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7142490523556">
                <text:p>6.47142490523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6922379244366">
                <text:p>7.169223792443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89415390738193">
                <text:p>6.89415390738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24821905963972">
                <text:p>7.24821905963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20052317271093">
                <text:p>7.20052317271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5426887705856">
                <text:p>7.15426887705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8226434146613">
                <text:p>6.98226434146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5812044291071">
                <text:p>7.15812044291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8775983173329">
                <text:p>6.98775983173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2095659796221">
                <text:p>7.220956597962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183348293878">
                <text:p>7.11833482938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59979490352286">
                <text:p>5.59979490352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1394967693545">
                <text:p>7.13949676935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3201596275506">
                <text:p>6.932015962755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4494180898029">
                <text:p>7.14494180898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3269164040056">
                <text:p>7.13269164040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16537254628612">
                <text:p>7.165372546286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2204917739624">
                <text:p>7.222049177396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2053750521073">
                <text:p>7.220537505210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08947738571935">
                <text:p>6.08947738571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41649654828618">
                <text:p>6.41649654828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1089292985229">
                <text:p>5.510892929852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2437447098986">
                <text:p>4.624374470989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3149454082325">
                <text:p>6.23149454082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43745201137003">
                <text:p>6.43745201137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81886487312074">
                <text:p>5.818864873120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10448434619587">
                <text:p>6.104484346195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4721881150655">
                <text:p>5.4721881150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52633373909781">
                <text:p>3.526333739097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5227632300277">
                <text:p>5.752276323002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563717861801">
                <text:p>5.85637178618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5915140727076">
                <text:p>4.85915140727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395622396237">
                <text:p>6.3956223962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59986635241775">
                <text:p>6.59986635241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9150478052317">
                <text:p>6.69150478052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494438259071">
                <text:p>6.664944382590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88019205446151">
                <text:p>5.88019205446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01992594054264">
                <text:p>6.01992594054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96609373305009">
                <text:p>5.96609373305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11531355990567">
                <text:p>5.11531355990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32505846929042">
                <text:p>5.32505846929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25712913806665">
                <text:p>5.257129138066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24360186590829">
                <text:p>5.243601865908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4181790565839">
                <text:p>5.141817905658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68193481235953">
                <text:p>5.681934812359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1628069932201">
                <text:p>5.916280699322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92848150759327">
                <text:p>5.92848150759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8343986544869">
                <text:p>5.283439865448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77583518618757">
                <text:p>5.775835186187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75751980994549">
                <text:p>5.757519809945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3233997661361">
                <text:p>0.632339976613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44968493936281">
                <text:p>2.44968493936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.18253781546162">
                <text:p>-4.182537815461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47255393706064">
                <text:p>4.47255393706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5757037298357">
                <text:p>3.857570372983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18244609088159">
                <text:p>3.182446090881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6306513709887">
                <text:p>2.963065137098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4456098577772">
                <text:p>2.844560985777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1047349344675">
                <text:p>1.210473493446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4791205923694">
                <text:p>2.84791205923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2573679430067">
                <text:p>3.625736794300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7515732539832">
                <text:p>1.97515732539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94741819287707">
                <text:p>4.947418192877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0833412328045">
                <text:p>4.708334123280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1529160900308">
                <text:p>5.15291609003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2261145925931">
                <text:p>5.222611459259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8641225475086">
                <text:p>5.086412254750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11729710885231">
                <text:p>5.11729710885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14284043222313">
                <text:p>5.142840432223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00234536608396">
                <text:p>5.002345366083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08516866107455">
                <text:p>5.08516866107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9478395097086">
                <text:p>4.9478395097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42287893256459">
                <text:p>3.422878932564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6725986327832">
                <text:p>5.067259863278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5806327484042">
                <text:p>4.758063274840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59692870122851">
                <text:p>4.596928701228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15184630127925">
                <text:p>5.151846301279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35859718902094">
                <text:p>5.358597189020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5064517977371">
                <text:p>5.450645179773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69972003759645">
                <text:p>4.699720037596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93078461150623">
                <text:p>4.930784611506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08727625908907">
                <text:p>5.087276259089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1514367210958">
                <text:p>4.215143672109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45178033248459">
                <text:p>3.451780332484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997001443946">
                <text:p>4.89970014439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48408208509649">
                <text:p>4.484082085096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95177184696046">
                <text:p>0.295177184696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06756588996622">
                <text:p>4.067565889966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5346436976406">
                <text:p>3.753464369764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4842314990883">
                <text:p>2.148423149908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45297718841177">
                <text:p>0.03452977188411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8293831332465">
                <text:p>3.982938313324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88305153924929">
                <text:p>2.883051539249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9434320147921">
                <text:p>2.694343201479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7774850297765">
                <text:p>4.77748502977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89605812674537">
                <text:p>4.896058126745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60130094144663">
                <text:p>4.601300941446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94560701514693">
                <text:p>4.945607015146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78457243016794">
                <text:p>4.78457243016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59211442073839">
                <text:p>4.59211442073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8038116960609">
                <text:p>4.180381169606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7225382261166">
                <text:p>3.172253822611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77186838138103">
                <text:p>4.771868381381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04340860157571">
                <text:p>5.043408601575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71413321853072">
                <text:p>4.714133218530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95295741461209">
                <text:p>4.952957414612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944048874748">
                <text:p>4.79440488747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565438110418">
                <text:p>4.5654381104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82096475240914">
                <text:p>4.820964752409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6383906113827">
                <text:p>4.763839061138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93454043018483">
                <text:p>4.934540430184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0981321699371">
                <text:p>4.809813216993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8874123194465">
                <text:p>3.88741231944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7816411480741">
                <text:p>4.878164114807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11916260031946">
                <text:p>5.119162600319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76116699973614">
                <text:p>4.761166999736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8598973641304">
                <text:p>4.885989736413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78703990017444">
                <text:p>4.787039900174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77523163026685">
                <text:p>4.775231630266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86234881386547">
                <text:p>4.862348813865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89928414258546">
                <text:p>4.899284142585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0220405219628">
                <text:p>5.102204052196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88340859659475">
                <text:p>4.883408596594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8362032577729">
                <text:p>4.83620325777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37308025572649">
                <text:p>3.373080255726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64668529705603">
                <text:p>4.64668529705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2553957190784">
                <text:p>4.25539571907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7589155529984">
                <text:p>4.75891555299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7627758908794">
                <text:p>4.76277589087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0786382759361">
                <text:p>5.007863827593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92004237282876">
                <text:p>4.920042372828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5824605846162">
                <text:p>5.158246058461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03382649615345">
                <text:p>5.03382649615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07567304025329">
                <text:p>5.075673040253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02046712376714">
                <text:p>5.02046712376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20446963402073">
                <text:p>4.204469634020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83969022334077">
                <text:p>4.839690223340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84695075120531">
                <text:p>4.846950751205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91451662044704">
                <text:p>4.914516620447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27498426448">
                <text:p>5.2274984264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5263526116168">
                <text:p>4.752635261161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7481170705466">
                <text:p>5.074811707054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31313334750784">
                <text:p>5.31313334750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02921297929854">
                <text:p>5.029212979298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08094439148684">
                <text:p>5.080944391486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31779840620423">
                <text:p>-2.317798406204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7796946929741">
                <text:p>4.877969469297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29186223061466">
                <text:p>5.291862230614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1182837626282">
                <text:p>5.11828376262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23072837213989">
                <text:p>5.23072837213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72391251538104">
                <text:p>4.72391251538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011162439163">
                <text:p>5.0111624391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7333229067863">
                <text:p>5.73332290678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63511356774769">
                <text:p>5.635113567747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30468395918907">
                <text:p>5.304683959189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1965002876449">
                <text:p>5.819650028764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1514347046304">
                <text:p>5.715143470463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81038155403732">
                <text:p>5.810381554037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86330823562219">
                <text:p>5.863308235622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99705905643624">
                <text:p>5.997059056436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03766817624139">
                <text:p>6.037668176241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92044602650728">
                <text:p>4.920446026507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1217844464966">
                <text:p>5.912178444649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88614337449416">
                <text:p>5.886143374494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87964378544611">
                <text:p>5.879643785446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60992754128277">
                <text:p>5.609927541282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33937385282">
                <text:p>5.339373852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82288224098033">
                <text:p>5.822882240980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28626132891434">
                <text:p>5.28626132891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7275329067263">
                <text:p>5.672753290672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54449658808507">
                <text:p>5.544496588085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0945817675297">
                <text:p>5.909458176752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83296482038652">
                <text:p>0.6832964820386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01550567390833">
                <text:p>6.015505673908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31693018123481">
                <text:p>2.316930181234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6371993454672">
                <text:p>3.363719934546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19756606481447">
                <text:p>6.197566064814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0975635207761">
                <text:p>3.509756352077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57530493703594">
                <text:p>5.575304937035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9501343973434">
                <text:p>1.695013439734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3496093805356">
                <text:p>4.634960938053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02849982282879">
                <text:p>5.028499822828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93391426455087">
                <text:p>5.933914264550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2185902742475">
                <text:p>6.521859027424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54833965929654">
                <text:p>6.548339659296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59362785924969">
                <text:p>6.59362785924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51468572827208">
                <text:p>6.51468572827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5127999855506">
                <text:p>6.51279998555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52073224054513">
                <text:p>6.520732240545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2844159155253">
                <text:p>7.02844159155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12292371292008">
                <text:p>7.12292371292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3490718983261">
                <text:p>7.134907189832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90166039456769">
                <text:p>5.901660394567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88594730252926">
                <text:p>6.885947302529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5420460045967">
                <text:p>7.154204600459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90829554305577">
                <text:p>6.908295543055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6635963278276">
                <text:p>7.166359632782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8413442090639">
                <text:p>6.84134420906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17899786337981">
                <text:p>7.178997863379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9020089421001">
                <text:p>6.9020089421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72130489880795">
                <text:p>6.721304898807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72066192504831">
                <text:p>6.720661925048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79307405717599">
                <text:p>6.793074057175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46579438677017">
                <text:p>6.465794386770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10720438666725">
                <text:p>6.107204386667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1562808473695">
                <text:p>7.115628084736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77616591560151">
                <text:p>6.776165915601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78888283158588">
                <text:p>6.788882831585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3774458446171">
                <text:p>6.37744584461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09665785351788">
                <text:p>7.09665785351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2622990729568">
                <text:p>7.126229907295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74440476007742">
                <text:p>6.744404760077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2990251213952">
                <text:p>1.329902512139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13992012340978">
                <text:p>6.139920123409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99042703884758">
                <text:p>4.990427038847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5783821579294">
                <text:p>4.757838215792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82196858659868">
                <text:p>6.821968586598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69962193322331">
                <text:p>6.699621933223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9652181327477">
                <text:p>5.696521813274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21827939068603">
                <text:p>5.218279390686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91497306098883">
                <text:p>4.914973060988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1210534736139">
                <text:p>6.012105347361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43423914939297">
                <text:p>0.4434239149392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1480560942431">
                <text:p>5.714805609424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99244201084816">
                <text:p>5.992442010848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25942492989741">
                <text:p>4.259424929897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3042025394045">
                <text:p>3.30420253940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96029805132554">
                <text:p>5.960298051325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97006927261257">
                <text:p>5.970069272612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95502178650136">
                <text:p>5.955021786501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22730372189133">
                <text:p>5.22730372189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01008041350963">
                <text:p>6.01008041350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5208668913703">
                <text:p>6.152086689137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92400572804542">
                <text:p>5.924005728045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99129889111367">
                <text:p>5.991298891113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1774063026994">
                <text:p>6.217740630269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11983774156084">
                <text:p>6.119837741560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69275145588091">
                <text:p>5.692751455880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73577000941024">
                <text:p>5.735770009410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49096454784022">
                <text:p>5.490964547840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30899752081585">
                <text:p>5.308997520815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1240711582518">
                <text:p>4.01240711582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38244084711074">
                <text:p>5.382440847110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72593822712703">
                <text:p>5.725938227127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23471736208378">
                <text:p>2.234717362083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34522199059721">
                <text:p>5.345221990597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73402453172995">
                <text:p>5.734024531729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76334304919579">
                <text:p>5.763343049195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7943115329031">
                <text:p>5.79431153290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27249535039728">
                <text:p>5.272495350397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5324250338991">
                <text:p>5.5324250338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31223171152936">
                <text:p>5.312231711529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8568296495887">
                <text:p>3.985682964958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56273645458735">
                <text:p>5.562736454587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46858234376787">
                <text:p>5.468582343767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45158864883258">
                <text:p>5.45158864883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03819154620967">
                <text:p>-1.038191546209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83719695273863">
                <text:p>4.837196952738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7599130179304">
                <text:p>4.75991301793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251262597928">
                <text:p>3.22512625979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43409443244228">
                <text:p>4.43409443244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628668501517">
                <text:p>5.16286685015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96729623329451">
                <text:p>4.967296233294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55744410684095">
                <text:p>4.557444106840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90706847728738">
                <text:p>4.907068477287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09487594049659">
                <text:p>5.094875940496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7963283990646">
                <text:p>5.179632839906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26265096487969">
                <text:p>5.262650964879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74912292484612">
                <text:p>4.749122924846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2396611974092">
                <text:p>5.23966119740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02836766720543">
                <text:p>5.028367667205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66103047768587">
                <text:p>3.661030477685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97828873919348">
                <text:p>4.978288739193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68902440380749">
                <text:p>4.689024403807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1539640840646">
                <text:p>5.215396408406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68763775282629">
                <text:p>4.687637752826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13770591452418">
                <text:p>5.137705914524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95343156376282">
                <text:p>4.953431563762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27775840019903">
                <text:p>5.277758400199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30331166552954">
                <text:p>5.303311665529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25945872193791">
                <text:p>5.259458721937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26660601870774">
                <text:p>5.266606018707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6872155632384">
                <text:p>4.968721556323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9657291984428">
                <text:p>2.896572919844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83494703856413">
                <text:p>4.83494703856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04745057253025">
                <text:p>5.047450572530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03660646529881">
                <text:p>5.036606465298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38702691132527">
                <text:p>4.387026911325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06848084610294">
                <text:p>5.068480846102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09845851047214">
                <text:p>5.098458510472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0415571435912">
                <text:p>5.04155714359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00694466959077">
                <text:p>5.006944669590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1129772989153">
                <text:p>5.11297729891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01096315632104">
                <text:p>5.010963156321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03561977583406">
                <text:p>5.03561977583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7400310328938">
                <text:p>3.774003103289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9092108371109">
                <text:p>4.690921083711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03333567105305">
                <text:p>5.033335671053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04551759004151">
                <text:p>5.045517590041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90688245503931">
                <text:p>4.906882455039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01649465384171">
                <text:p>5.016494653841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09532682288008">
                <text:p>5.095326822880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08884592938922">
                <text:p>5.088845929389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96826480644978">
                <text:p>4.968264806449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06944712053134">
                <text:p>5.069447120531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85243003605702">
                <text:p>3.852430036057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9601127480913">
                <text:p>4.96011274809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84651594603562">
                <text:p>3.846515946035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9088933729965">
                <text:p>4.790889337299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00909451034693">
                <text:p>5.009094510346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97372508901984">
                <text:p>4.973725089019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10047142546594">
                <text:p>5.100471425465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236782137424478">
                <text:p>-0.0236782137424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5039791396163">
                <text:p>4.750397913961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98228914100893">
                <text:p>4.982289141008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00332158702599">
                <text:p>5.003321587025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12535318956335">
                <text:p>5.125353189563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09304618505989">
                <text:p>5.093046185059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33344218330055">
                <text:p>3.333442183300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9251156896771">
                <text:p>4.992511568967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64696700360384">
                <text:p>4.646967003603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03814060672591">
                <text:p>5.03814060672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11301253793446">
                <text:p>5.113012537934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42841516525021">
                <text:p>4.428415165250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2548601598564">
                <text:p>4.925486015985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06691154438235">
                <text:p>5.066911544382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67126238274748">
                <text:p>4.671262382747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8619393753315">
                <text:p>5.086193937533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5810740727514">
                <text:p>1.558107407275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3962349977668">
                <text:p>4.039623499776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6184938529582">
                <text:p>3.961849385295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84894464229829">
                <text:p>4.848944642298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64383295954066">
                <text:p>5.643832959540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30639412465522">
                <text:p>5.306394124655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59850506603415">
                <text:p>5.598505066034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68338584888414">
                <text:p>5.683385848884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45241772562202">
                <text:p>5.452417725622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65961654197616">
                <text:p>5.659616541976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62953131601381">
                <text:p>5.629531316013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67414480070605">
                <text:p>5.674144800706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36897736174308">
                <text:p>5.368977361743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68329574729959">
                <text:p>4.683295747299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9607699878145">
                <text:p>5.096076998781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3928228195507">
                <text:p>5.039282281955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63160297585826">
                <text:p>5.631602975858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59356622043184">
                <text:p>5.593566220431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54773231135821">
                <text:p>5.547732311358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91801563051333">
                <text:p>-0.191801563051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.13363789214811">
                <text:p>-2.133637892148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44926307228452">
                <text:p>4.449263072284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8469293883207">
                <text:p>5.284692938832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39324779451453">
                <text:p>5.393247794514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67967788320351">
                <text:p>5.679677883203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68883866534939">
                <text:p>5.688838665349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23482460583349">
                <text:p>6.234824605833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31908285173871">
                <text:p>6.319082851738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29899492036832">
                <text:p>6.298994920368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29174449365159">
                <text:p>6.291744493651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75174616463454">
                <text:p>4.751746164634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17715577429857">
                <text:p>6.177155774298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31621300436605">
                <text:p>6.316213004366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38373745839863">
                <text:p>6.383737458398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30534810727146">
                <text:p>6.305348107271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36413121046876">
                <text:p>6.364131210468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31971220971558">
                <text:p>6.319712209715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2820666508003">
                <text:p>6.228206665080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32004460410169">
                <text:p>6.320044604101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9509911231833">
                <text:p>6.395099112318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83020701419502">
                <text:p>5.830207014195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43646615798625">
                <text:p>6.436466157986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09509768614293">
                <text:p>5.09509768614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84994224465374">
                <text:p>5.849942244653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27834446815181">
                <text:p>6.278344468151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08556908412434">
                <text:p>7.085569084124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75293254899902">
                <text:p>6.752932548999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08316866061452">
                <text:p>7.083168660614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06971040815771">
                <text:p>7.069710408157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00610562978917">
                <text:p>7.006105629789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005439567385">
                <text:p>7.0054395673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01139940016583">
                <text:p>7.011399400165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65193166237927">
                <text:p>6.651931662379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08121308336436">
                <text:p>7.081213083364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99313058714629">
                <text:p>6.993130587146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62069163139527">
                <text:p>5.620691631395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89523188034984">
                <text:p>6.895231880349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08578575566474">
                <text:p>7.085785755664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71946096796132">
                <text:p>6.719460967961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104930985186">
                <text:p>7.1049309851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12116254361854">
                <text:p>7.121162543618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29401932332825">
                <text:p>7.294019323328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38584219230942">
                <text:p>7.385842192309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37114789360802">
                <text:p>7.371147893608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03623404826169">
                <text:p>7.036234048261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04592420421711">
                <text:p>7.045924204217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21091294457403">
                <text:p>7.210912944574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96238423125133">
                <text:p>5.962384231251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12646856138803">
                <text:p>7.126468561388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98926750755288">
                <text:p>6.989267507552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3026956931809">
                <text:p>7.30269569318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16079959946826">
                <text:p>7.160799599468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32370464889394">
                <text:p>7.323704648893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36208540114609">
                <text:p>7.362085401146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13598170052195">
                <text:p>7.135981700521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24108624585284">
                <text:p>7.241086245852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6289689223518">
                <text:p>6.662896892235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44060474589842">
                <text:p>6.440604745898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0627752605457">
                <text:p>6.606277526054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62028858928027">
                <text:p>5.620288589280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66975328091164">
                <text:p>5.669753280911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62936436395898">
                <text:p>6.629364363958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42002375317212">
                <text:p>6.420023753172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82077666594394">
                <text:p>6.820776665943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17915493846223">
                <text:p>6.179154938462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67294662292534">
                <text:p>6.672946622925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43025929577793">
                <text:p>6.430259295777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63604954829121">
                <text:p>6.636049548291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49766561796755">
                <text:p>6.497665617967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50077203847785">
                <text:p>6.500772038477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61834234630909">
                <text:p>5.618342346309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5583102286455">
                <text:p>6.5583102286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21306399923066">
                <text:p>6.213063999230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4406011112134">
                <text:p>5.844060111121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21521328140487">
                <text:p>2.215213281404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4621866561151">
                <text:p>5.946218665611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1109650996216">
                <text:p>5.811096509962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0792542211063">
                <text:p>6.07925422110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04000430898941">
                <text:p>6.040004308989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23849620476581">
                <text:p>6.238496204765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6991164725604">
                <text:p>5.969911647256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98798701901926">
                <text:p>4.987987019019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570253289463">
                <text:p>5.955702532894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28931946453909">
                <text:p>6.289319464539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32212937375835">
                <text:p>6.322129373758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12675670926321">
                <text:p>6.126756709263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891859100529">
                <text:p>6.08918591005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3615434733545">
                <text:p>5.936154347335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85552021732113">
                <text:p>5.855520217321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29955721303505">
                <text:p>6.299557213035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.52351423472716">
                <text:p>5.523514234727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50728993126008">
                <text:p>5.507289931260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716739152068259">
                <text:p>-0.7167391520682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.22756916690318">
                <text:p>5.227569166903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41479666584818">
                <text:p>5.414796665848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50359306740741">
                <text:p>5.503593067407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46011245441697">
                <text:p>5.460112454416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56782816364272">
                <text:p>5.567828163642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.11998450168543">
                <text:p>5.119984501685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56919901727698">
                <text:p>5.569199017276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.80990504592359">
                <text:p>5.809905045923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.0069684597137">
                <text:p>5.00696845971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.2757393389879">
                <text:p>5.27573933898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56367550802297">
                <text:p>5.563675508022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60959449332197">
                <text:p>5.609594493321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38912932846868">
                <text:p>5.389129328468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.6603770596285">
                <text:p>5.66037705962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49489631039133">
                <text:p>5.494896310391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.34458813516105">
                <text:p>5.344588135161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.65766824386312">
                <text:p>5.65766824386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.3703445600293">
                <text:p>5.37034456002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82863068943797">
                <text:p>4.828630689437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51575327966585">
                <text:p>4.515753279665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63603436186333">
                <text:p>3.636034361863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79616080777424">
                <text:p>4.796160807774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09687413525688">
                <text:p>5.096874135256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14846353229975">
                <text:p>5.148463532299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92280249022431">
                <text:p>4.922802490224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13105620711372">
                <text:p>5.131056207113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23109434316893">
                <text:p>5.231094343168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92372541621629">
                <text:p>4.923725416216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18513960724027">
                <text:p>5.185139607240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79228483277856">
                <text:p>4.792284832778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04007155353801">
                <text:p>5.040071553538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06589285033879">
                <text:p>5.065892850338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35611335332712">
                <text:p>4.356113353327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37081086287899">
                <text:p>4.370810862878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34923007447365">
                <text:p>4.349230074473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44505389519388">
                <text:p>4.445053895193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72235406332604">
                <text:p>4.722354063326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752048303104">
                <text:p>4.7520483031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76031848029572">
                <text:p>4.760318480295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95151131250808">
                <text:p>4.951511312508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8028111451021">
                <text:p>4.80281114510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74105101678411">
                <text:p>4.741051016784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45628262069515">
                <text:p>3.456282620695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3853307995504">
                <text:p>4.38533079955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59093309818777">
                <text:p>4.590933098187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71066917621135">
                <text:p>4.710669176211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6593040318001">
                <text:p>4.65930403180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32037497212986">
                <text:p>4.320374972129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61343650029184">
                <text:p>4.613436500291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53712806412437">
                <text:p>4.537128064124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81157831237751">
                <text:p>4.811578312377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7152745796173">
                <text:p>4.71527457961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5249696740507">
                <text:p>4.52496967405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31509331490224">
                <text:p>4.315093314902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13862974769207">
                <text:p>4.138629747692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57573585456238">
                <text:p>4.575735854562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68235053745419">
                <text:p>4.682350537454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60825066528085">
                <text:p>4.608250665280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67494998001466">
                <text:p>4.6749499800146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71624256025803">
                <text:p>4.716242560258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60192116837114">
                <text:p>4.601921168371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83445456755613">
                <text:p>4.834454567556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7335546660656">
                <text:p>4.73355466606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52414801533728">
                <text:p>4.524148015337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61971675747487">
                <text:p>4.619716757474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54933565531807">
                <text:p>3.549335655318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55830218574128">
                <text:p>4.558302185741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88087336703659">
                <text:p>2.8808733670365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83851191265038">
                <text:p>4.838511912650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91052197292103">
                <text:p>4.910521972921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56542014356945">
                <text:p>4.565420143569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78129814541678">
                <text:p>4.781298145416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84030658425763">
                <text:p>4.840306584257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83738149146146">
                <text:p>4.837381491461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01862467222483">
                <text:p>5.018624672224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23475632777539">
                <text:p>5.234756327775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21825102339822">
                <text:p>4.218251023398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97115812715476">
                <text:p>4.971158127154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19900271267229">
                <text:p>5.199002712672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66118003677944">
                <text:p>4.661180036779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85595319400788">
                <text:p>4.855953194007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.07267471289703">
                <text:p>5.072674712897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94389735397873">
                <text:p>4.943897353978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82982856135524">
                <text:p>4.829828561355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90183537397606">
                <text:p>4.901835373976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9992270789044">
                <text:p>4.99922707890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23558096100699">
                <text:p>5.235580961006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09302009413507">
                <text:p>5.093020094135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64645241376127">
                <text:p>4.646452413761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.6792628415154">
                <text:p>4.67926284151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51209598582639">
                <text:p>4.5120959858263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16568283159514">
                <text:p>5.165682831595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18990712052914">
                <text:p>5.189907120529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.15128668328938">
                <text:p>5.151286683289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46684666260235">
                <text:p>5.466846662602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26593829810911">
                <text:p>5.265938298109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09055124590849">
                <text:p>5.090551245908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15292006572871">
                <text:p>5.152920065728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24531690754379">
                <text:p>5.245316907543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40051768055433">
                <text:p>5.400517680554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17102535877119">
                <text:p>5.171025358771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93341329570388">
                <text:p>4.933413295703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.3070555939622">
                <text:p>5.30705559396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45647018208865">
                <text:p>5.456470182088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46793009483689">
                <text:p>5.467930094836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2832212603708">
                <text:p>5.428322126037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24040274701529">
                <text:p>5.240402747015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59454314632357">
                <text:p>5.594543146323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17529530916945">
                <text:p>5.175295309169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21987336023702">
                <text:p>5.219873360237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07216322629991">
                <text:p>5.072163226299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37367374522127">
                <text:p>5.373673745221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46199590633613">
                <text:p>4.461995906336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71218207536205">
                <text:p>5.712182075362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86414124990666">
                <text:p>5.864141249906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7904745231106">
                <text:p>5.79047452311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93371822777365">
                <text:p>5.933718227773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01772353429819">
                <text:p>6.017723534298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14367631426663">
                <text:p>6.143676314266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63106164350472">
                <text:p>5.631061643504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84809251492939">
                <text:p>5.848092514929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13974947956761">
                <text:p>6.139749479567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50837913491785">
                <text:p>5.508379134917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74652913242577">
                <text:p>5.746529132425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12309682604294">
                <text:p>5.123096826042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99068797659697">
                <text:p>5.990687976596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04610027637377">
                <text:p>6.046100276373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.78174664228121">
                <text:p>5.781746642281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08919548910752">
                <text:p>6.089195489107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87067623316971">
                <text:p>5.870676233169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78708886262278">
                <text:p>5.787088862622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82255302799393">
                <text:p>5.822553027993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32406754365567">
                <text:p>6.324067543655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77247966693008">
                <text:p>6.772479666930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01536086081727">
                <text:p>7.015360860817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87335626471602">
                <text:p>6.873356264716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10432494036339">
                <text:p>6.104324940363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84300974014276">
                <text:p>6.843009740142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94310958152928">
                <text:p>6.943109581529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51032554817769">
                <text:p>6.510325548177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59475934740889">
                <text:p>6.594759347408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22640995557881">
                <text:p>6.226409955578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81281708558252">
                <text:p>6.812817085582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85919311009673">
                <text:p>6.859193110096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55112480758942">
                <text:p>6.551124807589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76549222028296">
                <text:p>6.765492220282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59840590076319">
                <text:p>6.598405900763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23471219457202">
                <text:p>6.234712194572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02922705124748">
                <text:p>6.02922705124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8289971361193">
                <text:p>6.82899713611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16117569429281">
                <text:p>7.161175694292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41883828556944">
                <text:p>7.418838285569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162927844486">
                <text:p>7.1629278444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68229004895716">
                <text:p>6.682290048957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99219969327729">
                <text:p>6.992199693277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14010031274536">
                <text:p>7.140100312745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02969388861532">
                <text:p>7.029693888615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03832845415069">
                <text:p>7.038328454150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86021857687963">
                <text:p>6.860218576879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11285418601566">
                <text:p>6.112854186015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77654424575133">
                <text:p>6.776544245751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73706298005093">
                <text:p>6.737062980050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83471052341175">
                <text:p>6.834710523411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59887900278861">
                <text:p>6.598879002788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7265087567041">
                <text:p>6.72650875670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61036992174702">
                <text:p>6.610369921747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74636735879419">
                <text:p>6.746367358794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447738273929">
                <text:p>6.44773827392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9267574584336">
                <text:p>2.792675745843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36644686893816">
                <text:p>6.366446868938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.4841667148791">
                <text:p>5.48416671487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58675655760369">
                <text:p>6.586756557603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63257926439237">
                <text:p>6.632579264392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85001210295464">
                <text:p>6.850012102954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71241156008273">
                <text:p>6.712411560082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.52495911823684">
                <text:p>5.52495911823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19679908780165">
                <text:p>6.196799087801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07193586575558">
                <text:p>5.071935865755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64206187628062">
                <text:p>6.642061876280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26700610571993">
                <text:p>6.267006105719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24300300377012">
                <text:p>5.243003003770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58276580926542">
                <text:p>5.582765809265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11155457458794">
                <text:p>5.111554574587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24990013194037">
                <text:p>6.249900131940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01275452445613">
                <text:p>6.012754524456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.10555445764578">
                <text:p>6.105554457645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68395081151644">
                <text:p>5.683950811516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89161572089377">
                <text:p>5.891615720893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.06543529341769">
                <text:p>6.065435293417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61835964727033">
                <text:p>5.618359647270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.00458135298205">
                <text:p>6.004581352982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1839155381777">
                <text:p>5.18391553817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.18337883020361">
                <text:p>6.18337883020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07428105171327">
                <text:p>6.074281051713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04827909648233">
                <text:p>6.048279096482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03532081190644">
                <text:p>3.035320811906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99011881141192">
                <text:p>5.990118811411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36297625227924">
                <text:p>5.362976252279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49757660075359">
                <text:p>5.497576600753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31478296870079">
                <text:p>5.314782968700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39396771610973">
                <text:p>5.393967716109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332391182316">
                <text:p>5.3323911823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53374487538804">
                <text:p>4.533744875388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27260897192272">
                <text:p>5.272608971922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48921142519008">
                <text:p>5.489211425190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55907739718493">
                <text:p>5.559077397184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83329422948314">
                <text:p>5.833294229483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39065632593921">
                <text:p>5.390656325939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81251231468008">
                <text:p>5.812512314680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81491586448812">
                <text:p>5.814915864488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21470503029954">
                <text:p>5.214705030299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699961027260691">
                <text:p>0.6999610272606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49886992788158">
                <text:p>4.498869927881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01145980127266">
                <text:p>5.011459801272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77351509231134">
                <text:p>4.773515092311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30646203871451">
                <text:p>5.306462038714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1145178030559">
                <text:p>5.11451780305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31169561111302">
                <text:p>5.311695611113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81821553505253">
                <text:p>4.818215535052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96938057486889">
                <text:p>4.969380574868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25165950418881">
                <text:p>5.251659504188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15577537741334">
                <text:p>5.155775377413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22854355983177">
                <text:p>5.228543559831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52785223049213">
                <text:p>4.527852230492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1313347737011">
                <text:p>5.13133477370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81628462591733">
                <text:p>4.816284625917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31035454320467">
                <text:p>5.310354543204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31556179703668">
                <text:p>5.315561797036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27309463874555">
                <text:p>5.273094638745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33055596516813">
                <text:p>5.330555965168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3279994270279">
                <text:p>5.32799942702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97424684014384">
                <text:p>4.974246840143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.36497175923046">
                <text:p>5.364971759230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.27552422686127">
                <text:p>5.275524226861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.30937755052804">
                <text:p>5.309377550528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.26981755078927">
                <text:p>5.269817550789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95396964720348">
                <text:p>4.953969647203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76748893900575">
                <text:p>4.767488939005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16855454507534">
                <text:p>5.168554545075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.22215927206558">
                <text:p>5.222159272065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948628159251956">
                <text:p>-0.9486281592519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58766762436612">
                <text:p>4.587667624366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00002425383194">
                <text:p>5.000024253831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01023349720442">
                <text:p>5.010233497204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484257269141403">
                <text:p>0.04842572691414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17732746775581">
                <text:p>2.177327467755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77137212957925">
                <text:p>1.771372129579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46701359693011">
                <text:p>3.467013596930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11657387823889">
                <text:p>3.116573878238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15327179059553">
                <text:p>3.153271790595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67742691288608">
                <text:p>3.677426912886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84409302721382">
                <text:p>1.844093027213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93218386969137">
                <text:p>3.932183869691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97046719242727">
                <text:p>4.970467192427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77259490936533">
                <text:p>4.772594909365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3500656040869">
                <text:p>-1.35006560408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33958395327078">
                <text:p>2.339583953270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14600754614938">
                <text:p>2.1460075461493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48258079846875">
                <text:p>1.482580798468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50236900537733">
                <text:p>3.502369005377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77101098855475">
                <text:p>2.771010988554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61862064610927">
                <text:p>3.618620646109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73070449468292">
                <text:p>3.730704494682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60541153060346">
                <text:p>3.605411530603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8068775035793">
                <text:p>3.80687750357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71100003677497">
                <text:p>4.711000036774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69779804605961">
                <text:p>4.697798046059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61463712390603">
                <text:p>3.614637123906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93986781675669">
                <text:p>4.939867816756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30686528171693">
                <text:p>5.306865281716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96205871135544">
                <text:p>4.962058711355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35479861327189">
                <text:p>5.354798613271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44209909956512">
                <text:p>4.442099099565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0468231778131">
                <text:p>5.04682317781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03864134383212">
                <text:p>5.038641343832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67363960666846">
                <text:p>4.673639606668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14612783930962">
                <text:p>5.146127839309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31032268128098">
                <text:p>5.310322681280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18797477358922">
                <text:p>5.187974773589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08802234820338">
                <text:p>5.088022348203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32775317103862">
                <text:p>4.327753171038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03638722534983">
                <text:p>5.036387225349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80802712018141">
                <text:p>4.808027120181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87488966594538">
                <text:p>4.874889665945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05150687089192">
                <text:p>5.051506870891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.06459127464903">
                <text:p>5.064591274649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15059232317794">
                <text:p>5.150592323177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56080614056874">
                <text:p>4.5608061405687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647621115997669">
                <text:p>0.6476211159976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15446187238972">
                <text:p>4.154461872389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51832183749323">
                <text:p>3.518321837493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45083959775654">
                <text:p>2.450839597756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08513419334713">
                <text:p>5.085134193347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.35008852017246">
                <text:p>5.350088520172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31697674169184">
                <text:p>5.316976741691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16018071509769">
                <text:p>5.160180715097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30727934903088">
                <text:p>5.307279349030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.49522940969867">
                <text:p>5.495229409698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.44698572009625">
                <text:p>5.446985720096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.55256437726701">
                <text:p>5.5525643772670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18265272424777">
                <text:p>4.1826527242477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.03532972983058">
                <text:p>5.035329729830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.53118153623832">
                <text:p>5.531181536238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52545580661208">
                <text:p>5.525455806612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.48471403307165">
                <text:p>5.4847140330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.54745126363247">
                <text:p>5.547451263632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.50091540125278">
                <text:p>5.500915401252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.22016259483006">
                <text:p>5.220162594830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.54459383533038">
                <text:p>5.544593835330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46934703984289">
                <text:p>5.469347039842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43858469639294">
                <text:p>5.438584696392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48406547742023">
                <text:p>5.484065477420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14958328588367">
                <text:p>4.149583285883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.77242834727363">
                <text:p>5.772428347273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.2778051237364">
                <text:p>6.27780512373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.46235446063857">
                <text:p>6.4623544606385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.17852812956129">
                <text:p>6.178528129561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.17918537092697">
                <text:p>6.179185370926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.1607791989044">
                <text:p>6.16077919890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.80280973999673">
                <text:p>5.802809739996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.18574954660103">
                <text:p>6.185749546601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.19213137228006">
                <text:p>6.192131372280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.98159781386319">
                <text:p>5.981597813863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.28050251586762">
                <text:p>6.280502515867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.83543525495433">
                <text:p>5.835435254954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.69808746249338">
                <text:p>5.698087462493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.12991574316775">
                <text:p>6.129915743167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.81061452119116">
                <text:p>5.81061452119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77369728022484">
                <text:p>5.773697280224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.97548510512573">
                <text:p>5.975485105125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.71848603337341">
                <text:p>5.7184860333734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.95677233558449">
                <text:p>5.956772335584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67691807564519">
                <text:p>6.676918075645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43772462725728">
                <text:p>6.437724627257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50239906313077">
                <text:p>6.5023990631307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71039116587">
                <text:p>6.710391165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27710588328285">
                <text:p>6.277105883282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.57094967526955">
                <text:p>6.570949675269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96370642164687">
                <text:p>6.963706421646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.78833220439168">
                <text:p>6.788332204391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03500838472398">
                <text:p>7.035008384723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70473580359876">
                <text:p>6.704735803598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54141228571041">
                <text:p>6.541412285710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.53674883890694">
                <text:p>6.536748838906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.77422167424091">
                <text:p>6.774221674240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.51472399062998">
                <text:p>6.514723990629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.71701309286146">
                <text:p>6.717013092861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.05691118349167">
                <text:p>7.056911183491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.69653632368768">
                <text:p>5.696536323687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62128161758883">
                <text:p>6.621281617588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.41135514949848">
                <text:p>6.411355149498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.60824285384575">
                <text:p>6.608242853845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92660335622905">
                <text:p>6.926603356229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.65198607382051">
                <text:p>6.651986073820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.75620464792895">
                <text:p>6.756204647928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9065121371779">
                <text:p>6.906512137177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0169052486216">
                <text:p>7.01690524862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25565448217444">
                <text:p>7.255654482174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.80151544834594">
                <text:p>6.801515448345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52376769461002">
                <text:p>6.523767694610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.52964092368802">
                <text:p>6.529640923688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92744130670813">
                <text:p>6.927441306708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06112918561487">
                <text:p>7.061129185614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.27332743074636">
                <text:p>6.273327430746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50731177940452">
                <text:p>6.5073117794045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58467982802543">
                <text:p>6.5846798280254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63182090922895">
                <text:p>6.631820909228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48723302561039">
                <text:p>6.487233025610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.71281575173939">
                <text:p>6.712815751739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.04707064857641">
                <text:p>7.047070648576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72915503794759">
                <text:p>6.729155037947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.18362274723808">
                <text:p>6.183622747238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.32865420522659">
                <text:p>6.328654205226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4762172675846">
                <text:p>6.47621726758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75449887737449">
                <text:p>6.754498877374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3765084998999">
                <text:p>6.37650849989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.62999436092213">
                <text:p>6.629994360922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55987398789373">
                <text:p>6.559873987893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.25501527647258">
                <text:p>6.255015276472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.92534540018298">
                <text:p>5.92534540018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.13016100476665">
                <text:p>6.130161004766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.21035843211853">
                <text:p>6.210358432118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.21740361366704">
                <text:p>6.21740361366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.04905881336935">
                <text:p>5.049058813369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.36140781196903">
                <text:p>6.361407811969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.06172146353661">
                <text:p>6.061721463536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05892555522495">
                <text:p>6.058925555224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.01398135958501">
                <text:p>6.013981359585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10163732464994">
                <text:p>6.1016373246499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.97993687390034">
                <text:p>5.979936873900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1305458387782">
                <text:p>6.130545838778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02571152676664">
                <text:p>6.025711526766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99919503789966">
                <text:p>5.999195037899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.98818479532024">
                <text:p>5.988184795320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82170810939746">
                <text:p>5.821708109397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.00855531638166">
                <text:p>6.0085553163816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.18219732116132">
                <text:p>6.182197321161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66543420309227">
                <text:p>4.665434203092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.24357490760921">
                <text:p>5.243574907609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3174740446174">
                <text:p>5.31747404461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96649772907872">
                <text:p>4.9664977290787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16263290710547">
                <text:p>5.162632907105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17044713160544">
                <text:p>5.170447131605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92944292455981">
                <text:p>4.9294429245598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.32610302230237">
                <text:p>5.3261030223023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.26876915762583">
                <text:p>5.2687691576258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98698962728607">
                <text:p>3.986989627286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.15385593897421">
                <text:p>5.153855938974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.17064510289197">
                <text:p>5.1706451028919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.3990832650001">
                <text:p>5.39908326500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.18591290279323">
                <text:p>5.185912902793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98118360190218">
                <text:p>4.981183601902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.17469764077224">
                <text:p>5.174697640772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.19895659095086">
                <text:p>5.1989565909508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.30013137379107">
                <text:p>5.3001313737910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.33584911359042">
                <text:p>5.3358491135904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.6292379398719">
                <text:p>5.62923793987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13195235365959">
                <text:p>4.131952353659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.29129853782816">
                <text:p>5.291298537828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29799959176791">
                <text:p>3.297999591767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75305396792269">
                <text:p>4.753053967922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98527011486649">
                <text:p>4.9852701148664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53645535012809">
                <text:p>4.536455350128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97015632313371">
                <text:p>4.9701563231337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61719142666564">
                <text:p>4.617191426665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8107557892526">
                <text:p>4.81075578925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75474201558748">
                <text:p>4.754742015587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.66995999424515">
                <text:p>4.669959994245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56334800482866">
                <text:p>4.563348004828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.93394900125704">
                <text:p>4.933949001257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.87443814164816">
                <text:p>4.8744381416481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.03723820046126">
                <text:p>5.0372382004612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.81899003605611">
                <text:p>4.818990036056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74524827723669">
                <text:p>4.745248277236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74560263587109">
                <text:p>4.745602635871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99809028801417">
                <text:p>4.9980902880141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89274484309558">
                <text:p>4.8927448430955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93363087413848">
                <text:p>4.933630874138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.20153274670994">
                <text:p>5.2015327467099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.08107544987589">
                <text:p>5.081075449875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38496032699715">
                <text:p>4.3849603269971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33030344124454">
                <text:p>4.330303441244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73318935796246">
                <text:p>4.733189357962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57147197174142">
                <text:p>4.571471971741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56370504213749">
                <text:p>4.563705042137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86402891173715">
                <text:p>4.864028911737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66293700658572">
                <text:p>4.6629370065857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5805120143345">
                <text:p>4.58051201433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56888456046562">
                <text:p>4.5688845604656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6236756577939">
                <text:p>4.623675657793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85749476881378">
                <text:p>2.857494768813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6623715363514">
                <text:p>4.66237153635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29272640870653">
                <text:p>4.2927264087065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58809673622572">
                <text:p>4.5880967362257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86667846558242">
                <text:p>4.8666784655824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59062063273562">
                <text:p>4.5906206327356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63067707510767">
                <text:p>4.630677075107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8115520114646">
                <text:p>4.81155201146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.01080138169492">
                <text:p>5.010801381694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98931147789162">
                <text:p>4.989311477891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92684635133194">
                <text:p>4.9268463513319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76535135709691">
                <text:p>4.7653513570969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5622396172953">
                <text:p>4.562239617295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68637974996406">
                <text:p>4.686379749964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34199389814154">
                <text:p>4.341993898141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80532974872584">
                <text:p>4.8053297487258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40230683973028">
                <text:p>4.402306839730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5746368040397">
                <text:p>4.57463680403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84275043572943">
                <text:p>4.842750435729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75217905749459">
                <text:p>4.7521790574945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54808676142935">
                <text:p>2.5480867614293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13585027710253">
                <text:p>4.1358502771025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76886382261729">
                <text:p>4.768863822617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82421282904987">
                <text:p>4.8242128290498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06321403209516">
                <text:p>4.0632140320951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71558490137982">
                <text:p>4.7155849013798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99017724725893">
                <text:p>4.9901772472589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99600859041879">
                <text:p>4.9960085904187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.02177384186273">
                <text:p>5.021773841862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62597655985192">
                <text:p>4.6259765598519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87158917747852">
                <text:p>4.8715891774785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.0676567899656">
                <text:p>5.067656789965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76772326339619">
                <text:p>4.7677232633961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95635432216898">
                <text:p>4.9563543221689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79663571895684">
                <text:p>4.7966357189568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62477011951082">
                <text:p>4.624770119510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12919655213796">
                <text:p>4.1291965521379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.77150231818818">
                <text:p>4.771502318188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.42202185367953">
                <text:p>-1.4220218536795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51880583762879">
                <text:p>4.5188058376287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0304182787923">
                <text:p>4.03041827879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48064574787915">
                <text:p>4.480645747879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.06357563067859">
                <text:p>5.063575630678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.19839976040828">
                <text:p>5.1983997604082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65928910603752">
                <text:p>3.6592891060375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.10444984234822">
                <text:p>5.1044498423482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.37324761491928">
                <text:p>5.3732476149192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.39650742228529">
                <text:p>5.3965074222852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.22135235743587">
                <text:p>5.2213523574358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.40959590209742">
                <text:p>5.4095959020974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.30689534958111">
                <text:p>5.306895349581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.45672463302344">
                <text:p>5.456724633023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.22065136094995">
                <text:p>5.220651360949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95449882760495">
                <text:p>4.9544988276049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.29208209907852">
                <text:p>5.2920820990785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78687999653203">
                <text:p>3.786879996532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.27322319379729">
                <text:p>5.273223193797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.04600779815771">
                <text:p>5.046007798157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.59034913032439">
                <text:p>5.5903491303243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.88468405381028">
                <text:p>5.8846840538102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.95149269899401">
                <text:p>5.951492698994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83158595937594">
                <text:p>5.8315859593759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.92300964722725">
                <text:p>5.9230096472272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51780948199796">
                <text:p>6.517809481997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22822737819754">
                <text:p>6.228227378197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56297914311968">
                <text:p>6.5629791431196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.55000684538766">
                <text:p>6.5500068453876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04863631180575">
                <text:p>5.0486363118057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44116387607557">
                <text:p>6.441163876075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57600096548872">
                <text:p>6.5760009654887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16568339019029">
                <text:p>6.165683390190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5396730436853">
                <text:p>6.53967304368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53306370620452">
                <text:p>6.5330637062045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52877320015983">
                <text:p>6.5287732001598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54279987257657">
                <text:p>6.542799872576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40357806748354">
                <text:p>6.403578067483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25713197453335">
                <text:p>6.257131974533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5006734277788">
                <text:p>6.500673427778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54177732454604">
                <text:p>6.541777324546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19438489039021">
                <text:p>6.1943848903902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.52383614210434">
                <text:p>5.5238361421043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.01391768822962">
                <text:p>7.013917688229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.71528083114135">
                <text:p>6.715280831141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.1438148903585">
                <text:p>7.143814890358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.12407856528234">
                <text:p>7.124078565282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.06291738642098">
                <text:p>7.062917386420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.10007439287651">
                <text:p>7.1000743928765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.05020155188499">
                <text:p>7.050201551884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.11476061609476">
                <text:p>7.1147606160947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.08701494965024">
                <text:p>7.0870149496502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.13469522360007">
                <text:p>7.1346952236000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.11679575649177">
                <text:p>7.1167957564917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.49077979611329">
                <text:p>5.4907797961132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87233824658215">
                <text:p>6.872338246582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69279812160877">
                <text:p>6.6927981216087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.03341828695906">
                <text:p>7.0334182869590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.07439851719691">
                <text:p>7.074398517196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.35548251749707">
                <text:p>7.3554825174970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.38708770321357">
                <text:p>7.3870877032135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.03329831172492">
                <text:p>7.033298311724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71272750849849">
                <text:p>6.7127275084984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.25699829869745">
                <text:p>7.2569982986974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.35310198504359">
                <text:p>7.3531019850435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.21482195830185">
                <text:p>7.214821958301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.38242155209663">
                <text:p>7.3824215520966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60736286348522">
                <text:p>6.6073628634852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69613479690295">
                <text:p>6.696134796902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.23102697584865">
                <text:p>7.2310269758486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.36267809477572">
                <text:p>7.3626780947757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.43366264087109">
                <text:p>7.433662640871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.31263482089646">
                <text:p>7.3126348208964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.35968706017133">
                <text:p>7.359687060171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.04017934813701">
                <text:p>7.040179348137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89112710719428">
                <text:p>6.891127107194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.10813245859774">
                <text:p>7.1081324585977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.08429768866022">
                <text:p>7.0842976886602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.03905118773541">
                <text:p>7.039051187735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10416909578972">
                <text:p>6.1041690957897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.03234100190958">
                <text:p>7.0323410019095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.05451596343254">
                <text:p>7.0545159634325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.08399587569109">
                <text:p>7.083995875691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82317340607467">
                <text:p>6.823173406074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.46700023754865">
                <text:p>6.467000237548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96487044860131">
                <text:p>6.9648704486013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.07525949799864">
                <text:p>7.0752594979986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.0486270135348">
                <text:p>7.048627013534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.10643684704807">
                <text:p>7.106436847048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.09827505326313">
                <text:p>7.0982750532631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22935628482956">
                <text:p>6.2293562848295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09240567344954">
                <text:p>6.0924056734495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86377830658037">
                <text:p>5.8637783065803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.70563859833342">
                <text:p>5.705638598333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.06578973085961">
                <text:p>6.0657897308596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1780592212608">
                <text:p>6.178059221260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.26691001221535">
                <text:p>6.2669100122153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.36111721326417">
                <text:p>6.3611172132641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33228309759457">
                <text:p>6.3322830975945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.74119630686571">
                <text:p>5.7411963068657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32947539512011">
                <text:p>6.329475395120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34990808940608">
                <text:p>6.3499080894060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31706457152974">
                <text:p>6.317064571529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30621517147403">
                <text:p>6.3062151714740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.67770201312327">
                <text:p>4.6777020131232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.98463448364891">
                <text:p>5.984634483648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16383465944684">
                <text:p>6.1638346594468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21850589102869">
                <text:p>6.218505891028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12862633604744">
                <text:p>6.1286263360474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.23344042825881">
                <text:p>5.2334404282588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.64543117413118">
                <text:p>5.6454311741311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.56920388805116">
                <text:p>5.569203888051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.51013451607735">
                <text:p>5.510134516077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43209849559892">
                <text:p>5.4320984955989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.21392448747545">
                <text:p>5.2139244874754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.23791264344773">
                <text:p>5.237912643447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.39526929618754">
                <text:p>5.395269296187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.68794134643063">
                <text:p>4.6879413464306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.11745893773833">
                <text:p>5.117458937738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.12121045919626">
                <text:p>5.121210459196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.28841744209253">
                <text:p>5.2884174420925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.15520219730847">
                <text:p>5.1552021973084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.074968882289">
                <text:p>5.07496888228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.20043081105333">
                <text:p>5.200430811053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.33738687779962">
                <text:p>5.3373868777996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.12234462790685">
                <text:p>5.1223446279068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.28396390392222">
                <text:p>5.2839639039222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.36931946343707">
                <text:p>5.369319463437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8598273028471">
                <text:p>4.859827302847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.95667782724736">
                <text:p>4.9566778272473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.79272414132064">
                <text:p>4.792724141320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.81115340321558">
                <text:p>4.8111534032155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.05619562060112">
                <text:p>5.0561956206011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.08372921779949">
                <text:p>5.083729217799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77892621079434">
                <text:p>4.778926210794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.02356965887313">
                <text:p>5.0235696588731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73041914243674">
                <text:p>4.7304191424367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.00964007896457">
                <text:p>5.0096400789645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.21804345123008">
                <text:p>5.2180434512300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.81691026022607">
                <text:p>4.8169102602260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.14453298155885">
                <text:p>4.144532981558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91360661951644">
                <text:p>4.9136066195164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.97899719647764">
                <text:p>4.9789971964776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.91309612880234">
                <text:p>4.9130961288023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.09835736993972">
                <text:p>5.0983573699397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.78335466144248">
                <text:p>4.783354661442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.84611814816756">
                <text:p>4.8461181481675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.21932597616179">
                <text:p>5.219325976161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.71173387820098">
                <text:p>4.711733878200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.80903952449325">
                <text:p>4.809039524493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.46643811499901">
                <text:p>4.4664381149990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.83344636507268">
                <text:p>4.8334463650726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.92247758532132">
                <text:p>3.922477585321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.98657770334077">
                <text:p>4.986577703340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85733723792763">
                <text:p>4.8573372379276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.61113161784388">
                <text:p>4.6111316178438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.86403556688242">
                <text:p>4.8640355668824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.67777989749597">
                <text:p>4.6777798974959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.00791110632203">
                <text:p>5.0079111063220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.74380619174853">
                <text:p>4.7438061917485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.65802813079479">
                <text:p>4.6580281307947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88210189446097">
                <text:p>4.8821018944609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96499737845157">
                <text:p>4.9649973784515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.58324984713201">
                <text:p>4.5832498471320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92188840522216">
                <text:p>3.9218884052221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85356301436352">
                <text:p>4.8535630143635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.65729830622939">
                <text:p>4.6572983062293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.39029580654285">
                <text:p>4.3902958065428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.8806352471334">
                <text:p>4.88063524713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87553757413592">
                <text:p>4.8755375741359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61138591131808">
                <text:p>4.6113859113180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81749677902117">
                <text:p>4.8174967790211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.69771157643666">
                <text:p>4.6977115764366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6146176769945">
                <text:p>4.614617676994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.80319310827096">
                <text:p>4.8031931082709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.47510647854876">
                <text:p>4.4751064785487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.53371288114842">
                <text:p>4.5337128811484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78095483244055">
                <text:p>3.780954832440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.51495727086789">
                <text:p>4.5149572708678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88400148984832">
                <text:p>3.884001489848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.75574830443578">
                <text:p>4.7557483044357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.70533232454674">
                <text:p>4.7053323245467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.0319688251764">
                <text:p>5.031968825176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.26827459705418">
                <text:p>5.2682745970541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.66913220548973">
                <text:p>4.6691322054897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.00229295474893">
                <text:p>5.002292954748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.20125999822242">
                <text:p>5.201259998222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87127444392855">
                <text:p>3.8712744439285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74505867615742">
                <text:p>4.7450586761574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72821724524301">
                <text:p>4.7282172452430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.84077046071343">
                <text:p>4.8407704607134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.052607688301">
                <text:p>5.05260768830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.54341660069272">
                <text:p>4.543416600692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.11822077655832">
                <text:p>5.118220776558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88644350770616">
                <text:p>4.8864435077061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.69232715198172">
                <text:p>4.692327151981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.8375688162062">
                <text:p>4.837568816206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.11094140158949">
                <text:p>5.1109414015894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48557846238254">
                <text:p>3.4855784623825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.00697176107179">
                <text:p>5.0069717610717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.42416126297907">
                <text:p>4.4241612629790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96378096938776">
                <text:p>4.9637809693877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.06029783775253">
                <text:p>5.0602978377525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.751002409675">
                <text:p>4.75100240967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.61793566056797">
                <text:p>5.6179356605679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.48688148102768">
                <text:p>5.4868814810276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.44321568291749">
                <text:p>5.443215682917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.39389508467024">
                <text:p>5.3938950846702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.45447609198135">
                <text:p>5.454476091981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.33829207585916">
                <text:p>5.338292075859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.02962837172137">
                <text:p>4.0296283717213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.27999152624389">
                <text:p>5.2799915262438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.60176287743894">
                <text:p>5.601762877438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.50313320455024">
                <text:p>5.5031332045502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.73648069833149">
                <text:p>5.736480698331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.42418648392588">
                <text:p>5.4241864839258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.666973223668">
                <text:p>5.6669732236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.18257957003404">
                <text:p>5.182579570034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.57404485195238">
                <text:p>5.5740448519523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.84745083931272">
                <text:p>5.847450839312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.46305690870618">
                <text:p>5.4630569087061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.63464284513516">
                <text:p>5.6346428451351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.36830723557127">
                <text:p>4.3683072355712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.0390063351511">
                <text:p>5.039006335151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.56803524327984">
                <text:p>5.5680352432798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.38344446047429">
                <text:p>6.3834444604742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.30402088076567">
                <text:p>6.3040208807656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.09010724917971">
                <text:p>6.0901072491797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.23606062193757">
                <text:p>6.2360606219375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.82121827754017">
                <text:p>5.8212182775401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.44681024736648">
                <text:p>6.4468102473664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.1946713031365">
                <text:p>6.194671303136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.14609275218351">
                <text:p>6.146092752183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.24668813023668">
                <text:p>5.2466881302366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.92300888865765">
                <text:p>5.9230088886576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.69552941608356">
                <text:p>5.6955294160835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.15313752689617">
                <text:p>6.1531375268961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.96034122478594">
                <text:p>5.9603412247859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.07757474366429">
                <text:p>6.077574743664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.37700399026714">
                <text:p>6.3770039902671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.14658844387577">
                <text:p>6.1465884438757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.25515562005634">
                <text:p>5.255155620056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.88381563592622">
                <text:p>5.8838156359262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.59135041621694">
                <text:p>6.591350416216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.74955173240217">
                <text:p>6.7495517324021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.78999767036848">
                <text:p>5.789997670368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.69082899184359">
                <text:p>6.6908289918435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.65048221808886">
                <text:p>6.6504822180888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.44665584671089">
                <text:p>6.4466558467108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.62929721231219">
                <text:p>6.6292972123121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.72864135663595">
                <text:p>6.7286413566359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.57103486108497">
                <text:p>6.5710348610849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.99325228739955">
                <text:p>6.993252287399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.94565047659034">
                <text:p>6.9456504765903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.70497007651535">
                <text:p>6.704970076515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.9790537793536">
                <text:p>6.97905377935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.83411759672023">
                <text:p>6.8341175967202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.79625945068377">
                <text:p>5.7962594506837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.54553180791019">
                <text:p>6.545531807910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.87836886368437">
                <text:p>6.8783688636843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.56642476621661">
                <text:p>6.5664247662166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.94920428731324">
                <text:p>6.9492042873132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.8701571480793">
                <text:p>6.870157148079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05452831307264">
                <text:p>7.0545283130726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31049156938271">
                <text:p>7.3104915693827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.64062791112974">
                <text:p>6.6406279111297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12087876135514">
                <text:p>7.1208787613551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01404805444668">
                <text:p>7.0140480544466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.90572396065698">
                <text:p>5.9057239606569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.70547564976878">
                <text:p>6.7054756497687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21528510090789">
                <text:p>7.2152851009078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.85756054271496">
                <text:p>6.8575605427149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.96220262644331">
                <text:p>6.9622026264433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.83407253791749">
                <text:p>6.8340725379174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.76546252451639">
                <text:p>6.765462524516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.86194512864954">
                <text:p>6.8619451286495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.4954760114764">
                <text:p>6.495476011476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46324756561757">
                <text:p>1.4632475656175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.80298402997879">
                <text:p>4.8029840299787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.47822114387818">
                <text:p>6.4782211438781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83496240630832">
                <text:p>6.8349624063083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.94773863016597">
                <text:p>6.9477386301659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.63245766266704">
                <text:p>6.6324576626670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.84231449037819">
                <text:p>6.8423144903781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.63671254709336">
                <text:p>6.6367125470933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.50424417582859">
                <text:p>6.5042441758285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.50749832974661">
                <text:p>6.5074983297466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.65709059368683">
                <text:p>6.6570905936868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.67772638298969">
                <text:p>6.677726382989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.63298843641222">
                <text:p>5.6329884364122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.88571756003672">
                <text:p>5.8857175600367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.39241906665561">
                <text:p>5.3924190666556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.09979105606176">
                <text:p>6.0997910560617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.93500929024158">
                <text:p>5.9350092902415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.85075789892725">
                <text:p>5.8507578989272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.93590905441896">
                <text:p>5.9359090544189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.58773626041758">
                <text:p>5.5877362604175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.08889706588183">
                <text:p>6.0888970658818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.84340667597298">
                <text:p>5.8434066759729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.83463512224348">
                <text:p>5.8346351222434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.83966607392098">
                <text:p>5.8396660739209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.22503487312271">
                <text:p>5.2250348731227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.65383076755568">
                <text:p>5.6538307675556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.83948878411858">
                <text:p>5.8394887841185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.15779061081454">
                <text:p>6.1577906108145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.78606304672758">
                <text:p>5.7860630467275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.06636675225019">
                <text:p>6.066366752250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.64974677968884">
                <text:p>5.6497467796888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.94779825195436">
                <text:p>5.947798251954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.15731948474235">
                <text:p>5.1573194847423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99193060785958">
                <text:p>4.9919306078595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.04249695350699">
                <text:p>5.0424969535069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971624933420201">
                <text:p>0.097162493342020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77656919097362">
                <text:p>2.776569190973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88570655246477">
                <text:p>4.8857065524647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.51048112361087">
                <text:p>5.5104811236108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.30174209120129">
                <text:p>4.3017420912012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18918119963683">
                <text:p>5.1891811996368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.21430537766199">
                <text:p>5.2143053776619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.64234392484804">
                <text:p>5.6423439248480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.64945735557808">
                <text:p>5.6494573555780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.07063096497268">
                <text:p>4.0706309649726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.26880772917967">
                <text:p>5.2688077291796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.48975715423414">
                <text:p>5.489757154234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.17928291805652">
                <text:p>5.1792829180565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.46298282794962">
                <text:p>5.4629828279496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93719074683665">
                <text:p>4.9371907468366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.14617460094923">
                <text:p>5.1461746009492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.17098450323734">
                <text:p>5.1709845032373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.46668518032195">
                <text:p>5.4666851803219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.34991494680581">
                <text:p>5.3499149468058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83255828140056">
                <text:p>4.8325582814005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76013445806919">
                <text:p>4.7601344580691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39571604163343">
                <text:p>4.3957160416334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.00626862845409">
                <text:p>5.0062686284540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.14669374594934">
                <text:p>5.1466937459493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92044587100872">
                <text:p>4.9204458710087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.06079918857602">
                <text:p>5.0607991885760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81279157796249">
                <text:p>4.8127915779624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85499992721191">
                <text:p>4.854999927211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.23163666460506">
                <text:p>5.2316366646050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90742983602527">
                <text:p>4.9074298360252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5.03256986207021">
                <text:p>5.0325698620702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5.08230135631395">
                <text:p>5.0823013563139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56259989262665">
                <text:p>4.562599892626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34593995171257">
                <text:p>4.3459399517125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.9334880491344">
                <text:p>4.933488049134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96597154398071">
                <text:p>4.9659715439807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95332395507434">
                <text:p>4.9533239550743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5.06323992247172">
                <text:p>5.0632399224717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8005376173846">
                <text:p>4.80053761738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97905295959594">
                <text:p>4.9790529595959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.03437347199176">
                <text:p>5.0343734719917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73444180261879">
                <text:p>4.7344418026187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85442934251899">
                <text:p>4.854429342518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49659417732452">
                <text:p>4.4965941773245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16596316865857">
                <text:p>4.1659631686585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62539188268507">
                <text:p>4.6253918826850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66247001182796">
                <text:p>4.6624700118279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68983405505556">
                <text:p>4.6898340550555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71115102035912">
                <text:p>4.7111510203591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60729077229666">
                <text:p>4.6072907722966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67186403070192">
                <text:p>4.6718640307019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86725452472319">
                <text:p>4.867254524723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59116433709663">
                <text:p>4.5911643370966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84435767645857">
                <text:p>4.8443576764585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.13860801564619">
                <text:p>5.1386080156461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57505086124265">
                <text:p>4.5750508612426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2327841070126">
                <text:p>3.5232784107012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45578381977067">
                <text:p>4.455783819770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61091500922063">
                <text:p>4.610915009220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84470881904999">
                <text:p>4.8447088190499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29356378512356">
                <text:p>4.2935637851235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26665319910059">
                <text:p>4.2666531991005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.04184486522167">
                <text:p>5.0418448652216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60904760036996">
                <text:p>4.6090476003699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78056537098051">
                <text:p>4.780565370980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63437138757092">
                <text:p>4.6343713875709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64010679192347">
                <text:p>4.6401067919234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42906236248922">
                <text:p>4.429062362489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01410492842075">
                <text:p>4.0141049284207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75231604250717">
                <text:p>4.7523160425071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71790395076351">
                <text:p>4.7179039507635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42544317675019">
                <text:p>4.4254431767501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95776421237652">
                <text:p>4.9577642123765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.92887473171246">
                <text:p>4.9288747317124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55203577330119">
                <text:p>4.5520357733011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.04582042405749">
                <text:p>5.0458204240574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.27618452322993">
                <text:p>5.2761845232299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6734347622459">
                <text:p>4.673434762245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92160136102902">
                <text:p>4.9216013610290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97619028475895">
                <text:p>4.9761902847589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7081369731925">
                <text:p>3.570813697319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99973131620927">
                <text:p>4.9997313162092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78116651139642">
                <text:p>4.7811665113964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.0163048211278">
                <text:p>5.016304821127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79756682138613">
                <text:p>4.7975668213861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7882773248582">
                <text:p>4.788277324858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86527370527024">
                <text:p>4.8652737052702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.03135127169949">
                <text:p>5.0313512716994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87851637184371">
                <text:p>4.8785163718437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824804783254">
                <text:p>4.82480478325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87250768424814">
                <text:p>4.8725076842481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23947683937861">
                <text:p>4.2394768393786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.20095447120773">
                <text:p>5.200954471207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.35816285371278">
                <text:p>5.3581628537127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.56966264123566">
                <text:p>5.5696626412356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.41470782004227">
                <text:p>5.4147078200422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.47959315286929">
                <text:p>5.479593152869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.42629849406854">
                <text:p>5.4262984940685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.4538773179564">
                <text:p>5.453877317956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.39016093941217">
                <text:p>5.3901609394121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.95323469079921">
                <text:p>4.9532346907992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.41028369452295">
                <text:p>5.4102836945229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.06563350786875">
                <text:p>5.0656335078687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.80286429753846">
                <text:p>4.8028642975384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11490868798948">
                <text:p>5.1149086879894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.38724025445597">
                <text:p>5.3872402544559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.38152127745385">
                <text:p>5.3815212774538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35011484454292">
                <text:p>5.3501148445429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.55433341853502">
                <text:p>5.5543334185350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.41375284240161">
                <text:p>5.4137528424016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.53505356209799">
                <text:p>5.5350535620979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.40291698801139">
                <text:p>5.4029169880113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.60974383571488">
                <text:p>5.6097438357148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.07134100880623">
                <text:p>6.0713410088062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.17178862434247">
                <text:p>6.1717886243424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.36497650109704">
                <text:p>5.3649765010970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.36394857762372">
                <text:p>6.3639485776237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305202619023">
                <text:p>6.3052026190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.43723161156882">
                <text:p>6.4372316115688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.89380177157462">
                <text:p>5.8938017715746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.29225443768411">
                <text:p>6.2922544376841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.28277782247698">
                <text:p>6.2827778224769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.05629538443179">
                <text:p>6.0562953844317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.04005142309007">
                <text:p>6.0400514230900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74173565923938">
                <text:p>5.7417356592393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0.0611112848797108">
                <text:p>-0.061111284879710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1.80744453688385">
                <text:p>-1.8074445368838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.73919394099832">
                <text:p>4.7391939409983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.22955231281039">
                <text:p>5.2295523128103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.89046679774847">
                <text:p>3.8904667977484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.01771508177833">
                <text:p>4.0177150817783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.55719773981479">
                <text:p>4.5571977398147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.56557430848459">
                <text:p>3.5655743084845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.37516709050621">
                <text:p>5.3751670905062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.32703810602567">
                <text:p>5.3270381060256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.36375013088772">
                <text:p>5.3637501308877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.53875723835345">
                <text:p>3.5387572383534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.9639303072226">
                <text:p>3.963930307222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33376720486132">
                <text:p>5.3337672048613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.10562198880045">
                <text:p>5.1056219888004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.02301142827017">
                <text:p>5.023011428270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.9560265435545">
                <text:p>4.956026543554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.56504310877686">
                <text:p>4.5650431087768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.7981497813266">
                <text:p>5.79814978132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.99660089712346">
                <text:p>3.9966008971234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.27286836060897">
                <text:p>5.2728683606089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.07771986208335">
                <text:p>6.0777198620833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.98378962700475">
                <text:p>6.983789627004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.29719270313584">
                <text:p>7.2971927031358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.79143691308894">
                <text:p>6.791436913088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.90312312796132">
                <text:p>6.9031231279613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.03863150216233">
                <text:p>7.038631502162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.89647417667293">
                <text:p>6.8964741766729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.7638757241058">
                <text:p>6.763875724105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.79034790050636">
                <text:p>6.7903479005063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.41619739456053">
                <text:p>5.4161973945605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.45617383506466">
                <text:p>6.4561738350646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.68011780286724">
                <text:p>6.6801178028672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.00758044273546">
                <text:p>7.0075804427354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.27215538443425">
                <text:p>7.272155384434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.74827287279012">
                <text:p>6.7482728727901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.81851023919985">
                <text:p>6.8185102391998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55745650764908">
                <text:p>6.5574565076490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.42388303502146">
                <text:p>5.4238830350214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32529089041043">
                <text:p>0.73252908904104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.94268289990699">
                <text:p>5.9426828999069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.23923320643577">
                <text:p>6.2392332064357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.54253768356202">
                <text:p>6.5425376835620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.35015644814041">
                <text:p>6.3501564481404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.27034840127379">
                <text:p>6.2703484012737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.4808998392811">
                <text:p>6.480899839281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.24330355329701">
                <text:p>6.2433035532970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.42276091404437">
                <text:p>6.4227609140443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.66770280984309">
                <text:p>6.6677028098430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.99441616960115">
                <text:p>5.9944161696011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.32046566730821">
                <text:p>6.3204656673082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.23367430669129">
                <text:p>5.2336743066912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.30032410841898">
                <text:p>6.3003241084189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.34605160462152">
                <text:p>6.346051604621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.91688867920486">
                <text:p>5.9168886792048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.03655890676209">
                <text:p>6.0365589067620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.32955690634833">
                <text:p>6.3295569063483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.66584726870378">
                <text:p>5.6658472687037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.24948577656269">
                <text:p>6.249485776562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.01684953212478">
                <text:p>6.0168495321247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.71477146704228">
                <text:p>5.7147714670422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.12569021787722">
                <text:p>6.1256902178772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.28530044204937">
                <text:p>5.2853004420493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.50683055939282">
                <text:p>5.5068305593928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.0908589874932">
                <text:p>6.090858987493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.11615139747486">
                <text:p>6.1161513974748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87929730325632">
                <text:p>5.8792973032563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.96320400484995">
                <text:p>5.9632040048499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.30037464535553">
                <text:p>6.3003746453555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85725050804706">
                <text:p>5.8572505080470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.78046286323859">
                <text:p>5.7804628632385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.08089423499855">
                <text:p>6.0808942349985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.99378677642384">
                <text:p>5.9937867764238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.30590781443131">
                <text:p>5.305907814431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.53412582356823">
                <text:p>3.5341258235682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.24837428801568">
                <text:p>5.2483742880156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.28505427582625">
                <text:p>5.2850542758262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.14726842442171">
                <text:p>5.1472684244217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.23510181934975">
                <text:p>5.2351018193497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.21207764381837">
                <text:p>5.212077643818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.13250631160519">
                <text:p>5.1325063116051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.71758861946242">
                <text:p>5.7175886194624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.6654445534602">
                <text:p>5.665444553460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.2956043630398">
                <text:p>5.295604363039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.20156054148292">
                <text:p>5.2015605414829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.33411937157232">
                <text:p>5.334119371572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.69271242528009">
                <text:p>3.6927124252800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.1042457549181">
                <text:p>5.104245754918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.20058585469392">
                <text:p>5.2005858546939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.23014822388189">
                <text:p>5.2301482238818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.31928822034992">
                <text:p>5.3192882203499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.82280624820935">
                <text:p>4.8228062482093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.30429041420783">
                <text:p>5.3042904142078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.40656863932639">
                <text:p>5.4065686393263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.19641742384046">
                <text:p>5.1964174238404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.67430968022374">
                <text:p>4.6743096802237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.78072205688491">
                <text:p>4.7807220568849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.57836820427952">
                <text:p>3.5783682042795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.740392795414">
                <text:p>4.74039279541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.60565379728913">
                <text:p>4.6056537972891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.44252483933643">
                <text:p>4.4425248393364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.7489912722003">
                <text:p>4.748991272200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.55377343625967">
                <text:p>4.5537734362596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.55439620794548">
                <text:p>4.5543962079454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97772009197749">
                <text:p>2.9777200919774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.45072224249557">
                <text:p>4.4507222424955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.55953981142672">
                <text:p>4.5595398114267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.45293141616502">
                <text:p>4.4529314161650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.06199067541984">
                <text:p>4.0619906754198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.51226827771331">
                <text:p>4.512268277713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.94069671692996">
                <text:p>4.9406967169299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.1322427739693">
                <text:p>5.132242773969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.05492684988518">
                <text:p>5.0549268498851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.4911794487602">
                <text:p>4.491179448760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.66501208709789">
                <text:p>4.6650120870978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.8665619311181">
                <text:p>4.866561931118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.0302644061239">
                <text:p>5.030264406123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.04033367291504">
                <text:p>5.0403336729150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.00649763638137">
                <text:p>5.0064976363813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.59685544298169">
                <text:p>4.5968554429816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.21564807384816">
                <text:p>4.2156480738481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43086599293211">
                <text:p>4.4308659929321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.70479497816758">
                <text:p>4.7047949781675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.8435229985987">
                <text:p>4.843522998598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.63386958429448">
                <text:p>4.6338695842944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91312751604005">
                <text:p>4.9131275160400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.70314649502643">
                <text:p>4.7031464950264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.40107732043573">
                <text:p>4.4010773204357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54470843838629">
                <text:p>4.5447084383862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66640768345411">
                <text:p>4.6664076834541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.48215565487975">
                <text:p>4.4821556548797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.49845055032846">
                <text:p>4.498450550328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.92481445758191">
                <text:p>3.924814457581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.63493953673362">
                <text:p>4.6349395367336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.81481124985586">
                <text:p>4.8148112498558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.56112535607494">
                <text:p>4.5611253560749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.74243403986425">
                <text:p>4.7424340398642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.85023477056386">
                <text:p>4.8502347705638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.66084068871773">
                <text:p>4.660840688717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.95508068957257">
                <text:p>4.9550806895725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.64154815007223">
                <text:p>4.6415481500722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.55723544313131">
                <text:p>4.5572354431313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.85062951361662">
                <text:p>4.8506295136166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.57083613369121">
                <text:p>3.5708361336912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.53870853358515">
                <text:p>4.5387085335851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.03158699411591">
                <text:p>5.0315869941159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.95840730040342">
                <text:p>4.9584073004034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.92023228467264">
                <text:p>4.9202322846726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.86500849653471">
                <text:p>4.8650084965347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.51699174017399">
                <text:p>4.5169917401739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.79573626227188">
                <text:p>4.7957362622718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.02794634432575">
                <text:p>5.027946344325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.85853986458576">
                <text:p>4.8585398645857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.91294105489884">
                <text:p>4.9129410548988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.88155590975828">
                <text:p>4.8815559097582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.51430961930016">
                <text:p>3.5143096193001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.72841230498679">
                <text:p>4.7284123049867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.17030241312447">
                <text:p>5.1703024131244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.03751746300633">
                <text:p>5.0375174630063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.87661293474627">
                <text:p>4.8766129347462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.06920375544686">
                <text:p>5.0692037554468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.99276945121135">
                <text:p>4.9927694512113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.98303695464198">
                <text:p>4.9830369546419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.1909633354139">
                <text:p>5.190963335413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.73890579841931">
                <text:p>4.7389057984193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.10863255531057">
                <text:p>5.1086325553105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.55362068712042">
                <text:p>4.5536206871204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.51046015763192">
                <text:p>3.5104601576319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.75249973373747">
                <text:p>4.7524997337374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.58284445930545">
                <text:p>5.5828444593054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.62199036584099">
                <text:p>5.621990365840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.89451864672373">
                <text:p>5.8945186467237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.68439078734845">
                <text:p>5.6843907873484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.62302379952816">
                <text:p>5.6230237995281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.67228510396191">
                <text:p>5.6722851039619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.68292153592168">
                <text:p>5.6829215359216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.62294136941171">
                <text:p>5.6229413694117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.7578435658296">
                <text:p>5.757843565829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.73530055506484">
                <text:p>5.7353005550648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.1568620649732">
                <text:p>5.156862064973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.61647548235674">
                <text:p>5.6164754823567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.59462430044957">
                <text:p>5.594624300449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.61200473158351">
                <text:p>5.6120047315835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.62070367253701">
                <text:p>5.6207036725370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.7914752590485">
                <text:p>5.791475259048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.0114442202263">
                <text:p>6.011444220226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.67290719392124">
                <text:p>1.6729071939212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.50847250887442">
                <text:p>5.5084725088744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.62670304382515">
                <text:p>5.6267030438251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.25181595096481">
                <text:p>5.2518159509648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.7402883134212">
                <text:p>5.740288313421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.30703810279178">
                <text:p>6.3070381027917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.55327126401071">
                <text:p>6.5532712640107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.7315098344964">
                <text:p>6.731509834496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70678949441467">
                <text:p>6.7067894944146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.465190966062">
                <text:p>6.46519096606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.56316469017716">
                <text:p>6.563164690177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.33141850811218">
                <text:p>6.3314185081121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.51989396821115">
                <text:p>6.5198939682111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.51947654905769">
                <text:p>6.5194765490576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.36889510556977">
                <text:p>5.3688951055697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.35981126453718">
                <text:p>6.3598112645371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40510143790129">
                <text:p>6.4051014379012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.338495342219">
                <text:p>6.33849534221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.11440420561768">
                <text:p>6.1144042056176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.31448922382894">
                <text:p>6.3144892238289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.26205865728336">
                <text:p>7.2620586572833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.41250058045566">
                <text:p>4.412500580455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.7861872765107">
                <text:p>6.786187276510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.43059696190087">
                <text:p>6.4305969619008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.84349470318005">
                <text:p>6.8434947031800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.96842144676467">
                <text:p>6.9684214467646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.16509715277666">
                <text:p>6.1650971527766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.77211798582202">
                <text:p>6.7721179858220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.85426633290938">
                <text:p>6.8542663329093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5.12189300545716">
                <text:p>-5.1218930054571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.15053040667519">
                <text:p>1.1505304066751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422159950012008">
                <text:p>0.42215995001200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.50470938712427">
                <text:p>1.5047093871242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70320314653133">
                <text:p>2.7032031465313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.78977627264885">
                <text:p>3.789776272648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.28769705586253">
                <text:p>3.2876970558625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98850967696275">
                <text:p>4.9885096769627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89456755928049">
                <text:p>4.8945675592804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.3950052500867">
                <text:p>5.395005250086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.07761012218384">
                <text:p>6.0776101221838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.07989449480873">
                <text:p>6.0798944948087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.75150612841666">
                <text:p>6.7515061284166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.72439556281092">
                <text:p>6.7243955628109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.78015554577857">
                <text:p>6.7801555457785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.63013171095071">
                <text:p>5.6301317109507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.00274258093647">
                <text:p>7.0027425809364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17183168443787">
                <text:p>7.1718316844378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.10363073760396">
                <text:p>7.1036307376039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.82270822841597">
                <text:p>6.8227082284159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.40565563272194">
                <text:p>7.4056556327219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.86763844216564">
                <text:p>6.8676384421656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.74068520463471">
                <text:p>6.7406852046347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.83217521710979">
                <text:p>6.8321752171097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.8291075749447">
                <text:p>6.829107574944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.61858833261668">
                <text:p>6.6185883326166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.8358008169518">
                <text:p>6.835800816951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.32567408932733">
                <text:p>6.3256740893273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.81068573804334">
                <text:p>5.8106857380433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.75083025033978">
                <text:p>6.7508302503397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.6171109099712">
                <text:p>6.617110909971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.55521808634905">
                <text:p>6.555218086349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.79357875908756">
                <text:p>6.7935787590875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.82836412253641">
                <text:p>6.828364122536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.1220547331559">
                <text:p>6.122054733155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.6657905708639">
                <text:p>6.66579057086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.78870509586861">
                <text:p>6.7887050958686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.80449909721384">
                <text:p>6.8044990972138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.00614635026692">
                <text:p>6.0061463502669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.03510871118304">
                <text:p>6.0351087111830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62520164746065">
                <text:p>4.6252016474606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.30467217384938">
                <text:p>5.3046721738493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.41652281047789">
                <text:p>5.416522810477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.68108647362418">
                <text:p>5.6810864736241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.42061209875948">
                <text:p>5.4206120987594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.85948333658911">
                <text:p>5.8594833365891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.49580903283282">
                <text:p>5.4958090328328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.41515956217505">
                <text:p>5.4151595621750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.41412607594655">
                <text:p>5.4141260759465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59863263765416">
                <text:p>5.5986326376541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.54571106508722">
                <text:p>5.545711065087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01268788873831">
                <text:p>4.0126878887383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.9359438654542">
                <text:p>5.93594386545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.04299418567652">
                <text:p>6.0429941856765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.14206823403822">
                <text:p>6.1420682340382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.14763838623127">
                <text:p>6.1476383862312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.00602169081597">
                <text:p>6.0060216908159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.04426557534252">
                <text:p>6.0442655753425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.31618982227615">
                <text:p>5.3161898222761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.45919659265703">
                <text:p>5.4591965926570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.51665345378518">
                <text:p>5.5166534537851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.26474498482896">
                <text:p>5.2647449848289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79380086627494">
                <text:p>4.7938008662749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13570017498294">
                <text:p>4.1357001749829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.20504522657317">
                <text:p>5.2050452265731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.27742038328607">
                <text:p>5.2774203832860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.44863779362661">
                <text:p>5.4486377936266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.57175917774566">
                <text:p>5.571759177745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.19668857825892">
                <text:p>5.196688578258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.55431514654044">
                <text:p>5.5543151465404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.42945858317585">
                <text:p>5.4294585831758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.34622003396198">
                <text:p>5.3462200339619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.47278083931399">
                <text:p>5.4727808393139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.53908608645689">
                <text:p>5.539086086456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.2502489986795">
                <text:p>5.250248998679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5.47305908679641">
                <text:p>5.4730590867964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.91346629709231">
                <text:p>3.9134662970923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37189744161848">
                <text:p>5.3718974416184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.50082536452844">
                <text:p>5.5008253645284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5.5825641844036">
                <text:p>5.582564184403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.1722043406688">
                <text:p>5.172204340668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.1932487286702">
                <text:p>5.193248728670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72253808833034">
                <text:p>4.7225380883303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.05603618600464">
                <text:p>5.0560361860046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5.14206197135967">
                <text:p>5.1420619713596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.20172851904413">
                <text:p>5.2017285190441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85724264605293">
                <text:p>4.8572426460529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5.01712884957776">
                <text:p>5.0171288495777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11489916909745">
                <text:p>4.1148991690974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24297890014483">
                <text:p>4.2429789001448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.49115016110179">
                <text:p>3.4911501611017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6680295546297">
                <text:p>4.668029554629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74629918043599">
                <text:p>4.7462991804359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5.18393287916888">
                <text:p>5.1839328791688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5.21675247175439">
                <text:p>5.2167524717543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5.06560422597985">
                <text:p>5.0656042259798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5.19075465494137">
                <text:p>5.1907546549413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5.16250496881956">
                <text:p>5.1625049688195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16400567300801">
                <text:p>4.1640056730080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19894230690654">
                <text:p>4.1989423069065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.78285339892138">
                <text:p>3.7828533989213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0678188185856">
                <text:p>4.5067818818585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2272971198366">
                <text:p>4.5227297119836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17730339369889">
                <text:p>4.1773033936988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6506534918563">
                <text:p>4.5650653491856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2616397210977">
                <text:p>4.5261639721097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47432157656251">
                <text:p>4.4743215765625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0046379207258">
                <text:p>4.5004637920725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22173129943166">
                <text:p>4.2217312994316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5260559283377">
                <text:p>4.5526055928337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42305165670792">
                <text:p>4.4230516567079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.89450819716403">
                <text:p>3.8945081971640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3805713762859">
                <text:p>4.5380571376285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77899229666834">
                <text:p>4.7789922966683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23726621623527">
                <text:p>4.2372662162352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61948713871089">
                <text:p>4.6194871387108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70206922548144">
                <text:p>4.702069225481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69472782807183">
                <text:p>4.6947278280718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30887506629161">
                <text:p>4.3088750662916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38274170616445">
                <text:p>4.3827417061644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03598930863602">
                <text:p>4.0359893086360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77513382463853">
                <text:p>4.7751338246385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6960278571151">
                <text:p>4.5696027857115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88442147765691">
                <text:p>4.8844214776569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.10705416092055">
                <text:p>5.1070541609205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85900053788507">
                <text:p>4.8590005378850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.16290418928845">
                <text:p>5.162904189288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5.24713528727485">
                <text:p>5.2471352872748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5.16950734096702">
                <text:p>5.1695073409670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5.18858830604543">
                <text:p>5.1885883060454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5.21934097158787">
                <text:p>5.2193409715878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.19531718964521">
                <text:p>5.1953171896452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.51699145480187">
                <text:p>5.5169914548018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5.48317261733237">
                <text:p>5.4831726173323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5.25298026324712">
                <text:p>5.2529802632471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61122797238697">
                <text:p>4.6112279723869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90475296290472">
                <text:p>4.9047529629047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5.0034295301774">
                <text:p>5.003429530177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.49379458277364">
                <text:p>5.4937945827736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.57337371032098">
                <text:p>5.5733737103209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.50502801390138">
                <text:p>5.5050280139013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56025141186442">
                <text:p>5.560251411864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.57557664124356">
                <text:p>5.5755766412435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.1073392700604">
                <text:p>5.107339270060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.4377377491973">
                <text:p>5.437737749197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.48719919037968">
                <text:p>5.4871991903796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.4435481680318">
                <text:p>5.443548168031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.44987084238386">
                <text:p>5.4498708423838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75618449804894">
                <text:p>4.756184498048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.04781469064246">
                <text:p>5.0478146906424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.49526001326891">
                <text:p>5.4952600132689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5.48236422072985">
                <text:p>5.4823642207298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5.50822616991884">
                <text:p>5.5082261699188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.578949903315">
                <text:p>5.57894990331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.16870714879212">
                <text:p>6.1687071487921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.87638587189051">
                <text:p>5.8763858718905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.1420217865578">
                <text:p>6.142021786557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.194533953184">
                <text:p>6.19453395318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.15846303280557">
                <text:p>6.1584630328055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.03469041345179">
                <text:p>6.0346904134517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.11942158962895">
                <text:p>6.1194215896289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5.28971880028304">
                <text:p>5.2897188002830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.00280948153988">
                <text:p>6.0028094815398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.17941151835741">
                <text:p>6.1794115183574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.16324994833157">
                <text:p>6.1632499483315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.10009362103005">
                <text:p>6.1000936210300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.19406747204554">
                <text:p>6.1940674720455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.20474398774827">
                <text:p>6.2047439877482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.64685452459118">
                <text:p>5.6468545245911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.14773855704125">
                <text:p>6.1477385570412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.10570936900522">
                <text:p>6.105709369005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.06747786239052">
                <text:p>6.067477862390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.14738081475723">
                <text:p>6.1473808147572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5.91486311866792">
                <text:p>5.9148631186679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5.59764511370835">
                <text:p>5.5976451137083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.74493646862466">
                <text:p>6.7449364686246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.84052790009073">
                <text:p>6.8405279000907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.85093061289185">
                <text:p>6.8509306128918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.87086992028566">
                <text:p>6.8708699202856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.87253686662392">
                <text:p>6.8725368666239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.18883278761381">
                <text:p>6.1888327876138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.82292549664897">
                <text:p>6.8229254966489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.81436547065084">
                <text:p>6.8143654706508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.76235809221496">
                <text:p>6.7623580922149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.85533417956356">
                <text:p>6.8553341795635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.89035274212049">
                <text:p>6.8903527421204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.6776264977343">
                <text:p>5.677626497734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.63604364911962">
                <text:p>6.6360436491196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.83078703635244">
                <text:p>6.8307870363524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.82741453830172">
                <text:p>6.8274145383017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.79526924366498">
                <text:p>6.7952692436649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.39938352252686">
                <text:p>7.3993835225268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.07113065523343">
                <text:p>7.0711306552334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.41914391392829">
                <text:p>7.4191439139282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.4189928948746">
                <text:p>7.41899289487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.43739470421555">
                <text:p>7.4373947042155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.29289801122027">
                <text:p>7.2928980112202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.37194100633906">
                <text:p>7.3719410063390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.40811536745499">
                <text:p>7.4081153674549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5.69617599611337">
                <text:p>5.6961759961133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.91256206817079">
                <text:p>6.9125620681707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.91026836990455">
                <text:p>6.9102683699045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.09368433656525">
                <text:p>7.093684336565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.12277929229526">
                <text:p>7.1227792922952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.16991636102932">
                <text:p>7.1699163610293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.8141630203484">
                <text:p>6.814163020348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.82664988498599">
                <text:p>6.8266498849859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.79734723309342">
                <text:p>6.7973472330934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.99984571337747">
                <text:p>6.9998457133774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.87520794165731">
                <text:p>6.8752079416573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.57906872372648">
                <text:p>6.5790687237264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.55689734955622">
                <text:p>6.5568973495562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.78223557754933">
                <text:p>6.782235577549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.97439925459781">
                <text:p>6.9743992545978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.12461009515538">
                <text:p>7.1246100951553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.07101117798665">
                <text:p>7.0710111779866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.65704570819926">
                <text:p>6.6570457081992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.84250905905301">
                <text:p>6.8425090590530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.18706204396929">
                <text:p>7.187062043969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.18108058369929">
                <text:p>7.1810805836992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.91629151315442">
                <text:p>6.9162915131544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.32373880333384">
                <text:p>6.3237388033338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.42195429511597">
                <text:p>6.4219542951159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5.75925312568768">
                <text:p>5.7592531256876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.19029120928691">
                <text:p>6.1902912092869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.36514704142206">
                <text:p>6.3651470414220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.33596680429873">
                <text:p>6.3359668042987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.17897443047968">
                <text:p>6.1789744304796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.31869084864795">
                <text:p>6.3186908486479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.31943105917028">
                <text:p>6.3194310591702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.26805304856551">
                <text:p>6.2680530485655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.25829727408931">
                <text:p>6.2582972740893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.59403561664475">
                <text:p>6.5940356166447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.67189691899456">
                <text:p>6.6718969189945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97413393624766">
                <text:p>4.9741339362476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.03702712492766">
                <text:p>6.0370271249276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.4895931169971">
                <text:p>6.489593116997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.45289104743617">
                <text:p>6.4528910474361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.51663838148944">
                <text:p>5.5166383814894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.61406393250862">
                <text:p>5.6140639325086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.61625389304136">
                <text:p>5.6162538930413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.34003026523453">
                <text:p>5.3400302652345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.83303919835477">
                <text:p>5.8330391983547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.83061745278903">
                <text:p>5.8306174527890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.70912747902512">
                <text:p>5.7091274790251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.09813049022904">
                <text:p>5.0981304902290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29296214155727">
                <text:p>4.2929621415572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.52372873840085">
                <text:p>5.523728738400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.58333451772371">
                <text:p>5.5833345177237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.546281052155">
                <text:p>5.54628105215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.60777867928134">
                <text:p>5.6077786792813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.02464247002841">
                <text:p>6.0246424700284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.69347130105771">
                <text:p>5.6934713010577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.91399177360625">
                <text:p>5.9139917736062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.62871208468509">
                <text:p>5.6287120846850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.7860307035359">
                <text:p>5.786030703535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.57573541111278">
                <text:p>5.5757354111127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.81536599147789">
                <text:p>4.81536599147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